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pitch="variable" style:font-charset="x-symbol"/>
    <style:font-face style:name="DejaVu Sans2" svg:font-family="'DejaVu Sans'" style:font-pitch="variable" style:font-charset="x-symbol"/>
    <style:font-face style:name="OpenSymbol" svg:font-family="OpenSymbol" style:font-pitch="variable" style:font-charset="x-symbol"/>
    <style:font-face style:name="OpenSymbol1" svg:font-family="OpenSymbol" style:font-adornments="Regular" style:font-pitch="variable" style:font-charset="x-symbol"/>
    <style:font-face style:name="Standard Symbols L" svg:font-family="'Standard Symbols L'" style:font-pitch="variable" style:font-charset="x-symbol"/>
    <style:font-face style:name="Standard Symbols L1" svg:font-family="'Standard Symbols L'" style:font-adornments="Regular" style:font-pitch="variable" style:font-charset="x-symbol"/>
    <style:font-face style:name="StarBats" svg:font-family="StarBats" style:font-pitch="variable" style:font-charset="x-symbol"/>
    <style:font-face style:name="StarBats1" svg:font-family="StarBats" style:font-adornments="Regular" style:font-pitch="variable" style:font-charset="x-symbol"/>
    <style:font-face style:name="StarSymbol" svg:font-family="StarSymbol" style:font-pitch="variable" style:font-charset="x-symbol"/>
    <style:font-face style:name="StarSymbol1" svg:font-family="StarSymbol" style:font-adornments="Regular" style:font-pitch="variable" style:font-charset="x-symbol"/>
    <style:font-face style:name="Arial1" svg:font-family="Arial" style:font-family-generic="roman" style:font-pitch="variable" style:font-charset="x-symbol"/>
    <style:font-face style:name="DejaVu Sans1" svg:font-family="'DejaVu Sans'" style:font-family-generic="system" style:font-pitch="variable" style:font-charset="x-symbol"/>
    <style:font-face style:name="CM LaTeX Typewriter1" svg:font-family="'CM LaTeX Typewriter'" style:font-family-generic="modern" style:font-pitch="fixed"/>
    <style:font-face style:name="Arial5" svg:font-family="Arial" style:font-pitch="variable"/>
    <style:font-face style:name="CM Caps and Small Caps" svg:font-family="'CM Caps and Small Caps'" style:font-pitch="variable"/>
    <style:font-face style:name="CM Concrete Caps and Small Caps" svg:font-family="'CM Concrete Caps and Small Caps'" style:font-pitch="variable"/>
    <style:font-face style:name="Arial4" svg:font-family="Arial" style:font-family-generic="modern" style:font-pitch="variable"/>
    <style:font-face style:name="CM LaTeX Typewriter" svg:font-family="'CM LaTeX Typewriter'" style:font-family-generic="modern" style:font-pitch="variable"/>
    <style:font-face style:name="Arial" svg:font-family="Arial" style:font-family-generic="roman" style:font-pitch="variable"/>
    <style:font-face style:name="CM Bright Semibold" svg:font-family="'CM Bright Semibold'" style:font-family-generic="roman" style:font-pitch="variable"/>
    <style:font-face style:name="CM Bright Semibold1" svg:font-family="'CM Bright Semibold'" style:font-adornments="Semibold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cript" style:font-pitch="variable"/>
    <style:font-face style:name="CM Italic" svg:font-family="'CM Italic'" style:font-family-generic="script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fo:min-height="0.514cm"/>
    </style:style>
    <style:style style:name="gr6" style:family="graphic" style:parent-style-name="standard">
      <style:graphic-properties draw:marker-end="Arrowheads_20_1" draw:marker-end-width="0.3cm" draw:textarea-horizontal-align="center" draw:textarea-vertical-align="middle"/>
    </style:style>
    <style:style style:name="gr7" style:family="graphic" style:parent-style-name="standard">
      <style:graphic-properties draw:stroke="none" draw:fill="none" fo:min-height="1.025cm"/>
    </style:style>
    <style:style style:name="gr8" style:family="graphic" style:parent-style-name="standard">
      <style:graphic-properties draw:stroke="none" draw:fill="none" fo:min-height="0.852cm"/>
    </style:style>
    <style:style style:name="gr9" style:family="graphic" style:parent-style-name="standard">
      <style:graphic-properties draw:stroke="none" draw:fill="none" fo:min-height="0.768cm"/>
    </style:style>
    <style:style style:name="gr10" style:family="graphic" style:parent-style-name="standard">
      <style:graphic-properties draw:stroke="none" draw:fill="none" fo:min-height="0.712cm"/>
    </style:style>
    <style:style style:name="gr11" style:family="graphic" style:parent-style-name="standard">
      <style:graphic-properties draw:marker-start="Circle" draw:marker-start-width="0.3cm"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stroke="dash" draw:stroke-dash="Ultrafine_20_Dashed" svg:stroke-color="#000080" draw:fill="none" draw:textarea-horizontal-align="justify" draw:textarea-vertical-align="middle" draw:auto-grow-height="false"/>
    </style:style>
    <style:style style:name="gr13" style:family="graphic" style:parent-style-name="standard">
      <style:graphic-properties draw:stroke="dash" draw:stroke-dash="Ultrafine_20_Dashed" svg:stroke-color="#000080" draw:marker-end="Arrowheads_20_1" draw:marker-end-width="0.3cm" draw:textarea-horizontal-align="center" draw:textarea-vertical-align="middle"/>
    </style:style>
    <style:style style:name="gr14" style:family="graphic" style:parent-style-name="standard">
      <style:graphic-properties draw:stroke="none" draw:fill="none" fo:min-height="1.537cm"/>
    </style:style>
    <style:style style:name="gr15" style:family="graphic" style:parent-style-name="standard">
      <style:graphic-properties draw:stroke="none" draw:fill="none" fo:min-height="0.849cm"/>
    </style:style>
    <style:style style:name="gr16" style:family="graphic" style:parent-style-name="standard">
      <style:graphic-properties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draw:stroke="none" draw:fill="none" fo:min-height="2.809cm"/>
    </style:style>
    <style:style style:name="gr18" style:family="graphic" style:parent-style-name="standard">
      <style:graphic-properties draw:stroke="none" draw:fill="none" fo:min-height="0.645cm"/>
    </style:style>
    <style:style style:name="gr19" style:family="graphic" style:parent-style-name="standard">
      <style:graphic-properties draw:fill="none" draw:textarea-vertical-align="middle" draw:auto-grow-height="false" fo:min-height="0.749cm" fo:min-width="0.499cm"/>
    </style:style>
    <style:style style:name="gr20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1" style:family="graphic" style:parent-style-name="standard">
      <style:graphic-properties svg:stroke-width="0.051cm" draw:marker-start-width="0.276cm" draw:marker-end-width="0.276cm" draw:fill="solid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22" style:family="graphic" style:parent-style-name="standard">
      <style:graphic-properties draw:stroke="none" draw:fill="none" fo:min-height="0.86cm"/>
    </style:style>
    <style:style style:name="gr23" style:family="graphic" style:parent-style-name="standard">
      <style:graphic-properties draw:fill="none" draw:textarea-horizontal-align="justify" draw:textarea-vertical-align="middle" draw:auto-grow-height="false"/>
    </style:style>
    <style:style style:name="gr24" style:family="graphic" style:parent-style-name="standard">
      <style:graphic-properties draw:stroke="none" draw:fill="none" fo:min-height="0.677cm"/>
    </style:style>
    <style:style style:name="gr25" style:family="graphic" style:parent-style-name="standard">
      <style:graphic-properties draw:stroke="none" draw:fill="none" fo:min-height="0.455cm"/>
    </style:style>
    <style:style style:name="gr26" style:family="graphic" style:parent-style-name="standard">
      <style:graphic-properties draw:textarea-horizontal-align="center" draw:textarea-vertical-align="middle"/>
    </style:style>
    <style:style style:name="gr27" style:family="graphic" style:parent-style-name="standard">
      <style:graphic-properties draw:stroke="none" draw:fill="none" fo:min-height="0.822cm"/>
    </style:style>
    <style:style style:name="gr28" style:family="graphic" style:parent-style-name="standard">
      <style:graphic-properties draw:stroke="none" draw:fill="none" fo:min-height="2.986cm"/>
    </style:style>
    <style:style style:name="gr29" style:family="graphic" style:parent-style-name="standard">
      <style:graphic-properties svg:stroke-width="0.051cm" draw:marker-start-width="0.276cm" draw:marker-end-width="0.276cm" draw:fill="solid" draw:fill-color="#e6e6ff" draw:textarea-horizontal-align="justify" draw:textarea-vertical-align="middle" draw:auto-grow-height="false" fo:padding-top="0.15cm" fo:padding-bottom="0.15cm" fo:padding-left="0.275cm" fo:padding-right="0.275cm"/>
    </style:style>
    <style:style style:name="gr30" style:family="graphic" style:parent-style-name="standard">
      <style:graphic-properties draw:stroke="none" draw:fill="none" fo:min-height="1.576cm"/>
    </style:style>
    <style:style style:name="gr31" style:family="graphic" style:parent-style-name="standard">
      <style:graphic-properties draw:stroke="none" draw:fill="none" fo:min-height="0.538cm"/>
    </style:style>
    <style:style style:name="gr32" style:family="graphic" style:parent-style-name="standard">
      <style:graphic-properties svg:stroke-width="0.102cm" svg:stroke-color="#000080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33" style:family="graphic" style:parent-style-name="standard">
      <style:graphic-properties svg:stroke-width="0.102cm" svg:stroke-color="#000080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34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35" style:family="graphic" style:parent-style-name="standard">
      <style:graphic-properties draw:stroke="none" draw:fill="none" fo:min-height="0.598cm"/>
    </style:style>
    <style:style style:name="gr36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37" style:family="graphic" style:parent-style-name="standard">
      <style:graphic-properties draw:stroke="dash" draw:stroke-dash="Ultrafine_20_Dashed" draw:marker-end="Arrowheads_20_3" draw:marker-end-width="0.3cm" draw:textarea-horizontal-align="center" draw:textarea-vertical-align="middle"/>
    </style:style>
    <style:style style:name="gr38" style:family="graphic" style:parent-style-name="standard">
      <style:graphic-properties draw:stroke="dash" draw:stroke-dash="Ultrafine_20_Dashed" draw:fill="none" draw:textarea-horizontal-align="left" draw:textarea-vertical-align="top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style:font-name="CM Bright Semibold" fo:font-size="12pt" style:font-size-asian="12pt" style:font-size-complex="12pt"/>
    </style:style>
    <style:style style:name="P4" style:family="paragraph">
      <style:paragraph-properties fo:margin-left="0cm" fo:margin-right="0cm" fo:text-align="center" fo:text-indent="0cm"/>
      <style:text-properties fo:font-size="20pt" style:font-size-asian="20pt" style:font-size-complex="20pt"/>
    </style:style>
    <style:style style:name="P5" style:family="paragraph"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P6" style:family="paragraph">
      <style:paragraph-properties fo:margin-left="0cm" fo:margin-right="0cm" fo:text-align="center" fo:text-indent="0cm"/>
      <style:text-properties style:font-name="CM Bright Semibold" fo:font-size="12pt" style:font-size-asian="12pt" style:font-size-complex="12pt"/>
    </style:style>
    <style:style style:name="P7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8" style:family="paragraph">
      <style:paragraph-properties fo:margin-left="0cm" fo:margin-right="0cm" fo:text-align="center" fo:text-indent="0cm"/>
      <style:text-properties style:font-name="CM LaTeX Typewriter1" fo:font-size="15pt" style:font-size-asian="15pt" style:font-size-complex="15pt"/>
    </style:style>
    <style:style style:name="P9" style:family="paragraph">
      <style:paragraph-properties fo:text-align="center"/>
      <style:text-properties style:font-name="CM LaTeX Typewriter1" fo:font-size="14pt" style:font-size-asian="14pt" style:font-size-complex="14pt"/>
    </style:style>
    <style:style style:name="P10" style:family="paragraph">
      <style:paragraph-properties fo:text-align="center"/>
      <style:text-properties style:font-name="CM Bright Semibold"/>
    </style:style>
    <style:style style:name="P11" style:family="paragraph">
      <style:paragraph-properties fo:margin-left="0cm" fo:margin-right="0cm" fo:text-align="center" fo:text-indent="0cm"/>
      <style:text-properties style:font-name="CM Bright Semibold"/>
    </style:style>
    <style:style style:name="P12" style:family="paragraph">
      <style:paragraph-properties fo:margin-left="0cm" fo:margin-right="0cm" fo:text-align="center" fo:text-indent="0cm"/>
      <style:text-properties style:font-name="CM LaTeX Typewriter1" fo:font-size="10pt" fo:font-weight="normal" style:font-size-asian="15pt" style:font-size-complex="15pt"/>
    </style:style>
    <style:style style:name="P13" style:family="paragraph">
      <style:paragraph-properties fo:text-align="center"/>
      <style:text-properties style:font-name="CM Bright Semibold" fo:font-size="14pt" style:font-size-asian="14pt" style:font-size-complex="14pt"/>
    </style:style>
    <style:style style:name="P14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15" style:family="paragraph">
      <style:paragraph-properties fo:margin-left="0cm" fo:margin-right="0cm" fo:text-align="center" fo:text-indent="0cm"/>
      <style:text-properties style:font-name="CM Caps and Small Caps" fo:font-size="18pt" style:font-size-asian="18pt" style:font-size-complex="18pt"/>
    </style:style>
    <style:style style:name="P16" style:family="paragraph">
      <style:paragraph-properties fo:margin-left="0cm" fo:margin-right="0cm" fo:text-align="center" fo:text-indent="0cm"/>
      <style:text-properties style:font-name="CM Caps and Small Caps" fo:font-size="10pt" style:font-size-asian="10pt" style:font-size-complex="10pt"/>
    </style:style>
    <style:style style:name="P17" style:family="paragraph">
      <style:paragraph-properties fo:margin-left="0cm" fo:margin-right="0cm" fo:text-align="center" fo:text-indent="0cm"/>
      <style:text-properties style:font-name="CM Concrete Caps and Small Caps"/>
    </style:style>
    <style:style style:name="P18" style:family="paragraph">
      <style:paragraph-properties fo:text-align="center"/>
      <style:text-properties style:font-name="CM Concrete Caps and Small Caps"/>
    </style:style>
    <style:style style:name="P19" style:family="paragraph">
      <style:paragraph-properties fo:margin-left="0cm" fo:margin-right="0cm" fo:text-align="end" fo:text-indent="0cm"/>
    </style:style>
    <style:style style:name="P20" style:family="paragraph">
      <style:paragraph-properties fo:margin-left="0cm" fo:margin-right="0cm" fo:text-align="start" fo:text-indent="0cm"/>
    </style:style>
    <style:style style:name="P21" style:family="paragraph">
      <style:paragraph-properties fo:margin-left="0cm" fo:margin-right="0cm" fo:text-align="center" fo:text-indent="0cm"/>
      <style:text-properties style:font-name="CM LaTeX Typewriter1"/>
    </style:style>
    <style:style style:name="P22" style:family="paragraph">
      <style:paragraph-properties fo:text-align="center"/>
      <style:text-properties style:font-name="CM Bright Semibold" fo:font-size="10pt" style:font-size-asian="10pt" style:font-size-complex="10pt"/>
    </style:style>
    <style:style style:name="P23" style:family="paragraph">
      <style:paragraph-properties fo:margin-left="0cm" fo:margin-right="0cm" fo:text-align="center" fo:text-indent="0cm"/>
      <style:text-properties style:font-name="CM LaTeX Typewriter1" fo:font-size="12pt" style:font-size-asian="12pt" style:font-size-complex="12pt"/>
    </style:style>
    <style:style style:name="P2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25" style:family="paragraph">
      <style:paragraph-properties fo:margin-left="0cm" fo:margin-right="0cm" fo:text-align="center" fo:text-indent="0cm"/>
      <style:text-properties fo:font-size="10.5pt" style:font-size-asian="10.5pt" style:font-size-complex="10.5pt"/>
    </style:style>
    <style:style style:name="T1" style:family="text">
      <style:text-properties style:font-name="CM Bright Semibold" fo:font-size="12pt" style:font-size-asian="12pt" style:font-size-complex="12pt"/>
    </style:style>
    <style:style style:name="T2" style:family="text">
      <style:text-properties style:font-name="OpenSymbol1" fo:font-size="12pt" style:font-name-asian="OpenSymbol1" style:font-size-asian="12pt" style:font-name-complex="OpenSymbol1" style:font-size-complex="12pt"/>
    </style:style>
    <style:style style:name="T3" style:family="text">
      <style:text-properties style:font-name="CM Bright Semibold" fo:font-size="20pt" style:font-size-asian="20pt" style:font-size-complex="20pt"/>
    </style:style>
    <style:style style:name="T4" style:family="text">
      <style:text-properties style:font-name="StarSymbol1" fo:font-size="18pt" style:font-name-asian="StarSymbol1" style:font-size-asian="18pt" style:font-name-complex="StarSymbol1" style:font-size-complex="18pt"/>
    </style:style>
    <style:style style:name="T5" style:family="text">
      <style:text-properties style:font-name="CM Bright Semibold" fo:font-size="18pt" style:font-size-asian="18pt" style:font-size-complex="18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style:font-name="CM Italic" fo:font-size="12pt" style:font-size-asian="12pt" style:font-size-complex="12pt"/>
    </style:style>
    <style:style style:name="T8" style:family="text">
      <style:text-properties style:font-name="CM Bright Semibold1" fo:font-size="12pt" style:font-name-asian="CM Bright Semibold1" style:font-size-asian="12pt" style:font-name-complex="CM Bright Semibold1" style:font-size-complex="12pt"/>
    </style:style>
    <style:style style:name="T9" style:family="text">
      <style:text-properties style:font-name="CM Italic" fo:font-size="12pt" style:font-name-asian="CM Bright Semibold1" style:font-size-asian="12pt" style:font-name-complex="CM Bright Semibold1" style:font-size-complex="12pt"/>
    </style:style>
    <style:style style:name="T10" style:family="text">
      <style:text-properties style:font-name="CM Bright Semibold" fo:font-size="10pt" style:font-size-asian="10pt" style:font-size-complex="10pt"/>
    </style:style>
    <style:style style:name="T11" style:family="text">
      <style:text-properties style:font-name="CM Italic"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font-name="CM LaTeX Typewriter1" fo:font-size="15pt" style:font-size-asian="15pt" style:font-size-complex="15pt"/>
    </style:style>
    <style:style style:name="T13" style:family="text">
      <style:text-properties style:font-name="CM LaTeX Typewriter1" fo:font-size="14pt" style:font-size-asian="14pt" style:font-size-complex="14pt"/>
    </style:style>
    <style:style style:name="T14" style:family="text">
      <style:text-properties style:font-name="CM Bright Semibold"/>
    </style:style>
    <style:style style:name="T15" style:family="text">
      <style:text-properties style:font-name="CM LaTeX Typewriter1" fo:font-size="10pt" fo:font-weight="normal" style:font-size-asian="15pt" style:font-size-complex="15pt"/>
    </style:style>
    <style:style style:name="T16" style:family="text">
      <style:text-properties style:font-name="CM Bright Semibold" fo:font-size="14pt" style:font-size-asian="14pt" style:font-size-complex="14pt"/>
    </style:style>
    <style:style style:name="T17" style:family="text">
      <style:text-properties style:font-name="Standard Symbols L1" fo:font-size="18pt" style:font-name-asian="Standard Symbols L1" style:font-size-asian="18pt" style:font-name-complex="Standard Symbols L1" style:font-size-complex="18pt"/>
    </style:style>
    <style:style style:name="T18" style:family="text">
      <style:text-properties style:font-name="CM Caps and Small Caps" fo:font-size="18pt" style:font-size-asian="18pt" style:font-size-complex="18pt"/>
    </style:style>
    <style:style style:name="T19" style:family="text">
      <style:text-properties style:text-position="super 58%" style:font-name="CM Caps and Small Caps" fo:font-size="18pt" style:font-size-asian="18pt" style:font-size-complex="18pt"/>
    </style:style>
    <style:style style:name="T20" style:family="text">
      <style:text-properties style:font-name="CM Caps and Small Caps" fo:font-size="10pt" style:font-size-asian="10pt" style:font-size-complex="10pt"/>
    </style:style>
    <style:style style:name="T21" style:family="text">
      <style:text-properties style:text-position="super 58%" style:font-name="CM Caps and Small Caps" fo:font-size="10pt" style:font-size-asian="10pt" style:font-size-complex="10pt"/>
    </style:style>
    <style:style style:name="T22" style:family="text">
      <style:text-properties style:font-name="CM Concrete Caps and Small Caps"/>
    </style:style>
    <style:style style:name="T23" style:family="text">
      <style:text-properties style:font-name="CM LaTeX Typewriter1"/>
    </style:style>
    <style:style style:name="T24" style:family="text">
      <style:text-properties style:font-name="CM Bright Semibold1" fo:font-size="12pt" style:font-size-asian="12pt" style:font-size-complex="12pt"/>
    </style:style>
    <style:style style:name="T25" style:family="text">
      <style:text-properties style:font-name="CM Bright Semibold" fo:font-size="12pt" style:font-name-asian="OpenSymbol1" style:font-size-asian="12pt" style:font-name-complex="OpenSymbol1" style:font-size-complex="12pt"/>
    </style:style>
    <style:style style:name="T26" style:family="text">
      <style:text-properties style:font-name="CM Concrete Caps and Small Caps" fo:font-size="10pt" style:font-size-asian="10pt" style:font-size-complex="10pt"/>
    </style:style>
    <style:style style:name="T27" style:family="text">
      <style:text-properties style:font-name="CM LaTeX Typewriter1" fo:font-size="12pt" style:font-size-asian="12pt" style:font-size-complex="12pt"/>
    </style:style>
    <style:style style:name="T28" style:family="text">
      <style:text-properties style:font-name="StarSymbol1" fo:font-size="14pt" style:font-name-asian="StarSymbol1" style:font-size-asian="14pt" style:font-name-complex="StarSymbol1" style:font-size-complex="14pt"/>
    </style:style>
    <style:style style:name="T29" style:family="text">
      <style:text-properties style:font-name="CM Bright Semibold" fo:font-size="10.5pt" style:font-size-asian="10.5pt" style:font-size-complex="10.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3.175cm" svg:height="4.445cm" svg:x="6.305cm" svg:y="2.505cm">
          <text:p/>
          <draw:enhanced-geometry svg:viewBox="0 0 88 21600" draw:glue-points="44 ?f6 44 0 0 10800 44 21600 88 10800" draw:text-areas="0 ?f6 88 ?f3" draw:type="can" draw:modifiers="36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0.635cm" svg:height="0.635cm" svg:x="6.74cm" svg:y="4.3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7.541cm" svg:y="4.37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0.635cm" svg:height="0.635cm" svg:x="8.341cm" svg:y="4.37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6.74cm" svg:y="5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7.541cm" svg:y="5.17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8.341cm" svg:y="5.17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6.74cm" svg:y="5.9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7.541cm" svg:y="5.97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8.341cm" svg:y="5.9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4.445cm" svg:height="4.445cm" svg:x="19.969cm" svg:y="2.4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539cm" svg:height="0.634cm" svg:x="19.97cm" svg:y="2.455cm">
          <text:p text:style-name="P2"><text:span text:style-name="T1">Page He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539cm" svg:height="0.634cm" svg:x="6.622cm" svg:y="3.541cm">
          <text:p text:style-name="P2"><text:span text:style-name="T1">File He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539cm" svg:height="0.634cm" svg:x="20.905cm" svg:y="3.524cm">
          <text:p text:style-name="P2"><text:span text:style-name="T1">Cell #1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539cm" svg:height="0.634cm" svg:x="20.906cm" svg:y="4.324cm">
          <text:p text:style-name="P2"><text:span text:style-name="T1">Cell #2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539cm" svg:height="0.634cm" svg:x="20.906cm" svg:y="5.824cm">
          <text:p text:style-name="P2"><text:span text:style-name="T1">Cell #N</text:span>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.776cm" svg:height="0.776cm" svg:x="21.368cm" svg:y="4.994cm">
          <draw:text-box>
            <text:p text:style-name="P2"><text:span text:style-name="T1">...</text:span></text:p>
          </draw:text-box>
        </draw:frame>
        <draw:connector draw:style-name="gr6" draw:text-style-name="P1" draw:layer="layout" draw:type="line" svg:x1="8.976cm" svg:y1="4.693cm" svg:x2="19.969cm" svg:y2="4.676cm" draw:start-shape="id1" draw:start-glue-point="1" draw:end-shape="id2" draw:end-glue-point="3" svg:d="M8976 4693l10993-17" svg:viewBox="0 0 10994 18">
          <text:p/>
        </draw:connector>
        <draw:frame draw:style-name="gr7" draw:text-style-name="P2" draw:layer="layout" svg:width="3.178cm" svg:height="1.826cm" svg:x="13.122cm" svg:y="3.411cm">
          <draw:text-box>
            <text:p text:style-name="P2"><text:span text:style-name="T1">A </text:span><text:span text:style-name="T2"></text:span><text:span text:style-name="T1">db file </text:span></text:p>
            <text:p text:style-name="P2"><text:span text:style-name="T1">contains pages</text:span></text:p>
          </draw:text-box>
        </draw:frame>
        <draw:frame draw:style-name="gr8" draw:text-style-name="P4" draw:layer="layout" svg:width="3.81cm" svg:height="1.123cm" draw:transform="rotate (1.5707963267949) translate (4.54cm 6.715cm)">
          <draw:text-box>
            <text:p text:style-name="P2"><text:span text:style-name="T3">Physically</text:span></text:p>
          </draw:text-box>
        </draw:frame>
        <draw:frame draw:style-name="gr8" draw:text-style-name="P4" draw:layer="layout" svg:width="3.81cm" svg:height="1.123cm" draw:transform="rotate (1.5707963267949) translate (4.54cm 20.035cm)">
          <draw:text-box>
            <text:p text:style-name="P2"><text:span text:style-name="T3">Logically</text:span></text:p>
          </draw:text-box>
        </draw:frame>
        <draw:frame draw:style-name="gr9" draw:text-style-name="P5" draw:layer="layout" svg:width="2.963cm" svg:height="1.038cm" svg:x="6.427cm" svg:y="1.406cm">
          <draw:text-box>
            <text:p text:style-name="P2"><text:span text:style-name="T4"></text:span><text:span text:style-name="T5">db file</text:span></text:p>
          </draw:text-box>
        </draw:frame>
        <draw:frame draw:style-name="gr10" draw:text-style-name="P5" draw:layer="layout" svg:width="2.963cm" svg:height="0.962cm" svg:x="20.628cm" svg:y="1.38cm">
          <draw:text-box>
            <text:p text:style-name="P2"><text:span text:style-name="T6">Page</text:span></text:p>
          </draw:text-box>
        </draw:frame>
        <draw:custom-shape draw:style-name="gr1" draw:text-style-name="P1" draw:layer="layout" svg:width="3.175cm" svg:height="5.099cm" svg:x="6.306cm" svg:y="15.706cm">
          <text:p/>
          <draw:enhanced-geometry svg:viewBox="0 0 88 21600" draw:glue-points="44 ?f6 44 0 0 10800 44 21600 88 10800" draw:text-areas="0 ?f6 88 ?f3" draw:type="can" draw:modifiers="2871.5294117647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9" draw:text-style-name="P5" draw:layer="layout" svg:width="2.963cm" svg:height="1.038cm" svg:x="6.428cm" svg:y="14.606cm">
          <draw:text-box>
            <text:p text:style-name="P2"><text:span text:style-name="T4"></text:span><text:span text:style-name="T5">db file</text:span></text:p>
          </draw:text-box>
        </draw:frame>
        <draw:custom-shape draw:style-name="gr4" draw:text-style-name="P3" draw:layer="layout" svg:width="2.539cm" svg:height="0.634cm" svg:x="6.623cm" svg:y="16.741cm">
          <text:p text:style-name="P2"><text:span text:style-name="T1">File He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539cm" svg:height="0.634cm" svg:x="6.624cm" svg:y="17.536cm">
          <text:p text:style-name="P2"><text:span text:style-name="T1">B-Tree #1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539cm" svg:height="0.634cm" svg:x="6.625cm" svg:y="18.371cm">
          <text:p text:style-name="P2"><text:span text:style-name="T1">B-Tree #2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539cm" svg:height="0.634cm" svg:x="6.626cm" svg:y="19.671cm">
          <text:p text:style-name="P2"><text:span text:style-name="T1">B-Tree #N</text:span>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.776cm" svg:height="0.776cm" svg:x="7.044cm" svg:y="18.9cm">
          <draw:text-box>
            <text:p text:style-name="P2"><text:span text:style-name="T1">...</text:span></text:p>
          </draw:text-box>
        </draw:frame>
        <draw:frame draw:style-name="gr10" draw:text-style-name="P5" draw:layer="layout" svg:width="2.963cm" svg:height="0.962cm" svg:x="29.455cm" svg:y="1.406cm">
          <draw:text-box>
            <text:p text:style-name="P2"><text:span text:style-name="T6">Cell</text:span></text:p>
          </draw:text-box>
        </draw:frame>
        <draw:g>
          <draw:custom-shape draw:style-name="gr4" draw:text-style-name="P3" draw:layer="layout" svg:width="2.039cm" svg:height="0.634cm" svg:x="21.206cm" svg:y="11.135cm">
            <text:p text:style-name="P2"><text:span text:style-name="T1">42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561cm" svg:height="0.634cm" svg:x="22.684cm" svg:y="11.1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61cm" svg:height="0.634cm" svg:x="21.206cm" svg:y="11.1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3" draw:layer="layout" svg:width="2.039cm" svg:height="0.634cm" svg:x="17.53cm" svg:y="13.039cm">
            <text:p text:style-name="P2"><text:span text:style-name="T1">10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561cm" svg:height="0.634cm" svg:x="19.008cm" svg:y="13.0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61cm" svg:height="0.634cm" svg:x="17.53cm" svg:y="13.03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3" draw:layer="layout" svg:width="2.039cm" svg:height="0.634cm" svg:x="19.008cm" svg:y="13.039cm">
            <text:p text:style-name="P2"><text:span text:style-name="T1">30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561cm" svg:height="0.634cm" svg:x="20.486cm" svg:y="13.0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61cm" svg:height="0.634cm" svg:x="19.008cm" svg:y="13.03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3" draw:layer="layout" svg:width="2.039cm" svg:height="0.634cm" svg:x="23.881cm" svg:y="13.039cm">
            <text:p text:style-name="P2"><text:span text:style-name="T1">85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561cm" svg:height="0.634cm" svg:x="25.359cm" svg:y="13.0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61cm" svg:height="0.634cm" svg:x="23.881cm" svg:y="13.039cm">
            <text:p/>
            <draw:enhanced-geometry svg:viewBox="0 0 21600 21600" draw:type="rectangle" draw:enhanced-path="M 0 0 L 21600 0 21600 21600 0 21600 0 0 Z N"/>
          </draw:custom-shape>
        </draw:g>
        <draw:line draw:style-name="gr11" draw:text-style-name="P1" draw:layer="layout" svg:x1="21.599cm" svg:y1="11.434cm" svg:x2="19.334cm" svg:y2="13.039cm">
          <text:p/>
        </draw:line>
        <draw:line draw:style-name="gr11" draw:text-style-name="P1" draw:layer="layout" svg:x1="22.911cm" svg:y1="11.409cm" svg:x2="24.942cm" svg:y2="13.039cm">
          <text:p/>
        </draw:line>
        <draw:custom-shape draw:style-name="gr4" draw:text-style-name="P6" draw:layer="layout" svg:width="7.3cm" svg:height="0.634cm" svg:x="22.38cm" svg:y="14.97cm">
          <text:p text:style-name="P2"><text:span text:style-name="T1">67: (23500, Databases, NULL, </text:span><text:span text:style-name="T7">42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xml:id="id3" draw:id="id3" draw:layer="layout" svg:width="3.175cm" svg:height="1.451cm" svg:x="20.605cm" svg:y="10.68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13" draw:text-style-name="P1" draw:layer="layout" draw:type="line" svg:x1="22.193cm" svg:y1="10.688cm" svg:x2="22.191cm" svg:y2="6.899cm" draw:start-shape="id3" draw:start-glue-point="4" draw:end-shape="id2" draw:end-glue-point="2" svg:d="M22193 10688l-2-3789" svg:viewBox="0 0 3 3790">
          <text:p/>
        </draw:connector>
        <draw:custom-shape draw:style-name="gr4" draw:text-style-name="P3" draw:layer="layout" svg:width="3.539cm" svg:height="1.27cm" svg:x="18.456cm" svg:y="14.97cm">
          <text:p text:style-name="P2"><text:span text:style-name="T1">31: (...), 37: (...), </text:span></text:p>
          <text:p text:style-name="P2"><text:span text:style-name="T1">38: (...), 42: (...)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15cm" svg:height="0.634cm" svg:x="16.66cm" svg:y="14.97cm">
          <text:p text:style-name="P2"><text:span text:style-name="T1">25: (...)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465cm" svg:height="1.27cm" svg:x="13.105cm" svg:y="14.97cm">
          <text:p text:style-name="P2"><text:span text:style-name="T1">3: (...), 7: (...), </text:span></text:p>
          <text:p text:style-name="P2"><text:span text:style-name="T1">8: (...), 9: (...)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448cm" svg:height="1.27cm" svg:x="30.042cm" svg:y="14.983cm">
          <text:p text:style-name="P2"><text:span text:style-name="T1">86: (...), 89: (...),</text:span></text:p>
          <text:p text:style-name="P2"><text:span text:style-name="T1">91: (...), 101: (...)</text:span>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7.78cm" svg:y1="13.388cm" svg:x2="14.301cm" svg:y2="14.97cm">
          <text:p/>
        </draw:line>
        <draw:frame draw:style-name="gr7" draw:text-style-name="P2" draw:layer="layout" svg:width="4.445cm" svg:height="1.301cm" svg:x="21.81cm" svg:y="8.056cm">
          <draw:text-box>
            <text:p text:style-name="P2"><text:span text:style-name="T1">A B-Tree node</text:span></text:p>
            <text:p text:style-name="P2"><text:span text:style-name="T1">is stored in a page</text:span></text:p>
          </draw:text-box>
        </draw:frame>
        <draw:line draw:style-name="gr11" draw:text-style-name="P1" draw:layer="layout" svg:x1="19.315cm" svg:y1="13.266cm" svg:x2="17.535cm" svg:y2="14.97cm">
          <text:p/>
        </draw:line>
        <draw:line draw:style-name="gr11" draw:text-style-name="P1" draw:layer="layout" svg:x1="20.717cm" svg:y1="13.308cm" svg:x2="21.246cm" svg:y2="14.816cm">
          <text:p/>
        </draw:line>
        <draw:line draw:style-name="gr11" draw:text-style-name="P1" draw:layer="layout" svg:x1="24.289cm" svg:y1="13.176cm" svg:x2="23.495cm" svg:y2="14.97cm">
          <text:p/>
        </draw:line>
        <draw:line draw:style-name="gr11" draw:text-style-name="P1" draw:layer="layout" svg:x1="25.639cm" svg:y1="13.266cm" svg:x2="30.216cm" svg:y2="14.983cm">
          <text:p/>
        </draw:line>
        <draw:line draw:style-name="gr6" draw:text-style-name="P1" draw:layer="layout" svg:x1="9.89cm" svg:y1="16.875cm" svg:x2="12.356cm" svg:y2="15.611cm">
          <text:p/>
        </draw:line>
        <draw:frame draw:style-name="gr14" draw:text-style-name="P2" draw:layer="layout" svg:width="3.178cm" svg:height="1.826cm" svg:x="9.49cm" svg:y="13.548cm">
          <draw:text-box>
            <text:p text:style-name="P2"><text:span text:style-name="T1">A </text:span><text:span text:style-name="T2"></text:span><text:span text:style-name="T1">db file </text:span></text:p>
            <text:p text:style-name="P2"><text:span text:style-name="T1">contains table B-Trees...</text:span></text:p>
          </draw:text-box>
        </draw:frame>
        <draw:frame draw:style-name="gr7" draw:text-style-name="P2" draw:layer="layout" svg:width="3.178cm" svg:height="1.301cm" svg:x="9.455cm" svg:y="19.415cm">
          <draw:text-box>
            <text:p text:style-name="P2"><text:span text:style-name="T1">...and index B-Trees.</text:span></text:p>
          </draw:text-box>
        </draw:frame>
        <draw:g>
          <draw:custom-shape draw:style-name="gr4" draw:text-style-name="P3" draw:layer="layout" svg:width="2.754cm" svg:height="0.634cm" svg:x="20.106cm" svg:y="17.436cm">
            <text:p text:style-name="P2"><text:span text:style-name="T1">10</text:span><text:span text:style-name="T8">→</text:span><text:span text:style-name="T1">25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561cm" svg:height="0.634cm" svg:x="22.299cm" svg:y="17.4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61cm" svg:height="0.634cm" svg:x="20.106cm" svg:y="17.436cm">
            <text:p/>
            <draw:enhanced-geometry svg:viewBox="0 0 21600 21600" draw:type="rectangle" draw:enhanced-path="M 0 0 L 21600 0 21600 21600 0 21600 0 0 Z N"/>
          </draw:custom-shape>
        </draw:g>
        <draw:custom-shape draw:style-name="gr4" draw:text-style-name="P3" draw:layer="layout" svg:width="1.715cm" svg:height="0.634cm" svg:x="18.76cm" svg:y="21.271cm">
          <text:p text:style-name="P2"><text:span text:style-name="T9">9</text:span><text:span text:style-name="T8">→38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83cm" svg:height="0.634cm" svg:x="15.64cm" svg:y="21.271cm">
          <text:p text:style-name="P2"><text:span text:style-name="T9">1</text:span><text:span text:style-name="T8">→9, </text:span><text:span text:style-name="T9">3</text:span><text:span text:style-name="T8">→91</text:span></text:p>
          <draw:enhanced-geometry svg:viewBox="0 0 21600 21600" draw:type="rectangle" draw:enhanced-path="M 0 0 L 21600 0 21600 21600 0 21600 0 0 Z N"/>
        </draw:custom-shape>
        <draw:g>
          <draw:custom-shape draw:style-name="gr4" draw:text-style-name="P3" draw:layer="layout" svg:width="2.754cm" svg:height="0.634cm" svg:x="21.351cm" svg:y="19.315cm">
            <text:p text:style-name="P2"><text:span text:style-name="T9">33</text:span><text:span text:style-name="T8">→31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561cm" svg:height="0.634cm" svg:x="23.544cm" svg:y="19.3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61cm" svg:height="0.634cm" svg:x="21.351cm" svg:y="19.315cm">
            <text:p/>
            <draw:enhanced-geometry svg:viewBox="0 0 21600 21600" draw:type="rectangle" draw:enhanced-path="M 0 0 L 21600 0 21600 21600 0 21600 0 0 Z N"/>
          </draw:custom-shape>
        </draw:g>
        <draw:custom-shape draw:style-name="gr12" draw:text-style-name="P1" xml:id="id7" draw:id="id7" draw:layer="layout" svg:width="0.635cm" svg:height="0.58cm" svg:x="28.602cm" svg:y="14.98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2" draw:text-style-name="P1" xml:id="id5" draw:id="id5" draw:layer="layout" svg:width="0.707cm" svg:height="0.58cm" svg:x="22.733cm" svg:y="15.007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13" draw:text-style-name="P1" draw:layer="layout" draw:type="line" svg:x1="25.391cm" svg:y1="19.324cm" svg:x2="23.087cm" svg:y2="15.587cm" draw:start-shape="id4" draw:start-glue-point="4" draw:end-shape="id5" draw:end-glue-point="8" svg:d="M25391 19324l-2304-3737" svg:viewBox="0 0 2305 3738">
          <text:p/>
        </draw:connector>
        <draw:connector draw:style-name="gr13" draw:text-style-name="P1" draw:layer="layout" draw:type="line" svg:x1="24.354cm" svg:y1="19.324cm" svg:x2="28.92cm" svg:y2="15.568cm" draw:start-shape="id6" draw:start-glue-point="4" draw:end-shape="id7" draw:end-glue-point="8" svg:d="M24354 19324l4566-3756" svg:viewBox="0 0 4567 3757">
          <text:p/>
        </draw:connector>
        <draw:frame draw:style-name="gr15" draw:text-style-name="P7" draw:layer="layout" svg:width="3.81cm" svg:height="1.123cm" svg:x="23.56cm" svg:y="16.14cm">
          <draw:text-box>
            <text:p text:style-name="P2"><text:span text:style-name="T10">An index maps a key to a primary key</text:span></text:p>
          </draw:text-box>
        </draw:frame>
        <draw:g>
          <draw:custom-shape draw:style-name="gr4" draw:text-style-name="P3" draw:layer="layout" svg:width="2.754cm" svg:height="0.634cm" svg:x="23.543cm" svg:y="19.315cm">
            <text:p text:style-name="P2"><text:span text:style-name="T9">42</text:span><text:span text:style-name="T8">→67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561cm" svg:height="0.634cm" svg:x="25.736cm" svg:y="19.3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61cm" svg:height="0.634cm" svg:x="23.543cm" svg:y="19.3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3" draw:layer="layout" svg:width="2.754cm" svg:height="0.634cm" svg:x="20.106cm" svg:y="17.436cm">
            <text:p text:style-name="P2"><text:span text:style-name="T11">10</text:span><text:span text:style-name="T8">→42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561cm" svg:height="0.634cm" svg:x="22.299cm" svg:y="17.4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61cm" svg:height="0.634cm" svg:x="20.106cm" svg:y="17.43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3" draw:layer="layout" svg:width="2.754cm" svg:height="0.634cm" svg:x="16.89cm" svg:y="19.34cm">
            <text:p text:style-name="P2"><text:span text:style-name="T9">4</text:span><text:span text:style-name="T8">→86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561cm" svg:height="0.634cm" svg:x="19.083cm" svg:y="19.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61cm" svg:height="0.634cm" svg:x="16.89cm" svg:y="19.34cm">
            <text:p/>
            <draw:enhanced-geometry svg:viewBox="0 0 21600 21600" draw:type="rectangle" draw:enhanced-path="M 0 0 L 21600 0 21600 21600 0 21600 0 0 Z N"/>
          </draw:custom-shape>
        </draw:g>
        <draw:line draw:style-name="gr11" draw:text-style-name="P1" draw:layer="layout" svg:x1="17.19cm" svg:y1="19.566cm" svg:x2="16.844cm" svg:y2="21.149cm">
          <text:p/>
        </draw:line>
        <draw:line draw:style-name="gr11" draw:text-style-name="P1" draw:layer="layout" svg:x1="19.279cm" svg:y1="19.567cm" svg:x2="19.755cm" svg:y2="21.271cm">
          <text:p/>
        </draw:line>
        <draw:line draw:style-name="gr11" draw:text-style-name="P1" draw:layer="layout" svg:x1="20.431cm" svg:y1="17.692cm" svg:x2="18.208cm" svg:y2="19.34cm">
          <text:p/>
        </draw:line>
        <draw:custom-shape draw:style-name="gr4" draw:text-style-name="P3" draw:layer="layout" svg:width="2.83cm" svg:height="0.634cm" svg:x="20.74cm" svg:y="21.271cm">
          <text:p text:style-name="P2"><text:span text:style-name="T9">11</text:span><text:span text:style-name="T8">→8, </text:span><text:span text:style-name="T9">30</text:span><text:span text:style-name="T8">→7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4cm" svg:height="0.634cm" svg:x="23.64cm" svg:y="21.271cm">
          <text:p text:style-name="P2"><text:span text:style-name="T9">38</text:span><text:span text:style-name="T8">→101, </text:span><text:span text:style-name="T9">41</text:span><text:span text:style-name="T8">→3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215cm" svg:height="0.634cm" svg:x="27.14cm" svg:y="21.271cm">
          <text:p text:style-name="P2"><text:span text:style-name="T9">46</text:span><text:span text:style-name="T8">→89, </text:span><text:span text:style-name="T9">51</text:span><text:span text:style-name="T8">→37, </text:span><text:span text:style-name="T9">91</text:span><text:span text:style-name="T8">→25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xml:id="id6" draw:id="id6" draw:layer="layout" svg:width="0.635cm" svg:height="0.58cm" svg:x="24.036cm" svg:y="19.32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2" draw:text-style-name="P1" xml:id="id4" draw:id="id4" draw:layer="layout" svg:width="0.707cm" svg:height="0.58cm" svg:x="25.037cm" svg:y="19.32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1" draw:text-style-name="P1" draw:layer="layout" svg:x1="22.548cm" svg:y1="17.71cm" svg:x2="23.765cm" svg:y2="19.315cm">
          <text:p/>
        </draw:line>
        <draw:line draw:style-name="gr11" draw:text-style-name="P1" draw:layer="layout" svg:x1="21.69cm" svg:y1="19.567cm" svg:x2="21.344cm" svg:y2="21.15cm">
          <text:p/>
        </draw:line>
        <draw:line draw:style-name="gr11" draw:text-style-name="P1" draw:layer="layout" svg:x1="23.79cm" svg:y1="19.567cm" svg:x2="24.982cm" svg:y2="21.271cm">
          <text:p/>
        </draw:line>
        <draw:line draw:style-name="gr11" draw:text-style-name="P1" draw:layer="layout" svg:x1="25.99cm" svg:y1="19.567cm" svg:x2="28.298cm" svg:y2="21.271cm">
          <text:p/>
        </draw:line>
        <draw:line draw:style-name="gr6" draw:text-style-name="P1" draw:layer="layout" svg:x1="9.959cm" svg:y1="17.791cm" svg:x2="12.287cm" svg:y2="19.295cm">
          <text:p/>
        </draw:line>
        <draw:g xml:id="id10" draw:id="id10">
          <draw:custom-shape draw:style-name="gr4" draw:text-style-name="P3" xml:id="id8" draw:id="id8" draw:layer="layout" svg:width="2.539cm" svg:height="0.634cm" svg:x="28.375cm" svg:y="4.367cm">
            <text:p text:style-name="P2"><text:span text:style-name="T1">Cell Header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2.539cm" svg:height="0.634cm" svg:x="30.914cm" svg:y="4.367cm">
            <text:p text:style-name="P2"><text:span text:style-name="T1">Cell Data</text:span></text:p>
            <draw:enhanced-geometry svg:viewBox="0 0 21600 21600" draw:type="rectangle" draw:enhanced-path="M 0 0 L 21600 0 21600 21600 0 21600 0 0 Z N"/>
          </draw:custom-shape>
        </draw:g>
        <draw:connector draw:style-name="gr16" draw:text-style-name="P1" draw:layer="layout" draw:type="line" svg:x1="24.414cm" svg:y1="4.676cm" svg:x2="28.375cm" svg:y2="4.684cm" draw:start-shape="id2" draw:start-glue-point="1" draw:end-shape="id8" draw:end-glue-point="3" svg:d="M24414 4676l3961 8" svg:viewBox="0 0 3962 9">
          <text:p/>
        </draw:connector>
        <draw:frame draw:style-name="gr7" draw:text-style-name="P2" draw:layer="layout" svg:width="3.178cm" svg:height="1.301cm" svg:x="24.63cm" svg:y="3.435cm">
          <draw:text-box>
            <text:p text:style-name="P2"><text:span text:style-name="T1">A page contains cells</text:span></text:p>
          </draw:text-box>
        </draw:frame>
        <draw:custom-shape draw:style-name="gr12" draw:text-style-name="P1" xml:id="id9" draw:id="id9" draw:layer="layout" svg:width="1.831cm" svg:height="1.003cm" svg:x="29.99cm" svg:y="14.80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13" draw:text-style-name="P1" draw:layer="layout" draw:type="line" svg:x1="30.906cm" svg:y1="14.802cm" svg:x2="30.914cm" svg:y2="5.001cm" draw:start-shape="id9" draw:start-glue-point="4" draw:end-shape="id10" draw:end-glue-point="2" svg:d="M30906 14802l8-9801" svg:viewBox="0 0 9 9802">
          <text:p/>
        </draw:connector>
        <draw:frame draw:style-name="gr17" draw:text-style-name="P2" draw:layer="layout" svg:width="6.815cm" svg:height="3.134cm" svg:x="31.015cm" svg:y="8.615cm">
          <draw:text-box>
            <text:p text:style-name="P2"><text:span text:style-name="T1">An entry in a B-Tree node is stored in a cell.</text:span></text:p>
            <text:p text:style-name="P2"><text:span text:style-name="T1"/></text:p>
            <text:p text:style-name="P2"><text:span text:style-name="T10">The contents of the cell header and the cell data will depend on the type of entry (internal vs. leaf, table vs. index)</text:span></text:p>
          </draw:text-box>
        </draw:frame>
      </draw:page>
      <draw:page draw:name="page2" draw:style-name="dp1" draw:master-page-name="Default">
        <office:forms form:automatic-focus="false" form:apply-design-mode="false"/>
        <draw:frame draw:style-name="gr18" draw:text-style-name="P8" draw:layer="layout" svg:width="1.632cm" svg:height="0.895cm" svg:x="5.411cm" svg:y="5.415cm">
          <draw:text-box>
            <text:p text:style-name="P2"><text:span text:style-name="T12">00</text:span></text:p>
          </draw:text-box>
        </draw:frame>
        <draw:custom-shape draw:style-name="gr19" draw:text-style-name="P1" draw:layer="layout" svg:width="0.305cm" svg:height="1.905cm" draw:transform="rotate (1.5707963267949) translate (5.238cm 5.7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20" draw:text-style-name="P9" draw:layer="layout" svg:width="1.905cm" svg:height="1.27cm" svg:x="5.245cm" svg:y="4.145cm">
          <text:p text:style-name="P2"><text:span text:style-name="T13">'S'</text:span></text:p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1.632cm" svg:height="0.895cm" svg:x="7.317cm" svg:y="5.416cm">
          <draw:text-box>
            <text:p text:style-name="P2"><text:span text:style-name="T12">01</text:span></text:p>
          </draw:text-box>
        </draw:frame>
        <draw:custom-shape draw:style-name="gr19" draw:text-style-name="P1" draw:layer="layout" svg:width="0.305cm" svg:height="1.905cm" draw:transform="rotate (1.5707963267949) translate (7.144cm 5.721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20" draw:text-style-name="P9" draw:layer="layout" svg:width="1.905cm" svg:height="1.27cm" svg:x="7.151cm" svg:y="4.146cm">
          <text:p text:style-name="P2"><text:span text:style-name="T13">'Q'</text:span></text:p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1.632cm" svg:height="0.895cm" svg:x="9.222cm" svg:y="5.416cm">
          <draw:text-box>
            <text:p text:style-name="P2"><text:span text:style-name="T12">02</text:span></text:p>
          </draw:text-box>
        </draw:frame>
        <draw:custom-shape draw:style-name="gr19" draw:text-style-name="P1" draw:layer="layout" svg:width="0.305cm" svg:height="1.905cm" draw:transform="rotate (1.5707963267949) translate (9.049cm 5.721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20" draw:text-style-name="P9" draw:layer="layout" svg:width="1.905cm" svg:height="1.27cm" svg:x="9.056cm" svg:y="4.146cm">
          <text:p text:style-name="P2"><text:span text:style-name="T13">'L'</text:span></text:p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1.632cm" svg:height="0.895cm" svg:x="11.127cm" svg:y="5.416cm">
          <draw:text-box>
            <text:p text:style-name="P2"><text:span text:style-name="T12">03</text:span></text:p>
          </draw:text-box>
        </draw:frame>
        <draw:custom-shape draw:style-name="gr19" draw:text-style-name="P1" draw:layer="layout" svg:width="0.305cm" svg:height="1.905cm" draw:transform="rotate (1.5707963267949) translate (10.954cm 5.721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20" draw:text-style-name="P9" draw:layer="layout" svg:width="1.905cm" svg:height="1.27cm" svg:x="10.961cm" svg:y="4.146cm">
          <text:p text:style-name="P2"><text:span text:style-name="T13">'i'</text:span></text:p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1.632cm" svg:height="0.895cm" svg:x="13.032cm" svg:y="5.416cm">
          <draw:text-box>
            <text:p text:style-name="P2"><text:span text:style-name="T12">04</text:span></text:p>
          </draw:text-box>
        </draw:frame>
        <draw:custom-shape draw:style-name="gr19" draw:text-style-name="P1" draw:layer="layout" svg:width="0.305cm" svg:height="1.905cm" draw:transform="rotate (1.5707963267949) translate (12.859cm 5.721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20" draw:text-style-name="P9" draw:layer="layout" svg:width="1.905cm" svg:height="1.27cm" svg:x="12.866cm" svg:y="4.146cm">
          <text:p text:style-name="P2"><text:span text:style-name="T13">'t'</text:span></text:p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1.632cm" svg:height="0.895cm" svg:x="14.937cm" svg:y="5.416cm">
          <draw:text-box>
            <text:p text:style-name="P2"><text:span text:style-name="T12">05</text:span></text:p>
          </draw:text-box>
        </draw:frame>
        <draw:custom-shape draw:style-name="gr19" draw:text-style-name="P1" draw:layer="layout" svg:width="0.305cm" svg:height="1.905cm" draw:transform="rotate (1.5707963267949) translate (14.764cm 5.721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20" draw:text-style-name="P9" draw:layer="layout" svg:width="1.905cm" svg:height="1.27cm" svg:x="14.771cm" svg:y="4.146cm">
          <text:p text:style-name="P2"><text:span text:style-name="T13">'e'</text:span></text:p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1.632cm" svg:height="0.895cm" svg:x="16.843cm" svg:y="5.417cm">
          <draw:text-box>
            <text:p text:style-name="P2"><text:span text:style-name="T12">06</text:span></text:p>
          </draw:text-box>
        </draw:frame>
        <draw:custom-shape draw:style-name="gr19" draw:text-style-name="P1" draw:layer="layout" svg:width="0.305cm" svg:height="1.905cm" draw:transform="rotate (1.5707963267949) translate (16.67cm 5.7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20" draw:text-style-name="P9" draw:layer="layout" svg:width="1.905cm" svg:height="1.27cm" svg:x="16.677cm" svg:y="4.147cm">
          <text:p text:style-name="P2"><text:span text:style-name="T13">' '</text:span></text:p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1.632cm" svg:height="0.895cm" svg:x="18.748cm" svg:y="5.417cm">
          <draw:text-box>
            <text:p text:style-name="P2"><text:span text:style-name="T12">07</text:span></text:p>
          </draw:text-box>
        </draw:frame>
        <draw:custom-shape draw:style-name="gr19" draw:text-style-name="P1" draw:layer="layout" svg:width="0.305cm" svg:height="1.905cm" draw:transform="rotate (1.5707963267949) translate (18.575cm 5.7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20" draw:text-style-name="P9" draw:layer="layout" svg:width="1.905cm" svg:height="1.27cm" svg:x="18.582cm" svg:y="4.147cm">
          <text:p text:style-name="P2"><text:span text:style-name="T13">'f'</text:span></text:p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1.632cm" svg:height="0.895cm" svg:x="21.253cm" svg:y="5.417cm">
          <draw:text-box>
            <text:p text:style-name="P2"><text:span text:style-name="T12">08</text:span></text:p>
          </draw:text-box>
        </draw:frame>
        <draw:custom-shape draw:style-name="gr19" draw:text-style-name="P1" draw:layer="layout" svg:width="0.305cm" svg:height="1.905cm" draw:transform="rotate (1.5707963267949) translate (21.08cm 5.7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20" draw:text-style-name="P9" draw:layer="layout" svg:width="1.905cm" svg:height="1.27cm" svg:x="21.087cm" svg:y="4.147cm">
          <text:p text:style-name="P2"><text:span text:style-name="T13">'o'</text:span></text:p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1.632cm" svg:height="0.895cm" svg:x="23.158cm" svg:y="5.417cm">
          <draw:text-box>
            <text:p text:style-name="P2"><text:span text:style-name="T12">09</text:span></text:p>
          </draw:text-box>
        </draw:frame>
        <draw:custom-shape draw:style-name="gr19" draw:text-style-name="P1" draw:layer="layout" svg:width="0.305cm" svg:height="1.905cm" draw:transform="rotate (1.5707963267949) translate (22.985cm 5.7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20" draw:text-style-name="P9" draw:layer="layout" svg:width="1.905cm" svg:height="1.27cm" svg:x="22.992cm" svg:y="4.147cm">
          <text:p text:style-name="P2"><text:span text:style-name="T13">'r'</text:span></text:p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1.632cm" svg:height="0.895cm" svg:x="25.063cm" svg:y="5.417cm">
          <draw:text-box>
            <text:p text:style-name="P2"><text:span text:style-name="T12">0A</text:span></text:p>
          </draw:text-box>
        </draw:frame>
        <draw:custom-shape draw:style-name="gr19" draw:text-style-name="P1" draw:layer="layout" svg:width="0.305cm" svg:height="1.905cm" draw:transform="rotate (1.5707963267949) translate (24.89cm 5.7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20" draw:text-style-name="P9" draw:layer="layout" svg:width="1.905cm" svg:height="1.27cm" svg:x="24.897cm" svg:y="4.147cm">
          <text:p text:style-name="P2"><text:span text:style-name="T13">'m'</text:span></text:p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1.632cm" svg:height="0.895cm" svg:x="26.968cm" svg:y="5.417cm">
          <draw:text-box>
            <text:p text:style-name="P2"><text:span text:style-name="T12">0B</text:span></text:p>
          </draw:text-box>
        </draw:frame>
        <draw:custom-shape draw:style-name="gr19" draw:text-style-name="P1" draw:layer="layout" svg:width="0.305cm" svg:height="1.905cm" draw:transform="rotate (1.5707963267949) translate (26.795cm 5.7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20" draw:text-style-name="P9" draw:layer="layout" svg:width="1.905cm" svg:height="1.27cm" svg:x="26.802cm" svg:y="4.147cm">
          <text:p text:style-name="P2"><text:span text:style-name="T13">'a'</text:span></text:p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1.632cm" svg:height="0.895cm" svg:x="28.873cm" svg:y="5.417cm">
          <draw:text-box>
            <text:p text:style-name="P2"><text:span text:style-name="T12">0C</text:span></text:p>
          </draw:text-box>
        </draw:frame>
        <draw:custom-shape draw:style-name="gr19" draw:text-style-name="P1" draw:layer="layout" svg:width="0.305cm" svg:height="1.905cm" draw:transform="rotate (1.5707963267949) translate (28.7cm 5.7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20" draw:text-style-name="P9" draw:layer="layout" svg:width="1.905cm" svg:height="1.27cm" svg:x="28.707cm" svg:y="4.147cm">
          <text:p text:style-name="P2"><text:span text:style-name="T13">'t'</text:span></text:p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1.632cm" svg:height="0.895cm" svg:x="30.778cm" svg:y="5.417cm">
          <draw:text-box>
            <text:p text:style-name="P2"><text:span text:style-name="T12">0D</text:span></text:p>
          </draw:text-box>
        </draw:frame>
        <draw:custom-shape draw:style-name="gr19" draw:text-style-name="P1" draw:layer="layout" svg:width="0.305cm" svg:height="1.905cm" draw:transform="rotate (1.5707963267949) translate (30.605cm 5.7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20" draw:text-style-name="P9" draw:layer="layout" svg:width="1.905cm" svg:height="1.27cm" svg:x="30.612cm" svg:y="4.147cm">
          <text:p text:style-name="P2"><text:span text:style-name="T13">' '</text:span></text:p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1.632cm" svg:height="0.895cm" svg:x="32.683cm" svg:y="5.417cm">
          <draw:text-box>
            <text:p text:style-name="P2"><text:span text:style-name="T12">0E</text:span></text:p>
          </draw:text-box>
        </draw:frame>
        <draw:custom-shape draw:style-name="gr19" draw:text-style-name="P1" draw:layer="layout" svg:width="0.305cm" svg:height="1.905cm" draw:transform="rotate (1.5707963267949) translate (32.51cm 5.7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20" draw:text-style-name="P9" draw:layer="layout" svg:width="1.905cm" svg:height="1.27cm" svg:x="32.517cm" svg:y="4.147cm">
          <text:p text:style-name="P2"><text:span text:style-name="T13">'3'</text:span></text:p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1.632cm" svg:height="0.895cm" svg:x="34.589cm" svg:y="5.418cm">
          <draw:text-box>
            <text:p text:style-name="P2"><text:span text:style-name="T12">0F</text:span></text:p>
          </draw:text-box>
        </draw:frame>
        <draw:custom-shape draw:style-name="gr19" draw:text-style-name="P1" draw:layer="layout" svg:width="0.305cm" svg:height="1.905cm" draw:transform="rotate (1.5707963267949) translate (34.416cm 5.723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20" draw:text-style-name="P9" draw:layer="layout" svg:width="1.905cm" svg:height="1.27cm" svg:x="34.423cm" svg:y="4.148cm">
          <text:p text:style-name="P2"><text:span text:style-name="T13">'\0'</text:span></text:p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1.632cm" svg:height="0.895cm" svg:x="5.412cm" svg:y="8.315cm">
          <draw:text-box>
            <text:p text:style-name="P2"><text:span text:style-name="T12">10</text:span></text:p>
          </draw:text-box>
        </draw:frame>
        <draw:custom-shape draw:style-name="gr19" draw:text-style-name="P1" draw:layer="layout" svg:width="0.305cm" svg:height="1.905cm" draw:transform="rotate (1.5707963267949) translate (5.239cm 8.6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7.318cm" svg:y="8.316cm">
          <draw:text-box>
            <text:p text:style-name="P2"><text:span text:style-name="T12">11</text:span></text:p>
          </draw:text-box>
        </draw:frame>
        <draw:custom-shape draw:style-name="gr19" draw:text-style-name="P1" draw:layer="layout" svg:width="0.305cm" svg:height="1.905cm" draw:transform="rotate (1.5707963267949) translate (7.145cm 8.621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9.223cm" svg:y="8.316cm">
          <draw:text-box>
            <text:p text:style-name="P2"><text:span text:style-name="T12">12</text:span></text:p>
          </draw:text-box>
        </draw:frame>
        <draw:custom-shape draw:style-name="gr19" draw:text-style-name="P1" draw:layer="layout" svg:width="0.305cm" svg:height="1.905cm" draw:transform="rotate (1.5707963267949) translate (9.05cm 8.621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20" draw:text-style-name="P9" draw:layer="layout" svg:width="1.905cm" svg:height="1.27cm" svg:x="9.057cm" svg:y="7.046cm">
          <text:p text:style-name="P2"><text:span text:style-name="T13">0x01</text:span></text:p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1.632cm" svg:height="0.895cm" svg:x="11.128cm" svg:y="8.316cm">
          <draw:text-box>
            <text:p text:style-name="P2"><text:span text:style-name="T12">13</text:span></text:p>
          </draw:text-box>
        </draw:frame>
        <draw:custom-shape draw:style-name="gr19" draw:text-style-name="P1" draw:layer="layout" svg:width="0.305cm" svg:height="1.905cm" draw:transform="rotate (1.5707963267949) translate (10.955cm 8.621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20" draw:text-style-name="P9" draw:layer="layout" svg:width="1.905cm" svg:height="1.27cm" svg:x="10.962cm" svg:y="7.046cm">
          <text:p text:style-name="P2"><text:span text:style-name="T13">0x01</text:span></text:p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1.632cm" svg:height="0.895cm" svg:x="13.033cm" svg:y="8.316cm">
          <draw:text-box>
            <text:p text:style-name="P2"><text:span text:style-name="T12">14</text:span></text:p>
          </draw:text-box>
        </draw:frame>
        <draw:custom-shape draw:style-name="gr19" draw:text-style-name="P1" draw:layer="layout" svg:width="0.305cm" svg:height="1.905cm" draw:transform="rotate (1.5707963267949) translate (12.86cm 8.621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20" draw:text-style-name="P9" draw:layer="layout" svg:width="1.905cm" svg:height="1.27cm" svg:x="12.867cm" svg:y="7.046cm">
          <text:p text:style-name="P2"><text:span text:style-name="T13">0x00</text:span></text:p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1.632cm" svg:height="0.895cm" svg:x="14.938cm" svg:y="8.316cm">
          <draw:text-box>
            <text:p text:style-name="P2"><text:span text:style-name="T12">15</text:span></text:p>
          </draw:text-box>
        </draw:frame>
        <draw:custom-shape draw:style-name="gr19" draw:text-style-name="P1" draw:layer="layout" svg:width="0.305cm" svg:height="1.905cm" draw:transform="rotate (1.5707963267949) translate (14.765cm 8.621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20" draw:text-style-name="P9" draw:layer="layout" svg:width="1.905cm" svg:height="1.27cm" svg:x="14.772cm" svg:y="7.046cm">
          <text:p text:style-name="P2"><text:span text:style-name="T13">0x40</text:span></text:p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1.632cm" svg:height="0.895cm" svg:x="16.844cm" svg:y="8.317cm">
          <draw:text-box>
            <text:p text:style-name="P2"><text:span text:style-name="T12">16</text:span></text:p>
          </draw:text-box>
        </draw:frame>
        <draw:custom-shape draw:style-name="gr19" draw:text-style-name="P1" draw:layer="layout" svg:width="0.305cm" svg:height="1.905cm" draw:transform="rotate (1.5707963267949) translate (16.671cm 8.6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20" draw:text-style-name="P9" draw:layer="layout" svg:width="1.905cm" svg:height="1.27cm" svg:x="16.678cm" svg:y="7.047cm">
          <text:p text:style-name="P2"><text:span text:style-name="T13">0x20</text:span></text:p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1.632cm" svg:height="0.895cm" svg:x="18.749cm" svg:y="8.317cm">
          <draw:text-box>
            <text:p text:style-name="P2"><text:span text:style-name="T12">17</text:span></text:p>
          </draw:text-box>
        </draw:frame>
        <draw:custom-shape draw:style-name="gr19" draw:text-style-name="P1" draw:layer="layout" svg:width="0.305cm" svg:height="1.905cm" draw:transform="rotate (1.5707963267949) translate (18.576cm 8.6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20" draw:text-style-name="P9" draw:layer="layout" svg:width="1.905cm" svg:height="1.27cm" svg:x="18.583cm" svg:y="7.047cm">
          <text:p text:style-name="P2"><text:span text:style-name="T13">0x20</text:span></text:p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1.632cm" svg:height="0.895cm" svg:x="21.254cm" svg:y="8.317cm">
          <draw:text-box>
            <text:p text:style-name="P2"><text:span text:style-name="T12">18</text:span></text:p>
          </draw:text-box>
        </draw:frame>
        <draw:custom-shape draw:style-name="gr19" draw:text-style-name="P1" draw:layer="layout" svg:width="0.305cm" svg:height="1.905cm" draw:transform="rotate (1.5707963267949) translate (21.081cm 8.6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23.159cm" svg:y="8.317cm">
          <draw:text-box>
            <text:p text:style-name="P2"><text:span text:style-name="T12">19</text:span></text:p>
          </draw:text-box>
        </draw:frame>
        <draw:custom-shape draw:style-name="gr19" draw:text-style-name="P1" draw:layer="layout" svg:width="0.305cm" svg:height="1.905cm" draw:transform="rotate (1.5707963267949) translate (22.986cm 8.6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25.064cm" svg:y="8.317cm">
          <draw:text-box>
            <text:p text:style-name="P2"><text:span text:style-name="T12">1A</text:span></text:p>
          </draw:text-box>
        </draw:frame>
        <draw:custom-shape draw:style-name="gr19" draw:text-style-name="P1" draw:layer="layout" svg:width="0.305cm" svg:height="1.905cm" draw:transform="rotate (1.5707963267949) translate (24.891cm 8.6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26.969cm" svg:y="8.317cm">
          <draw:text-box>
            <text:p text:style-name="P2"><text:span text:style-name="T12">1B</text:span></text:p>
          </draw:text-box>
        </draw:frame>
        <draw:custom-shape draw:style-name="gr19" draw:text-style-name="P1" draw:layer="layout" svg:width="0.305cm" svg:height="1.905cm" draw:transform="rotate (1.5707963267949) translate (26.796cm 8.6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28.874cm" svg:y="8.317cm">
          <draw:text-box>
            <text:p text:style-name="P2"><text:span text:style-name="T12">1C</text:span></text:p>
          </draw:text-box>
        </draw:frame>
        <draw:custom-shape draw:style-name="gr19" draw:text-style-name="P1" draw:layer="layout" svg:width="0.305cm" svg:height="1.905cm" draw:transform="rotate (1.5707963267949) translate (28.701cm 8.6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30.779cm" svg:y="8.317cm">
          <draw:text-box>
            <text:p text:style-name="P2"><text:span text:style-name="T12">1D</text:span></text:p>
          </draw:text-box>
        </draw:frame>
        <draw:custom-shape draw:style-name="gr19" draw:text-style-name="P1" draw:layer="layout" svg:width="0.305cm" svg:height="1.905cm" draw:transform="rotate (1.5707963267949) translate (30.606cm 8.6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32.684cm" svg:y="8.317cm">
          <draw:text-box>
            <text:p text:style-name="P2"><text:span text:style-name="T12">1E</text:span></text:p>
          </draw:text-box>
        </draw:frame>
        <draw:custom-shape draw:style-name="gr19" draw:text-style-name="P1" draw:layer="layout" svg:width="0.305cm" svg:height="1.905cm" draw:transform="rotate (1.5707963267949) translate (32.511cm 8.6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34.59cm" svg:y="8.318cm">
          <draw:text-box>
            <text:p text:style-name="P2"><text:span text:style-name="T12">1F</text:span></text:p>
          </draw:text-box>
        </draw:frame>
        <draw:custom-shape draw:style-name="gr19" draw:text-style-name="P1" draw:layer="layout" svg:width="0.305cm" svg:height="1.905cm" draw:transform="rotate (1.5707963267949) translate (34.417cm 8.623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20" draw:text-style-name="P10" draw:layer="layout" svg:width="3.81cm" svg:height="1.27cm" svg:x="5.251cm" svg:y="7.046cm">
          <text:p text:style-name="P2"><text:span text:style-name="T14">Page size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7.62cm" svg:height="1.27cm" svg:x="21.088cm" svg:y="7.047cm">
          <text:p text:style-name="P2"><text:span text:style-name="T14">File change counter</text:span></text:p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7.62cm" svg:height="1.27cm" svg:x="28.713cm" svg:y="7.047cm">
          <text:p text:style-name="P2"><text:span text:style-name="T14">Unused</text:span>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305cm" svg:height="1.905cm" draw:transform="rotate (1.5707963267949) translate (5.238cm 11.5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9" draw:text-style-name="P1" draw:layer="layout" svg:width="0.305cm" svg:height="1.905cm" draw:transform="rotate (1.5707963267949) translate (7.144cm 11.521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9" draw:text-style-name="P1" draw:layer="layout" svg:width="0.305cm" svg:height="1.905cm" draw:transform="rotate (1.5707963267949) translate (9.049cm 11.521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9" draw:text-style-name="P1" draw:layer="layout" svg:width="0.305cm" svg:height="1.905cm" draw:transform="rotate (1.5707963267949) translate (10.954cm 11.521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9" draw:text-style-name="P1" draw:layer="layout" svg:width="0.305cm" svg:height="1.905cm" draw:transform="rotate (1.5707963267949) translate (12.859cm 11.521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9" draw:text-style-name="P1" draw:layer="layout" svg:width="0.305cm" svg:height="1.905cm" draw:transform="rotate (1.5707963267949) translate (14.764cm 11.521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9" draw:text-style-name="P1" draw:layer="layout" svg:width="0.305cm" svg:height="1.905cm" draw:transform="rotate (1.5707963267949) translate (16.67cm 11.5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9" draw:text-style-name="P1" draw:layer="layout" svg:width="0.305cm" svg:height="1.905cm" draw:transform="rotate (1.5707963267949) translate (18.575cm 11.5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9" draw:text-style-name="P1" draw:layer="layout" svg:width="0.305cm" svg:height="1.905cm" draw:transform="rotate (1.5707963267949) translate (21.08cm 11.5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9" draw:text-style-name="P1" draw:layer="layout" svg:width="0.305cm" svg:height="1.905cm" draw:transform="rotate (1.5707963267949) translate (22.985cm 11.5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9" draw:text-style-name="P1" draw:layer="layout" svg:width="0.305cm" svg:height="1.905cm" draw:transform="rotate (1.5707963267949) translate (24.89cm 11.5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9" draw:text-style-name="P1" draw:layer="layout" svg:width="0.305cm" svg:height="1.905cm" draw:transform="rotate (1.5707963267949) translate (26.795cm 11.5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9" draw:text-style-name="P1" draw:layer="layout" svg:width="0.305cm" svg:height="1.905cm" draw:transform="rotate (1.5707963267949) translate (28.7cm 11.5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9" draw:text-style-name="P1" draw:layer="layout" svg:width="0.305cm" svg:height="1.905cm" draw:transform="rotate (1.5707963267949) translate (30.605cm 11.5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9" draw:text-style-name="P1" draw:layer="layout" svg:width="0.305cm" svg:height="1.905cm" draw:transform="rotate (1.5707963267949) translate (32.51cm 11.5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9" draw:text-style-name="P1" draw:layer="layout" svg:width="0.305cm" svg:height="1.905cm" draw:transform="rotate (1.5707963267949) translate (34.416cm 11.523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9" draw:text-style-name="P1" draw:layer="layout" svg:width="0.305cm" svg:height="1.905cm" draw:transform="rotate (1.5707963267949) translate (5.239cm 14.4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9" draw:text-style-name="P1" draw:layer="layout" svg:width="0.305cm" svg:height="1.905cm" draw:transform="rotate (1.5707963267949) translate (7.145cm 14.421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9" draw:text-style-name="P1" draw:layer="layout" svg:width="0.305cm" svg:height="1.905cm" draw:transform="rotate (1.5707963267949) translate (9.05cm 14.421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9" draw:text-style-name="P1" draw:layer="layout" svg:width="0.305cm" svg:height="1.905cm" draw:transform="rotate (1.5707963267949) translate (10.955cm 14.421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9" draw:text-style-name="P1" draw:layer="layout" svg:width="0.305cm" svg:height="1.905cm" draw:transform="rotate (1.5707963267949) translate (12.86cm 14.421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9" draw:text-style-name="P1" draw:layer="layout" svg:width="0.305cm" svg:height="1.905cm" draw:transform="rotate (1.5707963267949) translate (14.765cm 14.421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9" draw:text-style-name="P1" draw:layer="layout" svg:width="0.305cm" svg:height="1.905cm" draw:transform="rotate (1.5707963267949) translate (16.671cm 14.4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9" draw:text-style-name="P1" draw:layer="layout" svg:width="0.305cm" svg:height="1.905cm" draw:transform="rotate (1.5707963267949) translate (18.576cm 14.4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9" draw:text-style-name="P1" draw:layer="layout" svg:width="0.305cm" svg:height="1.905cm" draw:transform="rotate (1.5707963267949) translate (21.081cm 14.4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9" draw:text-style-name="P1" draw:layer="layout" svg:width="0.305cm" svg:height="1.905cm" draw:transform="rotate (1.5707963267949) translate (22.986cm 14.4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9" draw:text-style-name="P1" draw:layer="layout" svg:width="0.305cm" svg:height="1.905cm" draw:transform="rotate (1.5707963267949) translate (24.891cm 14.4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9" draw:text-style-name="P1" draw:layer="layout" svg:width="0.305cm" svg:height="1.905cm" draw:transform="rotate (1.5707963267949) translate (26.796cm 14.4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9" draw:text-style-name="P1" draw:layer="layout" svg:width="0.305cm" svg:height="1.905cm" draw:transform="rotate (1.5707963267949) translate (28.701cm 14.4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9" draw:text-style-name="P1" draw:layer="layout" svg:width="0.305cm" svg:height="1.905cm" draw:transform="rotate (1.5707963267949) translate (30.606cm 14.4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9" draw:text-style-name="P1" draw:layer="layout" svg:width="0.305cm" svg:height="1.905cm" draw:transform="rotate (1.5707963267949) translate (32.511cm 14.4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9" draw:text-style-name="P1" draw:layer="layout" svg:width="0.305cm" svg:height="1.905cm" draw:transform="rotate (1.5707963267949) translate (34.417cm 14.423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20" draw:text-style-name="P10" draw:layer="layout" svg:width="7.62cm" svg:height="1.27cm" svg:x="12.871cm" svg:y="9.947cm">
          <text:p text:style-name="P2"><text:span text:style-name="T13">0x00000000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7.62cm" svg:height="1.27cm" svg:x="5.251cm" svg:y="9.947cm">
          <text:p text:style-name="P2"><text:span text:style-name="T13">0x00000000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7.62cm" svg:height="1.27cm" svg:x="21.091cm" svg:y="9.947cm">
          <text:p text:style-name="P2"><text:span text:style-name="T14">Schema version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7.62cm" svg:height="1.27cm" svg:x="28.711cm" svg:y="9.947cm">
          <text:p text:style-name="P2"><text:span text:style-name="T13">0x00000001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7.62cm" svg:height="1.27cm" svg:x="12.872cm" svg:y="12.846cm">
          <text:p text:style-name="P2"><text:span text:style-name="T13">0x00000000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7.62cm" svg:height="1.27cm" svg:x="21.093cm" svg:y="12.847cm">
          <text:p text:style-name="P2"><text:span text:style-name="T13">0x00000001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7.62cm" svg:height="1.27cm" svg:x="28.712cm" svg:y="12.847cm">
          <text:p text:style-name="P2"><text:span text:style-name="T14">User cookie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7.62cm" svg:height="1.27cm" svg:x="5.252cm" svg:y="12.846cm">
          <text:p text:style-name="P2"><text:span text:style-name="T14">Page cache size</text:span></text:p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1.632cm" svg:height="0.764cm" svg:x="5.411cm" svg:y="17.915cm">
          <draw:text-box>
            <text:p text:style-name="P2"><text:span text:style-name="T15">64</text:span></text:p>
          </draw:text-box>
        </draw:frame>
        <draw:custom-shape draw:style-name="gr19" draw:text-style-name="P1" draw:layer="layout" svg:width="0.305cm" svg:height="1.905cm" draw:transform="rotate (1.5707963267949) translate (5.238cm 17.5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5" draw:text-style-name="P12" draw:layer="layout" svg:width="1.632cm" svg:height="0.764cm" svg:x="7.317cm" svg:y="17.916cm">
          <draw:text-box>
            <text:p text:style-name="P2"><text:span text:style-name="T15">65</text:span></text:p>
          </draw:text-box>
        </draw:frame>
        <draw:custom-shape draw:style-name="gr19" draw:text-style-name="P1" draw:layer="layout" svg:width="0.305cm" svg:height="1.905cm" draw:transform="rotate (1.5707963267949) translate (7.144cm 17.521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5" draw:text-style-name="P12" draw:layer="layout" svg:width="1.632cm" svg:height="0.764cm" svg:x="9.222cm" svg:y="17.916cm">
          <draw:text-box>
            <text:p text:style-name="P2"><text:span text:style-name="T15">66</text:span></text:p>
          </draw:text-box>
        </draw:frame>
        <draw:custom-shape draw:style-name="gr19" draw:text-style-name="P1" draw:layer="layout" svg:width="0.305cm" svg:height="1.905cm" draw:transform="rotate (1.5707963267949) translate (9.049cm 17.521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5" draw:text-style-name="P12" draw:layer="layout" svg:width="1.632cm" svg:height="0.764cm" svg:x="11.127cm" svg:y="17.916cm">
          <draw:text-box>
            <text:p text:style-name="P2"><text:span text:style-name="T15">67</text:span></text:p>
          </draw:text-box>
        </draw:frame>
        <draw:custom-shape draw:style-name="gr19" draw:text-style-name="P1" draw:layer="layout" svg:width="0.305cm" svg:height="1.905cm" draw:transform="rotate (1.5707963267949) translate (10.954cm 17.521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5" draw:text-style-name="P12" draw:layer="layout" svg:width="1.632cm" svg:height="0.764cm" svg:x="13.032cm" svg:y="17.916cm">
          <draw:text-box>
            <text:p text:style-name="P2"><text:span text:style-name="T15">68</text:span></text:p>
          </draw:text-box>
        </draw:frame>
        <draw:custom-shape draw:style-name="gr19" draw:text-style-name="P1" draw:layer="layout" svg:width="0.305cm" svg:height="1.905cm" draw:transform="rotate (1.5707963267949) translate (12.859cm 17.521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5" draw:text-style-name="P12" draw:layer="layout" svg:width="1.632cm" svg:height="0.764cm" svg:x="14.937cm" svg:y="17.916cm">
          <draw:text-box>
            <text:p text:style-name="P2"><text:span text:style-name="T15">69</text:span></text:p>
          </draw:text-box>
        </draw:frame>
        <draw:custom-shape draw:style-name="gr19" draw:text-style-name="P1" draw:layer="layout" svg:width="0.305cm" svg:height="1.905cm" draw:transform="rotate (1.5707963267949) translate (14.764cm 17.521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5" draw:text-style-name="P12" draw:layer="layout" svg:width="1.632cm" svg:height="0.764cm" svg:x="16.843cm" svg:y="17.917cm">
          <draw:text-box>
            <text:p text:style-name="P2"><text:span text:style-name="T15">70</text:span></text:p>
          </draw:text-box>
        </draw:frame>
        <draw:custom-shape draw:style-name="gr19" draw:text-style-name="P1" draw:layer="layout" svg:width="0.305cm" svg:height="1.905cm" draw:transform="rotate (1.5707963267949) translate (16.67cm 17.5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5" draw:text-style-name="P12" draw:layer="layout" svg:width="1.632cm" svg:height="0.764cm" svg:x="18.748cm" svg:y="17.917cm">
          <draw:text-box>
            <text:p text:style-name="P2"><text:span text:style-name="T15">71</text:span></text:p>
          </draw:text-box>
        </draw:frame>
        <draw:custom-shape draw:style-name="gr19" draw:text-style-name="P1" draw:layer="layout" svg:width="0.305cm" svg:height="1.905cm" draw:transform="rotate (1.5707963267949) translate (18.575cm 17.5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5" draw:text-style-name="P12" draw:layer="layout" svg:width="1.632cm" svg:height="0.764cm" svg:x="21.253cm" svg:y="17.917cm">
          <draw:text-box>
            <text:p text:style-name="P2"><text:span text:style-name="T15">72</text:span></text:p>
          </draw:text-box>
        </draw:frame>
        <draw:custom-shape draw:style-name="gr19" draw:text-style-name="P1" draw:layer="layout" svg:width="0.305cm" svg:height="1.905cm" draw:transform="rotate (1.5707963267949) translate (21.08cm 17.5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5" draw:text-style-name="P12" draw:layer="layout" svg:width="1.632cm" svg:height="0.764cm" svg:x="23.158cm" svg:y="17.917cm">
          <draw:text-box>
            <text:p text:style-name="P2"><text:span text:style-name="T15">73</text:span></text:p>
          </draw:text-box>
        </draw:frame>
        <draw:custom-shape draw:style-name="gr19" draw:text-style-name="P1" draw:layer="layout" svg:width="0.305cm" svg:height="1.905cm" draw:transform="rotate (1.5707963267949) translate (22.985cm 17.5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5" draw:text-style-name="P12" draw:layer="layout" svg:width="1.632cm" svg:height="0.764cm" svg:x="25.063cm" svg:y="17.917cm">
          <draw:text-box>
            <text:p text:style-name="P2"><text:span text:style-name="T15">74</text:span></text:p>
          </draw:text-box>
        </draw:frame>
        <draw:custom-shape draw:style-name="gr19" draw:text-style-name="P1" draw:layer="layout" svg:width="0.305cm" svg:height="1.905cm" draw:transform="rotate (1.5707963267949) translate (24.89cm 17.5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5" draw:text-style-name="P12" draw:layer="layout" svg:width="1.632cm" svg:height="0.764cm" svg:x="26.968cm" svg:y="17.917cm">
          <draw:text-box>
            <text:p text:style-name="P2"><text:span text:style-name="T15">75</text:span></text:p>
          </draw:text-box>
        </draw:frame>
        <draw:custom-shape draw:style-name="gr19" draw:text-style-name="P1" draw:layer="layout" svg:width="0.305cm" svg:height="1.905cm" draw:transform="rotate (1.5707963267949) translate (26.795cm 17.5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5" draw:text-style-name="P12" draw:layer="layout" svg:width="1.632cm" svg:height="0.764cm" svg:x="28.873cm" svg:y="17.917cm">
          <draw:text-box>
            <text:p text:style-name="P2"><text:span text:style-name="T15">76</text:span></text:p>
          </draw:text-box>
        </draw:frame>
        <draw:custom-shape draw:style-name="gr19" draw:text-style-name="P1" draw:layer="layout" svg:width="0.305cm" svg:height="1.905cm" draw:transform="rotate (1.5707963267949) translate (28.7cm 17.5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5" draw:text-style-name="P12" draw:layer="layout" svg:width="1.632cm" svg:height="0.764cm" svg:x="30.778cm" svg:y="17.917cm">
          <draw:text-box>
            <text:p text:style-name="P2"><text:span text:style-name="T15">77</text:span></text:p>
          </draw:text-box>
        </draw:frame>
        <draw:custom-shape draw:style-name="gr19" draw:text-style-name="P1" draw:layer="layout" svg:width="0.305cm" svg:height="1.905cm" draw:transform="rotate (1.5707963267949) translate (30.605cm 17.5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5" draw:text-style-name="P12" draw:layer="layout" svg:width="1.632cm" svg:height="0.764cm" svg:x="32.683cm" svg:y="17.917cm">
          <draw:text-box>
            <text:p text:style-name="P2"><text:span text:style-name="T15">78</text:span></text:p>
          </draw:text-box>
        </draw:frame>
        <draw:custom-shape draw:style-name="gr19" draw:text-style-name="P1" draw:layer="layout" svg:width="0.305cm" svg:height="1.905cm" draw:transform="rotate (1.5707963267949) translate (32.51cm 17.5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5" draw:text-style-name="P12" draw:layer="layout" svg:width="1.632cm" svg:height="0.764cm" svg:x="34.589cm" svg:y="17.918cm">
          <draw:text-box>
            <text:p text:style-name="P2"><text:span text:style-name="T15">79</text:span></text:p>
          </draw:text-box>
        </draw:frame>
        <draw:custom-shape draw:style-name="gr19" draw:text-style-name="P1" draw:layer="layout" svg:width="0.305cm" svg:height="1.905cm" draw:transform="rotate (1.5707963267949) translate (34.416cm 17.523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5" draw:text-style-name="P12" draw:layer="layout" svg:width="1.632cm" svg:height="0.764cm" svg:x="5.412cm" svg:y="20.915cm">
          <draw:text-box>
            <text:p text:style-name="P2"><text:span text:style-name="T15">80</text:span></text:p>
          </draw:text-box>
        </draw:frame>
        <draw:custom-shape draw:style-name="gr19" draw:text-style-name="P1" draw:layer="layout" svg:width="0.305cm" svg:height="1.905cm" draw:transform="rotate (1.5707963267949) translate (5.239cm 20.4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5" draw:text-style-name="P12" draw:layer="layout" svg:width="1.632cm" svg:height="0.764cm" svg:x="7.318cm" svg:y="20.916cm">
          <draw:text-box>
            <text:p text:style-name="P2"><text:span text:style-name="T15">81</text:span></text:p>
          </draw:text-box>
        </draw:frame>
        <draw:custom-shape draw:style-name="gr19" draw:text-style-name="P1" draw:layer="layout" svg:width="0.305cm" svg:height="1.905cm" draw:transform="rotate (1.5707963267949) translate (7.145cm 20.421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5" draw:text-style-name="P12" draw:layer="layout" svg:width="1.632cm" svg:height="0.764cm" svg:x="9.223cm" svg:y="20.916cm">
          <draw:text-box>
            <text:p text:style-name="P2"><text:span text:style-name="T15">82</text:span></text:p>
          </draw:text-box>
        </draw:frame>
        <draw:custom-shape draw:style-name="gr19" draw:text-style-name="P1" draw:layer="layout" svg:width="0.305cm" svg:height="1.905cm" draw:transform="rotate (1.5707963267949) translate (9.05cm 20.421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5" draw:text-style-name="P12" draw:layer="layout" svg:width="1.632cm" svg:height="0.764cm" svg:x="11.128cm" svg:y="20.916cm">
          <draw:text-box>
            <text:p text:style-name="P2"><text:span text:style-name="T15">83</text:span></text:p>
          </draw:text-box>
        </draw:frame>
        <draw:custom-shape draw:style-name="gr19" draw:text-style-name="P1" draw:layer="layout" svg:width="0.305cm" svg:height="1.905cm" draw:transform="rotate (1.5707963267949) translate (10.955cm 20.421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5" draw:text-style-name="P12" draw:layer="layout" svg:width="1.632cm" svg:height="0.764cm" svg:x="13.033cm" svg:y="20.916cm">
          <draw:text-box>
            <text:p text:style-name="P2"><text:span text:style-name="T15">84</text:span></text:p>
          </draw:text-box>
        </draw:frame>
        <draw:custom-shape draw:style-name="gr19" draw:text-style-name="P1" draw:layer="layout" svg:width="0.305cm" svg:height="1.905cm" draw:transform="rotate (1.5707963267949) translate (12.86cm 20.421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5" draw:text-style-name="P12" draw:layer="layout" svg:width="1.632cm" svg:height="0.764cm" svg:x="14.938cm" svg:y="20.916cm">
          <draw:text-box>
            <text:p text:style-name="P2"><text:span text:style-name="T15">85</text:span></text:p>
          </draw:text-box>
        </draw:frame>
        <draw:custom-shape draw:style-name="gr19" draw:text-style-name="P1" draw:layer="layout" svg:width="0.305cm" svg:height="1.905cm" draw:transform="rotate (1.5707963267949) translate (14.765cm 20.421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5" draw:text-style-name="P12" draw:layer="layout" svg:width="1.632cm" svg:height="0.764cm" svg:x="16.844cm" svg:y="20.917cm">
          <draw:text-box>
            <text:p text:style-name="P2"><text:span text:style-name="T15">86</text:span></text:p>
          </draw:text-box>
        </draw:frame>
        <draw:custom-shape draw:style-name="gr19" draw:text-style-name="P1" draw:layer="layout" svg:width="0.305cm" svg:height="1.905cm" draw:transform="rotate (1.5707963267949) translate (16.671cm 20.4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5" draw:text-style-name="P12" draw:layer="layout" svg:width="1.632cm" svg:height="0.764cm" svg:x="18.749cm" svg:y="20.917cm">
          <draw:text-box>
            <text:p text:style-name="P2"><text:span text:style-name="T15">87</text:span></text:p>
          </draw:text-box>
        </draw:frame>
        <draw:custom-shape draw:style-name="gr19" draw:text-style-name="P1" draw:layer="layout" svg:width="0.305cm" svg:height="1.905cm" draw:transform="rotate (1.5707963267949) translate (18.576cm 20.4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5" draw:text-style-name="P12" draw:layer="layout" svg:width="1.632cm" svg:height="0.764cm" svg:x="21.254cm" svg:y="20.917cm">
          <draw:text-box>
            <text:p text:style-name="P2"><text:span text:style-name="T15">88</text:span></text:p>
          </draw:text-box>
        </draw:frame>
        <draw:custom-shape draw:style-name="gr19" draw:text-style-name="P1" draw:layer="layout" svg:width="0.305cm" svg:height="1.905cm" draw:transform="rotate (1.5707963267949) translate (21.081cm 20.4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5" draw:text-style-name="P12" draw:layer="layout" svg:width="1.632cm" svg:height="0.764cm" svg:x="23.159cm" svg:y="20.917cm">
          <draw:text-box>
            <text:p text:style-name="P2"><text:span text:style-name="T15">89</text:span></text:p>
          </draw:text-box>
        </draw:frame>
        <draw:custom-shape draw:style-name="gr19" draw:text-style-name="P1" draw:layer="layout" svg:width="0.305cm" svg:height="1.905cm" draw:transform="rotate (1.5707963267949) translate (22.986cm 20.4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5" draw:text-style-name="P12" draw:layer="layout" svg:width="1.632cm" svg:height="0.764cm" svg:x="25.064cm" svg:y="20.917cm">
          <draw:text-box>
            <text:p text:style-name="P2"><text:span text:style-name="T15">90</text:span></text:p>
          </draw:text-box>
        </draw:frame>
        <draw:custom-shape draw:style-name="gr19" draw:text-style-name="P1" draw:layer="layout" svg:width="0.305cm" svg:height="1.905cm" draw:transform="rotate (1.5707963267949) translate (24.891cm 20.4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5" draw:text-style-name="P12" draw:layer="layout" svg:width="1.632cm" svg:height="0.764cm" svg:x="26.969cm" svg:y="20.917cm">
          <draw:text-box>
            <text:p text:style-name="P2"><text:span text:style-name="T15">91</text:span></text:p>
          </draw:text-box>
        </draw:frame>
        <draw:custom-shape draw:style-name="gr19" draw:text-style-name="P1" draw:layer="layout" svg:width="0.305cm" svg:height="1.905cm" draw:transform="rotate (1.5707963267949) translate (26.796cm 20.4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5" draw:text-style-name="P12" draw:layer="layout" svg:width="1.632cm" svg:height="0.764cm" svg:x="28.874cm" svg:y="20.917cm">
          <draw:text-box>
            <text:p text:style-name="P2"><text:span text:style-name="T15">92</text:span></text:p>
          </draw:text-box>
        </draw:frame>
        <draw:custom-shape draw:style-name="gr19" draw:text-style-name="P1" draw:layer="layout" svg:width="0.305cm" svg:height="1.905cm" draw:transform="rotate (1.5707963267949) translate (28.701cm 20.4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5" draw:text-style-name="P12" draw:layer="layout" svg:width="1.632cm" svg:height="0.764cm" svg:x="30.779cm" svg:y="20.917cm">
          <draw:text-box>
            <text:p text:style-name="P2"><text:span text:style-name="T15">93</text:span></text:p>
          </draw:text-box>
        </draw:frame>
        <draw:custom-shape draw:style-name="gr19" draw:text-style-name="P1" draw:layer="layout" svg:width="0.305cm" svg:height="1.905cm" draw:transform="rotate (1.5707963267949) translate (30.606cm 20.4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5" draw:text-style-name="P12" draw:layer="layout" svg:width="1.632cm" svg:height="0.764cm" svg:x="32.684cm" svg:y="20.917cm">
          <draw:text-box>
            <text:p text:style-name="P2"><text:span text:style-name="T15">94</text:span></text:p>
          </draw:text-box>
        </draw:frame>
        <draw:custom-shape draw:style-name="gr19" draw:text-style-name="P1" draw:layer="layout" svg:width="0.305cm" svg:height="1.905cm" draw:transform="rotate (1.5707963267949) translate (32.511cm 20.4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5" draw:text-style-name="P12" draw:layer="layout" svg:width="1.632cm" svg:height="0.764cm" svg:x="34.59cm" svg:y="20.918cm">
          <draw:text-box>
            <text:p text:style-name="P2"><text:span text:style-name="T15">95</text:span></text:p>
          </draw:text-box>
        </draw:frame>
        <draw:custom-shape draw:style-name="gr19" draw:text-style-name="P1" draw:layer="layout" svg:width="0.305cm" svg:height="1.905cm" draw:transform="rotate (1.5707963267949) translate (34.417cm 20.423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20" draw:text-style-name="P10" draw:layer="layout" svg:width="7.62cm" svg:height="1.27cm" svg:x="5.251cm" svg:y="15.947cm">
          <text:p text:style-name="P2"><text:span text:style-name="T13">0x00000000</text:span></text:p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1.632cm" svg:height="0.764cm" svg:x="5.412cm" svg:y="23.916cm">
          <draw:text-box>
            <text:p text:style-name="P2"><text:span text:style-name="T15">96</text:span></text:p>
          </draw:text-box>
        </draw:frame>
        <draw:custom-shape draw:style-name="gr19" draw:text-style-name="P1" draw:layer="layout" svg:width="0.305cm" svg:height="1.905cm" draw:transform="rotate (1.5707963267949) translate (5.239cm 23.321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5" draw:text-style-name="P12" draw:layer="layout" svg:width="1.632cm" svg:height="0.764cm" svg:x="7.318cm" svg:y="23.917cm">
          <draw:text-box>
            <text:p text:style-name="P2"><text:span text:style-name="T15">97</text:span></text:p>
          </draw:text-box>
        </draw:frame>
        <draw:custom-shape draw:style-name="gr19" draw:text-style-name="P1" draw:layer="layout" svg:width="0.305cm" svg:height="1.905cm" draw:transform="rotate (1.5707963267949) translate (7.145cm 23.3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5" draw:text-style-name="P12" draw:layer="layout" svg:width="1.632cm" svg:height="0.764cm" svg:x="9.223cm" svg:y="23.917cm">
          <draw:text-box>
            <text:p text:style-name="P2"><text:span text:style-name="T15">98</text:span></text:p>
          </draw:text-box>
        </draw:frame>
        <draw:custom-shape draw:style-name="gr19" draw:text-style-name="P1" draw:layer="layout" svg:width="0.305cm" svg:height="1.905cm" draw:transform="rotate (1.5707963267949) translate (9.05cm 23.3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5" draw:text-style-name="P12" draw:layer="layout" svg:width="1.632cm" svg:height="0.764cm" svg:x="11.128cm" svg:y="23.917cm">
          <draw:text-box>
            <text:p text:style-name="P2"><text:span text:style-name="T15">99</text:span></text:p>
          </draw:text-box>
        </draw:frame>
        <draw:custom-shape draw:style-name="gr19" draw:text-style-name="P1" draw:layer="layout" svg:width="0.305cm" svg:height="1.905cm" draw:transform="rotate (1.5707963267949) translate (10.955cm 23.3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21" draw:text-style-name="P11" draw:layer="layout" svg:width="7.649cm" svg:height="1.27cm" svg:x="12.87cm" svg:y="15.946cm">
          <text:p text:style-name="P2"><text:span text:style-name="T14">Unus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1" draw:layer="layout" svg:width="7.62cm" svg:height="1.27cm" svg:x="5.251cm" svg:y="21.747cm">
          <text:p text:style-name="P2"><text:span text:style-name="T14">Unused</text:span></text:p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15.241cm" svg:height="1.27cm" svg:x="5.251cm" svg:y="18.846cm">
          <text:p text:style-name="P2"><text:span text:style-name="T14">Unused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905cm" svg:height="1.27cm" svg:x="12.871cm" svg:y="21.747cm">
          <text:p text:style-name="P2"><text:span text:style-name="T16">Page </text:span></text:p>
          <text:p text:style-name="P2"><text:span text:style-name="T16">type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3.81cm" svg:height="1.27cm" svg:x="14.759cm" svg:y="21.747cm">
          <text:p text:style-name="P2"><text:span text:style-name="T14">Free offset</text:span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96cm" svg:height="1.27cm" svg:x="18.585cm" svg:y="21.747cm">
          <text:p text:style-name="P2"><text:span text:style-name="T14"># cel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0" draw:layer="layout" svg:width="3.81cm" svg:height="1.27cm" svg:x="22.981cm" svg:y="21.747cm">
          <text:p text:style-name="P2"><text:span text:style-name="T14">Cell offset</text:span></text:p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1.632cm" svg:height="0.764cm" svg:x="13.033cm" svg:y="23.917cm">
          <draw:text-box>
            <text:p text:style-name="P2"><text:span text:style-name="T15">100</text:span></text:p>
          </draw:text-box>
        </draw:frame>
        <draw:custom-shape draw:style-name="gr20" draw:text-style-name="P13" draw:layer="layout" svg:width="1.905cm" svg:height="1.27cm" svg:x="26.773cm" svg:y="21.747cm">
          <text:p text:style-name="P2"><text:span text:style-name="T16">0</text:span>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305cm" svg:height="1.905cm" draw:transform="rotate (1.5707963267949) translate (12.86cm 23.3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5" draw:text-style-name="P12" draw:layer="layout" svg:width="1.632cm" svg:height="0.764cm" svg:x="14.934cm" svg:y="23.918cm">
          <draw:text-box>
            <text:p text:style-name="P2"><text:span text:style-name="T15">101</text:span></text:p>
          </draw:text-box>
        </draw:frame>
        <draw:custom-shape draw:style-name="gr19" draw:text-style-name="P1" draw:layer="layout" svg:width="0.305cm" svg:height="1.905cm" draw:transform="rotate (1.5707963267949) translate (14.761cm 23.323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5" draw:text-style-name="P12" draw:layer="layout" svg:width="1.632cm" svg:height="0.764cm" svg:x="16.835cm" svg:y="23.919cm">
          <draw:text-box>
            <text:p text:style-name="P2"><text:span text:style-name="T15">102</text:span></text:p>
          </draw:text-box>
        </draw:frame>
        <draw:custom-shape draw:style-name="gr19" draw:text-style-name="P1" draw:layer="layout" svg:width="0.305cm" svg:height="1.905cm" draw:transform="rotate (1.5707963267949) translate (16.662cm 23.324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5" draw:text-style-name="P12" draw:layer="layout" svg:width="1.632cm" svg:height="0.764cm" svg:x="18.735cm" svg:y="23.919cm">
          <draw:text-box>
            <text:p text:style-name="P2"><text:span text:style-name="T15">103</text:span></text:p>
          </draw:text-box>
        </draw:frame>
        <draw:custom-shape draw:style-name="gr19" draw:text-style-name="P1" draw:layer="layout" svg:width="0.305cm" svg:height="1.905cm" draw:transform="rotate (1.5707963267949) translate (18.562cm 23.324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5" draw:text-style-name="P12" draw:layer="layout" svg:width="1.632cm" svg:height="0.764cm" svg:x="21.235cm" svg:y="23.919cm">
          <draw:text-box>
            <text:p text:style-name="P2"><text:span text:style-name="T15">104</text:span></text:p>
          </draw:text-box>
        </draw:frame>
        <draw:custom-shape draw:style-name="gr19" draw:text-style-name="P1" draw:layer="layout" svg:width="0.305cm" svg:height="1.905cm" draw:transform="rotate (1.5707963267949) translate (21.062cm 23.324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5" draw:text-style-name="P12" draw:layer="layout" svg:width="1.632cm" svg:height="0.764cm" svg:x="23.135cm" svg:y="23.919cm">
          <draw:text-box>
            <text:p text:style-name="P2"><text:span text:style-name="T15">105</text:span></text:p>
          </draw:text-box>
        </draw:frame>
        <draw:custom-shape draw:style-name="gr19" draw:text-style-name="P1" draw:layer="layout" svg:width="0.305cm" svg:height="1.905cm" draw:transform="rotate (1.5707963267949) translate (22.962cm 23.324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5" draw:text-style-name="P12" draw:layer="layout" svg:width="1.632cm" svg:height="0.764cm" svg:x="25.035cm" svg:y="23.919cm">
          <draw:text-box>
            <text:p text:style-name="P2"><text:span text:style-name="T15">106</text:span></text:p>
          </draw:text-box>
        </draw:frame>
        <draw:custom-shape draw:style-name="gr19" draw:text-style-name="P1" draw:layer="layout" svg:width="0.305cm" svg:height="1.905cm" draw:transform="rotate (1.5707963267949) translate (24.862cm 23.324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5" draw:text-style-name="P12" draw:layer="layout" svg:width="1.632cm" svg:height="0.764cm" svg:x="26.935cm" svg:y="23.919cm">
          <draw:text-box>
            <text:p text:style-name="P2"><text:span text:style-name="T15">107</text:span></text:p>
          </draw:text-box>
        </draw:frame>
        <draw:custom-shape draw:style-name="gr19" draw:text-style-name="P1" draw:layer="layout" svg:width="0.305cm" svg:height="1.905cm" draw:transform="rotate (1.5707963267949) translate (26.762cm 23.324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20" draw:text-style-name="P10" draw:layer="layout" svg:width="7.611cm" svg:height="1.27cm" svg:x="28.678cm" svg:y="21.747cm">
          <text:p text:style-name="P2"><text:span text:style-name="T14">Cell offset array</text:span></text:p>
          <draw:enhanced-geometry svg:viewBox="0 0 21600 21600" draw:type="rectangle" draw:enhanced-path="M 0 0 L 21600 0 21600 21600 0 21600 0 0 Z N"/>
        </draw:custom-shape>
        <draw:frame draw:style-name="gr5" draw:text-style-name="P14" draw:layer="layout" svg:width="4.807cm" svg:height="0.776cm" svg:x="30.139cm" svg:y="23.003cm">
          <draw:text-box>
            <text:p text:style-name="P2"><text:span text:style-name="T1">(2 * # cells) bytes</text:span></text:p>
          </draw:text-box>
        </draw:frame>
        <draw:frame draw:style-name="gr18" draw:text-style-name="P8" draw:layer="layout" svg:width="1.632cm" svg:height="0.895cm" svg:x="3.005cm" svg:y="4.345cm">
          <draw:text-box>
            <text:p text:style-name="P2"><text:span text:style-name="T12">0000 </text:span></text:p>
          </draw:text-box>
        </draw:frame>
        <draw:frame draw:style-name="gr18" draw:text-style-name="P8" draw:layer="layout" svg:width="1.632cm" svg:height="0.895cm" svg:x="3.005cm" svg:y="7.346cm">
          <draw:text-box>
            <text:p text:style-name="P2"><text:span text:style-name="T12">0010 </text:span></text:p>
          </draw:text-box>
        </draw:frame>
        <draw:frame draw:style-name="gr18" draw:text-style-name="P8" draw:layer="layout" svg:width="1.632cm" svg:height="0.895cm" svg:x="3.005cm" svg:y="10.147cm">
          <draw:text-box>
            <text:p text:style-name="P2"><text:span text:style-name="T12">0020 </text:span></text:p>
          </draw:text-box>
        </draw:frame>
        <draw:frame draw:style-name="gr18" draw:text-style-name="P8" draw:layer="layout" svg:width="1.632cm" svg:height="0.895cm" svg:x="3.005cm" svg:y="13.048cm">
          <draw:text-box>
            <text:p text:style-name="P2"><text:span text:style-name="T12">0030 </text:span></text:p>
          </draw:text-box>
        </draw:frame>
        <draw:frame draw:style-name="gr18" draw:text-style-name="P8" draw:layer="layout" svg:width="1.632cm" svg:height="0.895cm" svg:x="3.005cm" svg:y="16.249cm">
          <draw:text-box>
            <text:p text:style-name="P2"><text:span text:style-name="T12">0040 </text:span></text:p>
          </draw:text-box>
        </draw:frame>
        <draw:frame draw:style-name="gr18" draw:text-style-name="P8" draw:layer="layout" svg:width="1.632cm" svg:height="0.895cm" svg:x="3.005cm" svg:y="19.05cm">
          <draw:text-box>
            <text:p text:style-name="P2"><text:span text:style-name="T12">0050 </text:span></text:p>
          </draw:text-box>
        </draw:frame>
        <draw:frame draw:style-name="gr18" draw:text-style-name="P8" draw:layer="layout" svg:width="1.632cm" svg:height="0.895cm" svg:x="3.005cm" svg:y="21.951cm">
          <draw:text-box>
            <text:p text:style-name="P2"><text:span text:style-name="T12">0060 </text:span></text:p>
          </draw:text-box>
        </draw:frame>
        <draw:custom-shape draw:style-name="gr21" draw:text-style-name="P11" draw:layer="layout" svg:width="15.228cm" svg:height="1.27cm" svg:x="21.091cm" svg:y="15.946cm">
          <text:p text:style-name="P2"><text:span text:style-name="T14">Unus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1" draw:layer="layout" svg:width="15.241cm" svg:height="1.27cm" svg:x="21.092cm" svg:y="18.846cm">
          <text:p text:style-name="P2"><text:span text:style-name="T14">Unused</text:span></text:p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1.632cm" svg:height="0.764cm" svg:x="5.412cm" svg:y="6.115cm">
          <draw:text-box>
            <text:p text:style-name="P2"><text:span text:style-name="T15">0</text:span></text:p>
          </draw:text-box>
        </draw:frame>
        <draw:frame draw:style-name="gr5" draw:text-style-name="P12" draw:layer="layout" svg:width="1.632cm" svg:height="0.764cm" svg:x="7.318cm" svg:y="6.116cm">
          <draw:text-box>
            <text:p text:style-name="P2"><text:span text:style-name="T15">1</text:span></text:p>
          </draw:text-box>
        </draw:frame>
        <draw:frame draw:style-name="gr5" draw:text-style-name="P12" draw:layer="layout" svg:width="1.632cm" svg:height="0.764cm" svg:x="9.223cm" svg:y="6.116cm">
          <draw:text-box>
            <text:p text:style-name="P2"><text:span text:style-name="T15">2</text:span></text:p>
          </draw:text-box>
        </draw:frame>
        <draw:frame draw:style-name="gr5" draw:text-style-name="P12" draw:layer="layout" svg:width="1.632cm" svg:height="0.764cm" svg:x="11.128cm" svg:y="6.116cm">
          <draw:text-box>
            <text:p text:style-name="P2"><text:span text:style-name="T15">3</text:span></text:p>
          </draw:text-box>
        </draw:frame>
        <draw:frame draw:style-name="gr5" draw:text-style-name="P12" draw:layer="layout" svg:width="1.632cm" svg:height="0.764cm" svg:x="13.033cm" svg:y="6.116cm">
          <draw:text-box>
            <text:p text:style-name="P2"><text:span text:style-name="T15">4</text:span></text:p>
          </draw:text-box>
        </draw:frame>
        <draw:frame draw:style-name="gr5" draw:text-style-name="P12" draw:layer="layout" svg:width="1.632cm" svg:height="0.764cm" svg:x="14.938cm" svg:y="6.116cm">
          <draw:text-box>
            <text:p text:style-name="P2"><text:span text:style-name="T15">5</text:span></text:p>
          </draw:text-box>
        </draw:frame>
        <draw:frame draw:style-name="gr5" draw:text-style-name="P12" draw:layer="layout" svg:width="1.632cm" svg:height="0.764cm" svg:x="16.844cm" svg:y="6.117cm">
          <draw:text-box>
            <text:p text:style-name="P2"><text:span text:style-name="T15">6</text:span></text:p>
          </draw:text-box>
        </draw:frame>
        <draw:frame draw:style-name="gr5" draw:text-style-name="P12" draw:layer="layout" svg:width="1.632cm" svg:height="0.764cm" svg:x="18.749cm" svg:y="6.117cm">
          <draw:text-box>
            <text:p text:style-name="P2"><text:span text:style-name="T15">7</text:span></text:p>
          </draw:text-box>
        </draw:frame>
        <draw:frame draw:style-name="gr5" draw:text-style-name="P12" draw:layer="layout" svg:width="1.632cm" svg:height="0.764cm" svg:x="21.254cm" svg:y="6.117cm">
          <draw:text-box>
            <text:p text:style-name="P2"><text:span text:style-name="T15">8</text:span></text:p>
          </draw:text-box>
        </draw:frame>
        <draw:frame draw:style-name="gr5" draw:text-style-name="P12" draw:layer="layout" svg:width="1.632cm" svg:height="0.764cm" svg:x="23.159cm" svg:y="6.117cm">
          <draw:text-box>
            <text:p text:style-name="P2"><text:span text:style-name="T15">9</text:span></text:p>
          </draw:text-box>
        </draw:frame>
        <draw:frame draw:style-name="gr5" draw:text-style-name="P12" draw:layer="layout" svg:width="1.632cm" svg:height="0.764cm" svg:x="25.064cm" svg:y="6.117cm">
          <draw:text-box>
            <text:p text:style-name="P2"><text:span text:style-name="T15">10</text:span></text:p>
          </draw:text-box>
        </draw:frame>
        <draw:frame draw:style-name="gr5" draw:text-style-name="P12" draw:layer="layout" svg:width="1.632cm" svg:height="0.764cm" svg:x="26.969cm" svg:y="6.117cm">
          <draw:text-box>
            <text:p text:style-name="P2"><text:span text:style-name="T15">11</text:span></text:p>
          </draw:text-box>
        </draw:frame>
        <draw:frame draw:style-name="gr5" draw:text-style-name="P12" draw:layer="layout" svg:width="1.632cm" svg:height="0.764cm" svg:x="28.874cm" svg:y="6.117cm">
          <draw:text-box>
            <text:p text:style-name="P2"><text:span text:style-name="T15">12</text:span></text:p>
          </draw:text-box>
        </draw:frame>
        <draw:frame draw:style-name="gr5" draw:text-style-name="P12" draw:layer="layout" svg:width="1.632cm" svg:height="0.764cm" svg:x="30.779cm" svg:y="6.117cm">
          <draw:text-box>
            <text:p text:style-name="P2"><text:span text:style-name="T15">13</text:span></text:p>
          </draw:text-box>
        </draw:frame>
        <draw:frame draw:style-name="gr5" draw:text-style-name="P12" draw:layer="layout" svg:width="1.632cm" svg:height="0.764cm" svg:x="32.684cm" svg:y="6.117cm">
          <draw:text-box>
            <text:p text:style-name="P2"><text:span text:style-name="T15">14</text:span></text:p>
          </draw:text-box>
        </draw:frame>
        <draw:frame draw:style-name="gr5" draw:text-style-name="P12" draw:layer="layout" svg:width="1.632cm" svg:height="0.764cm" svg:x="34.59cm" svg:y="6.118cm">
          <draw:text-box>
            <text:p text:style-name="P2"><text:span text:style-name="T15">15</text:span></text:p>
          </draw:text-box>
        </draw:frame>
        <draw:frame draw:style-name="gr5" draw:text-style-name="P12" draw:layer="layout" svg:width="1.632cm" svg:height="0.764cm" svg:x="5.413cm" svg:y="9.015cm">
          <draw:text-box>
            <text:p text:style-name="P2"><text:span text:style-name="T15">16</text:span></text:p>
          </draw:text-box>
        </draw:frame>
        <draw:frame draw:style-name="gr5" draw:text-style-name="P12" draw:layer="layout" svg:width="1.632cm" svg:height="0.764cm" svg:x="7.319cm" svg:y="9.016cm">
          <draw:text-box>
            <text:p text:style-name="P2"><text:span text:style-name="T15">17</text:span></text:p>
          </draw:text-box>
        </draw:frame>
        <draw:frame draw:style-name="gr5" draw:text-style-name="P12" draw:layer="layout" svg:width="1.632cm" svg:height="0.764cm" svg:x="9.224cm" svg:y="9.016cm">
          <draw:text-box>
            <text:p text:style-name="P2"><text:span text:style-name="T15">18</text:span></text:p>
          </draw:text-box>
        </draw:frame>
        <draw:frame draw:style-name="gr5" draw:text-style-name="P12" draw:layer="layout" svg:width="1.632cm" svg:height="0.764cm" svg:x="11.129cm" svg:y="9.016cm">
          <draw:text-box>
            <text:p text:style-name="P2"><text:span text:style-name="T15">19</text:span></text:p>
          </draw:text-box>
        </draw:frame>
        <draw:frame draw:style-name="gr5" draw:text-style-name="P12" draw:layer="layout" svg:width="1.632cm" svg:height="0.764cm" svg:x="13.034cm" svg:y="9.016cm">
          <draw:text-box>
            <text:p text:style-name="P2"><text:span text:style-name="T15">20</text:span></text:p>
          </draw:text-box>
        </draw:frame>
        <draw:frame draw:style-name="gr5" draw:text-style-name="P12" draw:layer="layout" svg:width="1.632cm" svg:height="0.764cm" svg:x="14.939cm" svg:y="9.016cm">
          <draw:text-box>
            <text:p text:style-name="P2"><text:span text:style-name="T15">21</text:span></text:p>
          </draw:text-box>
        </draw:frame>
        <draw:frame draw:style-name="gr5" draw:text-style-name="P12" draw:layer="layout" svg:width="1.632cm" svg:height="0.764cm" svg:x="16.845cm" svg:y="9.017cm">
          <draw:text-box>
            <text:p text:style-name="P2"><text:span text:style-name="T15">22</text:span></text:p>
          </draw:text-box>
        </draw:frame>
        <draw:frame draw:style-name="gr5" draw:text-style-name="P12" draw:layer="layout" svg:width="1.632cm" svg:height="0.764cm" svg:x="18.75cm" svg:y="9.017cm">
          <draw:text-box>
            <text:p text:style-name="P2"><text:span text:style-name="T15">23</text:span></text:p>
          </draw:text-box>
        </draw:frame>
        <draw:frame draw:style-name="gr5" draw:text-style-name="P12" draw:layer="layout" svg:width="1.632cm" svg:height="0.764cm" svg:x="21.255cm" svg:y="9.017cm">
          <draw:text-box>
            <text:p text:style-name="P2"><text:span text:style-name="T15">24</text:span></text:p>
          </draw:text-box>
        </draw:frame>
        <draw:frame draw:style-name="gr5" draw:text-style-name="P12" draw:layer="layout" svg:width="1.632cm" svg:height="0.764cm" svg:x="23.16cm" svg:y="9.017cm">
          <draw:text-box>
            <text:p text:style-name="P2"><text:span text:style-name="T15">25</text:span></text:p>
          </draw:text-box>
        </draw:frame>
        <draw:frame draw:style-name="gr5" draw:text-style-name="P12" draw:layer="layout" svg:width="1.632cm" svg:height="0.764cm" svg:x="25.065cm" svg:y="9.017cm">
          <draw:text-box>
            <text:p text:style-name="P2"><text:span text:style-name="T15">26</text:span></text:p>
          </draw:text-box>
        </draw:frame>
        <draw:frame draw:style-name="gr5" draw:text-style-name="P12" draw:layer="layout" svg:width="1.632cm" svg:height="0.764cm" svg:x="26.97cm" svg:y="9.017cm">
          <draw:text-box>
            <text:p text:style-name="P2"><text:span text:style-name="T15">27</text:span></text:p>
          </draw:text-box>
        </draw:frame>
        <draw:frame draw:style-name="gr5" draw:text-style-name="P12" draw:layer="layout" svg:width="1.632cm" svg:height="0.764cm" svg:x="28.875cm" svg:y="9.017cm">
          <draw:text-box>
            <text:p text:style-name="P2"><text:span text:style-name="T15">28</text:span></text:p>
          </draw:text-box>
        </draw:frame>
        <draw:frame draw:style-name="gr5" draw:text-style-name="P12" draw:layer="layout" svg:width="1.632cm" svg:height="0.764cm" svg:x="30.78cm" svg:y="9.017cm">
          <draw:text-box>
            <text:p text:style-name="P2"><text:span text:style-name="T15">29</text:span></text:p>
          </draw:text-box>
        </draw:frame>
        <draw:frame draw:style-name="gr5" draw:text-style-name="P12" draw:layer="layout" svg:width="1.632cm" svg:height="0.764cm" svg:x="32.685cm" svg:y="9.017cm">
          <draw:text-box>
            <text:p text:style-name="P2"><text:span text:style-name="T15">30</text:span></text:p>
          </draw:text-box>
        </draw:frame>
        <draw:frame draw:style-name="gr5" draw:text-style-name="P12" draw:layer="layout" svg:width="1.632cm" svg:height="0.764cm" svg:x="34.591cm" svg:y="9.018cm">
          <draw:text-box>
            <text:p text:style-name="P2"><text:span text:style-name="T15">31</text:span></text:p>
          </draw:text-box>
        </draw:frame>
        <draw:frame draw:style-name="gr5" draw:text-style-name="P12" draw:layer="layout" svg:width="1.632cm" svg:height="0.764cm" svg:x="5.412cm" svg:y="12.015cm">
          <draw:text-box>
            <text:p text:style-name="P2"><text:span text:style-name="T15">32</text:span></text:p>
          </draw:text-box>
        </draw:frame>
        <draw:frame draw:style-name="gr5" draw:text-style-name="P12" draw:layer="layout" svg:width="1.632cm" svg:height="0.764cm" svg:x="7.318cm" svg:y="12.016cm">
          <draw:text-box>
            <text:p text:style-name="P2"><text:span text:style-name="T15">33</text:span></text:p>
          </draw:text-box>
        </draw:frame>
        <draw:frame draw:style-name="gr5" draw:text-style-name="P12" draw:layer="layout" svg:width="1.632cm" svg:height="0.764cm" svg:x="9.223cm" svg:y="12.016cm">
          <draw:text-box>
            <text:p text:style-name="P2"><text:span text:style-name="T15">34</text:span></text:p>
          </draw:text-box>
        </draw:frame>
        <draw:frame draw:style-name="gr5" draw:text-style-name="P12" draw:layer="layout" svg:width="1.632cm" svg:height="0.764cm" svg:x="11.128cm" svg:y="12.016cm">
          <draw:text-box>
            <text:p text:style-name="P2"><text:span text:style-name="T15">35</text:span></text:p>
          </draw:text-box>
        </draw:frame>
        <draw:frame draw:style-name="gr5" draw:text-style-name="P12" draw:layer="layout" svg:width="1.632cm" svg:height="0.764cm" svg:x="13.033cm" svg:y="12.016cm">
          <draw:text-box>
            <text:p text:style-name="P2"><text:span text:style-name="T15">36</text:span></text:p>
          </draw:text-box>
        </draw:frame>
        <draw:frame draw:style-name="gr5" draw:text-style-name="P12" draw:layer="layout" svg:width="1.632cm" svg:height="0.764cm" svg:x="14.938cm" svg:y="12.016cm">
          <draw:text-box>
            <text:p text:style-name="P2"><text:span text:style-name="T15">37</text:span></text:p>
          </draw:text-box>
        </draw:frame>
        <draw:frame draw:style-name="gr5" draw:text-style-name="P12" draw:layer="layout" svg:width="1.632cm" svg:height="0.764cm" svg:x="16.844cm" svg:y="12.017cm">
          <draw:text-box>
            <text:p text:style-name="P2"><text:span text:style-name="T15">38</text:span></text:p>
          </draw:text-box>
        </draw:frame>
        <draw:frame draw:style-name="gr5" draw:text-style-name="P12" draw:layer="layout" svg:width="1.632cm" svg:height="0.764cm" svg:x="18.749cm" svg:y="12.017cm">
          <draw:text-box>
            <text:p text:style-name="P2"><text:span text:style-name="T15">39</text:span></text:p>
          </draw:text-box>
        </draw:frame>
        <draw:frame draw:style-name="gr5" draw:text-style-name="P12" draw:layer="layout" svg:width="1.632cm" svg:height="0.764cm" svg:x="21.254cm" svg:y="12.017cm">
          <draw:text-box>
            <text:p text:style-name="P2"><text:span text:style-name="T15">40</text:span></text:p>
          </draw:text-box>
        </draw:frame>
        <draw:frame draw:style-name="gr5" draw:text-style-name="P12" draw:layer="layout" svg:width="1.632cm" svg:height="0.764cm" svg:x="23.159cm" svg:y="12.017cm">
          <draw:text-box>
            <text:p text:style-name="P2"><text:span text:style-name="T15">41</text:span></text:p>
          </draw:text-box>
        </draw:frame>
        <draw:frame draw:style-name="gr5" draw:text-style-name="P12" draw:layer="layout" svg:width="1.632cm" svg:height="0.764cm" svg:x="25.064cm" svg:y="12.017cm">
          <draw:text-box>
            <text:p text:style-name="P2"><text:span text:style-name="T15">42</text:span></text:p>
          </draw:text-box>
        </draw:frame>
        <draw:frame draw:style-name="gr5" draw:text-style-name="P12" draw:layer="layout" svg:width="1.632cm" svg:height="0.764cm" svg:x="26.969cm" svg:y="12.017cm">
          <draw:text-box>
            <text:p text:style-name="P2"><text:span text:style-name="T15">43</text:span></text:p>
          </draw:text-box>
        </draw:frame>
        <draw:frame draw:style-name="gr5" draw:text-style-name="P12" draw:layer="layout" svg:width="1.632cm" svg:height="0.764cm" svg:x="28.874cm" svg:y="12.017cm">
          <draw:text-box>
            <text:p text:style-name="P2"><text:span text:style-name="T15">44</text:span></text:p>
          </draw:text-box>
        </draw:frame>
        <draw:frame draw:style-name="gr5" draw:text-style-name="P12" draw:layer="layout" svg:width="1.632cm" svg:height="0.764cm" svg:x="30.779cm" svg:y="12.017cm">
          <draw:text-box>
            <text:p text:style-name="P2"><text:span text:style-name="T15">45</text:span></text:p>
          </draw:text-box>
        </draw:frame>
        <draw:frame draw:style-name="gr5" draw:text-style-name="P12" draw:layer="layout" svg:width="1.632cm" svg:height="0.764cm" svg:x="32.684cm" svg:y="12.017cm">
          <draw:text-box>
            <text:p text:style-name="P2"><text:span text:style-name="T15">46</text:span></text:p>
          </draw:text-box>
        </draw:frame>
        <draw:frame draw:style-name="gr5" draw:text-style-name="P12" draw:layer="layout" svg:width="1.632cm" svg:height="0.764cm" svg:x="34.59cm" svg:y="12.018cm">
          <draw:text-box>
            <text:p text:style-name="P2"><text:span text:style-name="T15">47</text:span></text:p>
          </draw:text-box>
        </draw:frame>
        <draw:frame draw:style-name="gr5" draw:text-style-name="P12" draw:layer="layout" svg:width="1.632cm" svg:height="0.764cm" svg:x="5.413cm" svg:y="14.815cm">
          <draw:text-box>
            <text:p text:style-name="P2"><text:span text:style-name="T15">48</text:span></text:p>
          </draw:text-box>
        </draw:frame>
        <draw:frame draw:style-name="gr5" draw:text-style-name="P12" draw:layer="layout" svg:width="1.632cm" svg:height="0.764cm" svg:x="7.319cm" svg:y="14.816cm">
          <draw:text-box>
            <text:p text:style-name="P2"><text:span text:style-name="T15">49</text:span></text:p>
          </draw:text-box>
        </draw:frame>
        <draw:frame draw:style-name="gr5" draw:text-style-name="P12" draw:layer="layout" svg:width="1.632cm" svg:height="0.764cm" svg:x="9.224cm" svg:y="14.816cm">
          <draw:text-box>
            <text:p text:style-name="P2"><text:span text:style-name="T15">50</text:span></text:p>
          </draw:text-box>
        </draw:frame>
        <draw:frame draw:style-name="gr5" draw:text-style-name="P12" draw:layer="layout" svg:width="1.632cm" svg:height="0.764cm" svg:x="11.129cm" svg:y="14.816cm">
          <draw:text-box>
            <text:p text:style-name="P2"><text:span text:style-name="T15">51</text:span></text:p>
          </draw:text-box>
        </draw:frame>
        <draw:frame draw:style-name="gr5" draw:text-style-name="P12" draw:layer="layout" svg:width="1.632cm" svg:height="0.764cm" svg:x="13.034cm" svg:y="14.816cm">
          <draw:text-box>
            <text:p text:style-name="P2"><text:span text:style-name="T15">52</text:span></text:p>
          </draw:text-box>
        </draw:frame>
        <draw:frame draw:style-name="gr5" draw:text-style-name="P12" draw:layer="layout" svg:width="1.632cm" svg:height="0.764cm" svg:x="14.939cm" svg:y="14.816cm">
          <draw:text-box>
            <text:p text:style-name="P2"><text:span text:style-name="T15">53</text:span></text:p>
          </draw:text-box>
        </draw:frame>
        <draw:frame draw:style-name="gr5" draw:text-style-name="P12" draw:layer="layout" svg:width="1.632cm" svg:height="0.764cm" svg:x="16.845cm" svg:y="14.817cm">
          <draw:text-box>
            <text:p text:style-name="P2"><text:span text:style-name="T15">54</text:span></text:p>
          </draw:text-box>
        </draw:frame>
        <draw:frame draw:style-name="gr5" draw:text-style-name="P12" draw:layer="layout" svg:width="1.632cm" svg:height="0.764cm" svg:x="18.75cm" svg:y="14.817cm">
          <draw:text-box>
            <text:p text:style-name="P2"><text:span text:style-name="T15">55</text:span></text:p>
          </draw:text-box>
        </draw:frame>
        <draw:frame draw:style-name="gr5" draw:text-style-name="P12" draw:layer="layout" svg:width="1.632cm" svg:height="0.764cm" svg:x="21.255cm" svg:y="14.817cm">
          <draw:text-box>
            <text:p text:style-name="P2"><text:span text:style-name="T15">56</text:span></text:p>
          </draw:text-box>
        </draw:frame>
        <draw:frame draw:style-name="gr5" draw:text-style-name="P12" draw:layer="layout" svg:width="1.632cm" svg:height="0.764cm" svg:x="23.16cm" svg:y="14.817cm">
          <draw:text-box>
            <text:p text:style-name="P2"><text:span text:style-name="T15">57</text:span></text:p>
          </draw:text-box>
        </draw:frame>
        <draw:frame draw:style-name="gr5" draw:text-style-name="P12" draw:layer="layout" svg:width="1.632cm" svg:height="0.764cm" svg:x="25.065cm" svg:y="14.817cm">
          <draw:text-box>
            <text:p text:style-name="P2"><text:span text:style-name="T15">58</text:span></text:p>
          </draw:text-box>
        </draw:frame>
        <draw:frame draw:style-name="gr5" draw:text-style-name="P12" draw:layer="layout" svg:width="1.632cm" svg:height="0.764cm" svg:x="26.97cm" svg:y="14.817cm">
          <draw:text-box>
            <text:p text:style-name="P2"><text:span text:style-name="T15">59</text:span></text:p>
          </draw:text-box>
        </draw:frame>
        <draw:frame draw:style-name="gr5" draw:text-style-name="P12" draw:layer="layout" svg:width="1.632cm" svg:height="0.764cm" svg:x="28.875cm" svg:y="14.817cm">
          <draw:text-box>
            <text:p text:style-name="P2"><text:span text:style-name="T15">60</text:span></text:p>
          </draw:text-box>
        </draw:frame>
        <draw:frame draw:style-name="gr5" draw:text-style-name="P12" draw:layer="layout" svg:width="1.632cm" svg:height="0.764cm" svg:x="30.78cm" svg:y="14.817cm">
          <draw:text-box>
            <text:p text:style-name="P2"><text:span text:style-name="T15">61</text:span></text:p>
          </draw:text-box>
        </draw:frame>
        <draw:frame draw:style-name="gr5" draw:text-style-name="P12" draw:layer="layout" svg:width="1.632cm" svg:height="0.764cm" svg:x="32.685cm" svg:y="14.817cm">
          <draw:text-box>
            <text:p text:style-name="P2"><text:span text:style-name="T15">62</text:span></text:p>
          </draw:text-box>
        </draw:frame>
        <draw:frame draw:style-name="gr5" draw:text-style-name="P12" draw:layer="layout" svg:width="1.632cm" svg:height="0.764cm" svg:x="34.591cm" svg:y="14.818cm">
          <draw:text-box>
            <text:p text:style-name="P2"><text:span text:style-name="T15">63</text:span></text:p>
          </draw:text-box>
        </draw:frame>
        <draw:frame draw:style-name="gr18" draw:text-style-name="P8" draw:layer="layout" svg:width="1.632cm" svg:height="0.895cm" svg:x="5.413cm" svg:y="11.215cm">
          <draw:text-box>
            <text:p text:style-name="P2"><text:span text:style-name="T12">20</text:span></text:p>
          </draw:text-box>
        </draw:frame>
        <draw:frame draw:style-name="gr18" draw:text-style-name="P8" draw:layer="layout" svg:width="1.632cm" svg:height="0.895cm" svg:x="7.319cm" svg:y="11.216cm">
          <draw:text-box>
            <text:p text:style-name="P2"><text:span text:style-name="T12">21</text:span></text:p>
          </draw:text-box>
        </draw:frame>
        <draw:frame draw:style-name="gr18" draw:text-style-name="P8" draw:layer="layout" svg:width="1.632cm" svg:height="0.895cm" svg:x="9.224cm" svg:y="11.216cm">
          <draw:text-box>
            <text:p text:style-name="P2"><text:span text:style-name="T12">22</text:span></text:p>
          </draw:text-box>
        </draw:frame>
        <draw:frame draw:style-name="gr18" draw:text-style-name="P8" draw:layer="layout" svg:width="1.632cm" svg:height="0.895cm" svg:x="11.129cm" svg:y="11.216cm">
          <draw:text-box>
            <text:p text:style-name="P2"><text:span text:style-name="T12">23</text:span></text:p>
          </draw:text-box>
        </draw:frame>
        <draw:frame draw:style-name="gr18" draw:text-style-name="P8" draw:layer="layout" svg:width="1.632cm" svg:height="0.895cm" svg:x="13.034cm" svg:y="11.216cm">
          <draw:text-box>
            <text:p text:style-name="P2"><text:span text:style-name="T12">24</text:span></text:p>
          </draw:text-box>
        </draw:frame>
        <draw:frame draw:style-name="gr18" draw:text-style-name="P8" draw:layer="layout" svg:width="1.632cm" svg:height="0.895cm" svg:x="14.939cm" svg:y="11.216cm">
          <draw:text-box>
            <text:p text:style-name="P2"><text:span text:style-name="T12">25</text:span></text:p>
          </draw:text-box>
        </draw:frame>
        <draw:frame draw:style-name="gr18" draw:text-style-name="P8" draw:layer="layout" svg:width="1.632cm" svg:height="0.895cm" svg:x="16.845cm" svg:y="11.217cm">
          <draw:text-box>
            <text:p text:style-name="P2"><text:span text:style-name="T12">26</text:span></text:p>
          </draw:text-box>
        </draw:frame>
        <draw:frame draw:style-name="gr18" draw:text-style-name="P8" draw:layer="layout" svg:width="1.632cm" svg:height="0.895cm" svg:x="18.75cm" svg:y="11.217cm">
          <draw:text-box>
            <text:p text:style-name="P2"><text:span text:style-name="T12">27</text:span></text:p>
          </draw:text-box>
        </draw:frame>
        <draw:frame draw:style-name="gr18" draw:text-style-name="P8" draw:layer="layout" svg:width="1.632cm" svg:height="0.895cm" svg:x="21.255cm" svg:y="11.217cm">
          <draw:text-box>
            <text:p text:style-name="P2"><text:span text:style-name="T12">28</text:span></text:p>
          </draw:text-box>
        </draw:frame>
        <draw:frame draw:style-name="gr18" draw:text-style-name="P8" draw:layer="layout" svg:width="1.632cm" svg:height="0.895cm" svg:x="23.16cm" svg:y="11.217cm">
          <draw:text-box>
            <text:p text:style-name="P2"><text:span text:style-name="T12">29</text:span></text:p>
          </draw:text-box>
        </draw:frame>
        <draw:frame draw:style-name="gr18" draw:text-style-name="P8" draw:layer="layout" svg:width="1.632cm" svg:height="0.895cm" svg:x="25.065cm" svg:y="11.217cm">
          <draw:text-box>
            <text:p text:style-name="P2"><text:span text:style-name="T12">2A</text:span></text:p>
          </draw:text-box>
        </draw:frame>
        <draw:frame draw:style-name="gr18" draw:text-style-name="P8" draw:layer="layout" svg:width="1.632cm" svg:height="0.895cm" svg:x="26.97cm" svg:y="11.217cm">
          <draw:text-box>
            <text:p text:style-name="P2"><text:span text:style-name="T12">2B</text:span></text:p>
          </draw:text-box>
        </draw:frame>
        <draw:frame draw:style-name="gr18" draw:text-style-name="P8" draw:layer="layout" svg:width="1.632cm" svg:height="0.895cm" svg:x="28.875cm" svg:y="11.217cm">
          <draw:text-box>
            <text:p text:style-name="P2"><text:span text:style-name="T12">2C</text:span></text:p>
          </draw:text-box>
        </draw:frame>
        <draw:frame draw:style-name="gr18" draw:text-style-name="P8" draw:layer="layout" svg:width="1.632cm" svg:height="0.895cm" svg:x="30.78cm" svg:y="11.217cm">
          <draw:text-box>
            <text:p text:style-name="P2"><text:span text:style-name="T12">2D</text:span></text:p>
          </draw:text-box>
        </draw:frame>
        <draw:frame draw:style-name="gr18" draw:text-style-name="P8" draw:layer="layout" svg:width="1.632cm" svg:height="0.895cm" svg:x="32.685cm" svg:y="11.217cm">
          <draw:text-box>
            <text:p text:style-name="P2"><text:span text:style-name="T12">2E</text:span></text:p>
          </draw:text-box>
        </draw:frame>
        <draw:frame draw:style-name="gr18" draw:text-style-name="P8" draw:layer="layout" svg:width="1.632cm" svg:height="0.895cm" svg:x="34.591cm" svg:y="11.218cm">
          <draw:text-box>
            <text:p text:style-name="P2"><text:span text:style-name="T12">2F</text:span></text:p>
          </draw:text-box>
        </draw:frame>
        <draw:frame draw:style-name="gr18" draw:text-style-name="P8" draw:layer="layout" svg:width="1.632cm" svg:height="0.895cm" svg:x="5.413cm" svg:y="14.115cm">
          <draw:text-box>
            <text:p text:style-name="P2"><text:span text:style-name="T12">30</text:span></text:p>
          </draw:text-box>
        </draw:frame>
        <draw:frame draw:style-name="gr18" draw:text-style-name="P8" draw:layer="layout" svg:width="1.632cm" svg:height="0.895cm" svg:x="7.319cm" svg:y="14.116cm">
          <draw:text-box>
            <text:p text:style-name="P2"><text:span text:style-name="T12">31</text:span></text:p>
          </draw:text-box>
        </draw:frame>
        <draw:frame draw:style-name="gr18" draw:text-style-name="P8" draw:layer="layout" svg:width="1.632cm" svg:height="0.895cm" svg:x="9.224cm" svg:y="14.116cm">
          <draw:text-box>
            <text:p text:style-name="P2"><text:span text:style-name="T12">32</text:span></text:p>
          </draw:text-box>
        </draw:frame>
        <draw:frame draw:style-name="gr18" draw:text-style-name="P8" draw:layer="layout" svg:width="1.632cm" svg:height="0.895cm" svg:x="11.129cm" svg:y="14.116cm">
          <draw:text-box>
            <text:p text:style-name="P2"><text:span text:style-name="T12">33</text:span></text:p>
          </draw:text-box>
        </draw:frame>
        <draw:frame draw:style-name="gr18" draw:text-style-name="P8" draw:layer="layout" svg:width="1.632cm" svg:height="0.895cm" svg:x="13.034cm" svg:y="14.116cm">
          <draw:text-box>
            <text:p text:style-name="P2"><text:span text:style-name="T12">34</text:span></text:p>
          </draw:text-box>
        </draw:frame>
        <draw:frame draw:style-name="gr18" draw:text-style-name="P8" draw:layer="layout" svg:width="1.632cm" svg:height="0.895cm" svg:x="14.939cm" svg:y="14.116cm">
          <draw:text-box>
            <text:p text:style-name="P2"><text:span text:style-name="T12">35</text:span></text:p>
          </draw:text-box>
        </draw:frame>
        <draw:frame draw:style-name="gr18" draw:text-style-name="P8" draw:layer="layout" svg:width="1.632cm" svg:height="0.895cm" svg:x="16.845cm" svg:y="14.117cm">
          <draw:text-box>
            <text:p text:style-name="P2"><text:span text:style-name="T12">36</text:span></text:p>
          </draw:text-box>
        </draw:frame>
        <draw:frame draw:style-name="gr18" draw:text-style-name="P8" draw:layer="layout" svg:width="1.632cm" svg:height="0.895cm" svg:x="18.75cm" svg:y="14.117cm">
          <draw:text-box>
            <text:p text:style-name="P2"><text:span text:style-name="T12">37</text:span></text:p>
          </draw:text-box>
        </draw:frame>
        <draw:frame draw:style-name="gr18" draw:text-style-name="P8" draw:layer="layout" svg:width="1.632cm" svg:height="0.895cm" svg:x="21.255cm" svg:y="14.117cm">
          <draw:text-box>
            <text:p text:style-name="P2"><text:span text:style-name="T12">38</text:span></text:p>
          </draw:text-box>
        </draw:frame>
        <draw:frame draw:style-name="gr18" draw:text-style-name="P8" draw:layer="layout" svg:width="1.632cm" svg:height="0.895cm" svg:x="23.16cm" svg:y="14.117cm">
          <draw:text-box>
            <text:p text:style-name="P2"><text:span text:style-name="T12">39</text:span></text:p>
          </draw:text-box>
        </draw:frame>
        <draw:frame draw:style-name="gr18" draw:text-style-name="P8" draw:layer="layout" svg:width="1.632cm" svg:height="0.895cm" svg:x="25.065cm" svg:y="14.117cm">
          <draw:text-box>
            <text:p text:style-name="P2"><text:span text:style-name="T12">3A</text:span></text:p>
          </draw:text-box>
        </draw:frame>
        <draw:frame draw:style-name="gr18" draw:text-style-name="P8" draw:layer="layout" svg:width="1.632cm" svg:height="0.895cm" svg:x="26.97cm" svg:y="14.117cm">
          <draw:text-box>
            <text:p text:style-name="P2"><text:span text:style-name="T12">3B</text:span></text:p>
          </draw:text-box>
        </draw:frame>
        <draw:frame draw:style-name="gr18" draw:text-style-name="P8" draw:layer="layout" svg:width="1.632cm" svg:height="0.895cm" svg:x="28.875cm" svg:y="14.117cm">
          <draw:text-box>
            <text:p text:style-name="P2"><text:span text:style-name="T12">3C</text:span></text:p>
          </draw:text-box>
        </draw:frame>
        <draw:frame draw:style-name="gr18" draw:text-style-name="P8" draw:layer="layout" svg:width="1.632cm" svg:height="0.895cm" svg:x="30.78cm" svg:y="14.117cm">
          <draw:text-box>
            <text:p text:style-name="P2"><text:span text:style-name="T12">3D</text:span></text:p>
          </draw:text-box>
        </draw:frame>
        <draw:frame draw:style-name="gr18" draw:text-style-name="P8" draw:layer="layout" svg:width="1.632cm" svg:height="0.895cm" svg:x="32.685cm" svg:y="14.117cm">
          <draw:text-box>
            <text:p text:style-name="P2"><text:span text:style-name="T12">3E</text:span></text:p>
          </draw:text-box>
        </draw:frame>
        <draw:frame draw:style-name="gr18" draw:text-style-name="P8" draw:layer="layout" svg:width="1.632cm" svg:height="0.895cm" svg:x="34.591cm" svg:y="14.118cm">
          <draw:text-box>
            <text:p text:style-name="P2"><text:span text:style-name="T12">3F</text:span></text:p>
          </draw:text-box>
        </draw:frame>
        <draw:frame draw:style-name="gr18" draw:text-style-name="P8" draw:layer="layout" svg:width="1.632cm" svg:height="0.895cm" svg:x="5.413cm" svg:y="17.215cm">
          <draw:text-box>
            <text:p text:style-name="P2"><text:span text:style-name="T12">40</text:span></text:p>
          </draw:text-box>
        </draw:frame>
        <draw:frame draw:style-name="gr18" draw:text-style-name="P8" draw:layer="layout" svg:width="1.632cm" svg:height="0.895cm" svg:x="7.319cm" svg:y="17.216cm">
          <draw:text-box>
            <text:p text:style-name="P2"><text:span text:style-name="T12">41</text:span></text:p>
          </draw:text-box>
        </draw:frame>
        <draw:frame draw:style-name="gr18" draw:text-style-name="P8" draw:layer="layout" svg:width="1.632cm" svg:height="0.895cm" svg:x="9.224cm" svg:y="17.216cm">
          <draw:text-box>
            <text:p text:style-name="P2"><text:span text:style-name="T12">42</text:span></text:p>
          </draw:text-box>
        </draw:frame>
        <draw:frame draw:style-name="gr18" draw:text-style-name="P8" draw:layer="layout" svg:width="1.632cm" svg:height="0.895cm" svg:x="11.129cm" svg:y="17.216cm">
          <draw:text-box>
            <text:p text:style-name="P2"><text:span text:style-name="T12">43</text:span></text:p>
          </draw:text-box>
        </draw:frame>
        <draw:frame draw:style-name="gr18" draw:text-style-name="P8" draw:layer="layout" svg:width="1.632cm" svg:height="0.895cm" svg:x="13.034cm" svg:y="17.216cm">
          <draw:text-box>
            <text:p text:style-name="P2"><text:span text:style-name="T12">44</text:span></text:p>
          </draw:text-box>
        </draw:frame>
        <draw:frame draw:style-name="gr18" draw:text-style-name="P8" draw:layer="layout" svg:width="1.632cm" svg:height="0.895cm" svg:x="14.939cm" svg:y="17.216cm">
          <draw:text-box>
            <text:p text:style-name="P2"><text:span text:style-name="T12">45</text:span></text:p>
          </draw:text-box>
        </draw:frame>
        <draw:frame draw:style-name="gr18" draw:text-style-name="P8" draw:layer="layout" svg:width="1.632cm" svg:height="0.895cm" svg:x="16.845cm" svg:y="17.217cm">
          <draw:text-box>
            <text:p text:style-name="P2"><text:span text:style-name="T12">46</text:span></text:p>
          </draw:text-box>
        </draw:frame>
        <draw:frame draw:style-name="gr18" draw:text-style-name="P8" draw:layer="layout" svg:width="1.632cm" svg:height="0.895cm" svg:x="18.75cm" svg:y="17.217cm">
          <draw:text-box>
            <text:p text:style-name="P2"><text:span text:style-name="T12">47</text:span></text:p>
          </draw:text-box>
        </draw:frame>
        <draw:frame draw:style-name="gr18" draw:text-style-name="P8" draw:layer="layout" svg:width="1.632cm" svg:height="0.895cm" svg:x="21.255cm" svg:y="17.217cm">
          <draw:text-box>
            <text:p text:style-name="P2"><text:span text:style-name="T12">48</text:span></text:p>
          </draw:text-box>
        </draw:frame>
        <draw:frame draw:style-name="gr18" draw:text-style-name="P8" draw:layer="layout" svg:width="1.632cm" svg:height="0.895cm" svg:x="23.16cm" svg:y="17.217cm">
          <draw:text-box>
            <text:p text:style-name="P2"><text:span text:style-name="T12">49</text:span></text:p>
          </draw:text-box>
        </draw:frame>
        <draw:frame draw:style-name="gr18" draw:text-style-name="P8" draw:layer="layout" svg:width="1.632cm" svg:height="0.895cm" svg:x="25.065cm" svg:y="17.217cm">
          <draw:text-box>
            <text:p text:style-name="P2"><text:span text:style-name="T12">4A</text:span></text:p>
          </draw:text-box>
        </draw:frame>
        <draw:frame draw:style-name="gr18" draw:text-style-name="P8" draw:layer="layout" svg:width="1.632cm" svg:height="0.895cm" svg:x="26.97cm" svg:y="17.217cm">
          <draw:text-box>
            <text:p text:style-name="P2"><text:span text:style-name="T12">4B</text:span></text:p>
          </draw:text-box>
        </draw:frame>
        <draw:frame draw:style-name="gr18" draw:text-style-name="P8" draw:layer="layout" svg:width="1.632cm" svg:height="0.895cm" svg:x="28.875cm" svg:y="17.217cm">
          <draw:text-box>
            <text:p text:style-name="P2"><text:span text:style-name="T12">4C</text:span></text:p>
          </draw:text-box>
        </draw:frame>
        <draw:frame draw:style-name="gr18" draw:text-style-name="P8" draw:layer="layout" svg:width="1.632cm" svg:height="0.895cm" svg:x="30.78cm" svg:y="17.217cm">
          <draw:text-box>
            <text:p text:style-name="P2"><text:span text:style-name="T12">4D</text:span></text:p>
          </draw:text-box>
        </draw:frame>
        <draw:frame draw:style-name="gr18" draw:text-style-name="P8" draw:layer="layout" svg:width="1.632cm" svg:height="0.895cm" svg:x="32.685cm" svg:y="17.217cm">
          <draw:text-box>
            <text:p text:style-name="P2"><text:span text:style-name="T12">4E</text:span></text:p>
          </draw:text-box>
        </draw:frame>
        <draw:frame draw:style-name="gr18" draw:text-style-name="P8" draw:layer="layout" svg:width="1.632cm" svg:height="0.895cm" svg:x="34.591cm" svg:y="17.218cm">
          <draw:text-box>
            <text:p text:style-name="P2"><text:span text:style-name="T12">4F</text:span></text:p>
          </draw:text-box>
        </draw:frame>
        <draw:frame draw:style-name="gr18" draw:text-style-name="P8" draw:layer="layout" svg:width="1.632cm" svg:height="0.895cm" svg:x="5.413cm" svg:y="20.215cm">
          <draw:text-box>
            <text:p text:style-name="P2"><text:span text:style-name="T12">50</text:span></text:p>
          </draw:text-box>
        </draw:frame>
        <draw:frame draw:style-name="gr18" draw:text-style-name="P8" draw:layer="layout" svg:width="1.632cm" svg:height="0.895cm" svg:x="7.319cm" svg:y="20.216cm">
          <draw:text-box>
            <text:p text:style-name="P2"><text:span text:style-name="T12">51</text:span></text:p>
          </draw:text-box>
        </draw:frame>
        <draw:frame draw:style-name="gr18" draw:text-style-name="P8" draw:layer="layout" svg:width="1.632cm" svg:height="0.895cm" svg:x="9.224cm" svg:y="20.216cm">
          <draw:text-box>
            <text:p text:style-name="P2"><text:span text:style-name="T12">52</text:span></text:p>
          </draw:text-box>
        </draw:frame>
        <draw:frame draw:style-name="gr18" draw:text-style-name="P8" draw:layer="layout" svg:width="1.632cm" svg:height="0.895cm" svg:x="11.129cm" svg:y="20.216cm">
          <draw:text-box>
            <text:p text:style-name="P2"><text:span text:style-name="T12">53</text:span></text:p>
          </draw:text-box>
        </draw:frame>
        <draw:frame draw:style-name="gr18" draw:text-style-name="P8" draw:layer="layout" svg:width="1.632cm" svg:height="0.895cm" svg:x="13.034cm" svg:y="20.216cm">
          <draw:text-box>
            <text:p text:style-name="P2"><text:span text:style-name="T12">54</text:span></text:p>
          </draw:text-box>
        </draw:frame>
        <draw:frame draw:style-name="gr18" draw:text-style-name="P8" draw:layer="layout" svg:width="1.632cm" svg:height="0.895cm" svg:x="14.939cm" svg:y="20.216cm">
          <draw:text-box>
            <text:p text:style-name="P2"><text:span text:style-name="T12">55</text:span></text:p>
          </draw:text-box>
        </draw:frame>
        <draw:frame draw:style-name="gr18" draw:text-style-name="P8" draw:layer="layout" svg:width="1.632cm" svg:height="0.895cm" svg:x="16.845cm" svg:y="20.217cm">
          <draw:text-box>
            <text:p text:style-name="P2"><text:span text:style-name="T12">56</text:span></text:p>
          </draw:text-box>
        </draw:frame>
        <draw:frame draw:style-name="gr18" draw:text-style-name="P8" draw:layer="layout" svg:width="1.632cm" svg:height="0.895cm" svg:x="18.75cm" svg:y="20.217cm">
          <draw:text-box>
            <text:p text:style-name="P2"><text:span text:style-name="T12">57</text:span></text:p>
          </draw:text-box>
        </draw:frame>
        <draw:frame draw:style-name="gr18" draw:text-style-name="P8" draw:layer="layout" svg:width="1.632cm" svg:height="0.895cm" svg:x="21.255cm" svg:y="20.217cm">
          <draw:text-box>
            <text:p text:style-name="P2"><text:span text:style-name="T12">58</text:span></text:p>
          </draw:text-box>
        </draw:frame>
        <draw:frame draw:style-name="gr18" draw:text-style-name="P8" draw:layer="layout" svg:width="1.632cm" svg:height="0.895cm" svg:x="23.16cm" svg:y="20.217cm">
          <draw:text-box>
            <text:p text:style-name="P2"><text:span text:style-name="T12">59</text:span></text:p>
          </draw:text-box>
        </draw:frame>
        <draw:frame draw:style-name="gr18" draw:text-style-name="P8" draw:layer="layout" svg:width="1.632cm" svg:height="0.895cm" svg:x="25.065cm" svg:y="20.217cm">
          <draw:text-box>
            <text:p text:style-name="P2"><text:span text:style-name="T12">5A</text:span></text:p>
          </draw:text-box>
        </draw:frame>
        <draw:frame draw:style-name="gr18" draw:text-style-name="P8" draw:layer="layout" svg:width="1.632cm" svg:height="0.895cm" svg:x="26.97cm" svg:y="20.217cm">
          <draw:text-box>
            <text:p text:style-name="P2"><text:span text:style-name="T12">5B</text:span></text:p>
          </draw:text-box>
        </draw:frame>
        <draw:frame draw:style-name="gr18" draw:text-style-name="P8" draw:layer="layout" svg:width="1.632cm" svg:height="0.895cm" svg:x="28.875cm" svg:y="20.217cm">
          <draw:text-box>
            <text:p text:style-name="P2"><text:span text:style-name="T12">5C</text:span></text:p>
          </draw:text-box>
        </draw:frame>
        <draw:frame draw:style-name="gr18" draw:text-style-name="P8" draw:layer="layout" svg:width="1.632cm" svg:height="0.895cm" svg:x="30.78cm" svg:y="20.217cm">
          <draw:text-box>
            <text:p text:style-name="P2"><text:span text:style-name="T12">5D</text:span></text:p>
          </draw:text-box>
        </draw:frame>
        <draw:frame draw:style-name="gr18" draw:text-style-name="P8" draw:layer="layout" svg:width="1.632cm" svg:height="0.895cm" svg:x="32.685cm" svg:y="20.217cm">
          <draw:text-box>
            <text:p text:style-name="P2"><text:span text:style-name="T12">5E</text:span></text:p>
          </draw:text-box>
        </draw:frame>
        <draw:frame draw:style-name="gr18" draw:text-style-name="P8" draw:layer="layout" svg:width="1.632cm" svg:height="0.895cm" svg:x="34.591cm" svg:y="20.218cm">
          <draw:text-box>
            <text:p text:style-name="P2"><text:span text:style-name="T12">5F</text:span></text:p>
          </draw:text-box>
        </draw:frame>
        <draw:frame draw:style-name="gr18" draw:text-style-name="P8" draw:layer="layout" svg:width="1.632cm" svg:height="0.895cm" svg:x="5.413cm" svg:y="23.115cm">
          <draw:text-box>
            <text:p text:style-name="P2"><text:span text:style-name="T12">60</text:span></text:p>
          </draw:text-box>
        </draw:frame>
        <draw:frame draw:style-name="gr18" draw:text-style-name="P8" draw:layer="layout" svg:width="1.632cm" svg:height="0.895cm" svg:x="7.319cm" svg:y="23.116cm">
          <draw:text-box>
            <text:p text:style-name="P2"><text:span text:style-name="T12">61</text:span></text:p>
          </draw:text-box>
        </draw:frame>
        <draw:frame draw:style-name="gr18" draw:text-style-name="P8" draw:layer="layout" svg:width="1.632cm" svg:height="0.895cm" svg:x="9.224cm" svg:y="23.116cm">
          <draw:text-box>
            <text:p text:style-name="P2"><text:span text:style-name="T12">62</text:span></text:p>
          </draw:text-box>
        </draw:frame>
        <draw:frame draw:style-name="gr18" draw:text-style-name="P8" draw:layer="layout" svg:width="1.632cm" svg:height="0.895cm" svg:x="11.129cm" svg:y="23.116cm">
          <draw:text-box>
            <text:p text:style-name="P2"><text:span text:style-name="T12">63</text:span></text:p>
          </draw:text-box>
        </draw:frame>
        <draw:frame draw:style-name="gr18" draw:text-style-name="P8" draw:layer="layout" svg:width="1.632cm" svg:height="0.895cm" svg:x="13.034cm" svg:y="23.116cm">
          <draw:text-box>
            <text:p text:style-name="P2"><text:span text:style-name="T12">64</text:span></text:p>
          </draw:text-box>
        </draw:frame>
        <draw:frame draw:style-name="gr18" draw:text-style-name="P8" draw:layer="layout" svg:width="1.632cm" svg:height="0.895cm" svg:x="14.939cm" svg:y="23.116cm">
          <draw:text-box>
            <text:p text:style-name="P2"><text:span text:style-name="T12">65</text:span></text:p>
          </draw:text-box>
        </draw:frame>
        <draw:frame draw:style-name="gr18" draw:text-style-name="P8" draw:layer="layout" svg:width="1.632cm" svg:height="0.895cm" svg:x="16.845cm" svg:y="23.117cm">
          <draw:text-box>
            <text:p text:style-name="P2"><text:span text:style-name="T12">66</text:span></text:p>
          </draw:text-box>
        </draw:frame>
        <draw:frame draw:style-name="gr18" draw:text-style-name="P8" draw:layer="layout" svg:width="1.632cm" svg:height="0.895cm" svg:x="18.75cm" svg:y="23.117cm">
          <draw:text-box>
            <text:p text:style-name="P2"><text:span text:style-name="T12">67</text:span></text:p>
          </draw:text-box>
        </draw:frame>
        <draw:frame draw:style-name="gr18" draw:text-style-name="P8" draw:layer="layout" svg:width="1.632cm" svg:height="0.895cm" svg:x="21.255cm" svg:y="23.117cm">
          <draw:text-box>
            <text:p text:style-name="P2"><text:span text:style-name="T12">68</text:span></text:p>
          </draw:text-box>
        </draw:frame>
        <draw:frame draw:style-name="gr18" draw:text-style-name="P8" draw:layer="layout" svg:width="1.632cm" svg:height="0.895cm" svg:x="23.16cm" svg:y="23.117cm">
          <draw:text-box>
            <text:p text:style-name="P2"><text:span text:style-name="T12">69</text:span></text:p>
          </draw:text-box>
        </draw:frame>
        <draw:frame draw:style-name="gr18" draw:text-style-name="P8" draw:layer="layout" svg:width="1.632cm" svg:height="0.895cm" svg:x="25.065cm" svg:y="23.117cm">
          <draw:text-box>
            <text:p text:style-name="P2"><text:span text:style-name="T12">6A</text:span></text:p>
          </draw:text-box>
        </draw:frame>
        <draw:frame draw:style-name="gr18" draw:text-style-name="P8" draw:layer="layout" svg:width="1.632cm" svg:height="0.895cm" svg:x="26.97cm" svg:y="23.117cm">
          <draw:text-box>
            <text:p text:style-name="P2"><text:span text:style-name="T12">6B</text:span></text:p>
          </draw:text-box>
        </draw:frame>
        <draw:frame draw:style-name="gr22" draw:text-style-name="P15" draw:layer="layout" svg:width="14.805cm" svg:height="1.11cm" svg:x="13.604cm" svg:y="1.535cm">
          <draw:text-box>
            <text:p text:style-name="P2"><text:span text:style-name="T17"></text:span><text:span text:style-name="T18">db Header and 1</text:span><text:span text:style-name="T19">st</text:span><text:span text:style-name="T18"> Page Header</text:span></text:p>
          </draw:text-box>
        </draw:frame>
        <draw:custom-shape draw:style-name="gr23" draw:text-style-name="P1" draw:layer="layout" svg:width="40.012cm" svg:height="25.4cm" svg:x="1cm" svg:y="1cm">
          <text:p/>
          <draw:enhanced-geometry svg:viewBox="0 0 21600 21600" draw:type="rectangle" draw:enhanced-path="M 0 0 L 21600 0 21600 21600 0 21600 0 0 Z N"/>
        </draw:custom-shape>
        <draw:frame draw:style-name="gr24" draw:text-style-name="P16" draw:layer="layout" svg:width="5.985cm" svg:height="0.927cm" svg:x="20.545cm" svg:y="25.473cm">
          <draw:text-box>
            <text:p text:style-name="P2"><text:span text:style-name="T20">1</text:span><text:span text:style-name="T21">st</text:span><text:span text:style-name="T20"> Page Header</text:span></text:p>
          </draw:text-box>
        </draw:frame>
        <draw:custom-shape draw:style-name="gr19" draw:text-style-name="P1" draw:layer="layout" svg:width="0.305cm" svg:height="23.3cm" draw:transform="rotate (-1.5707963267949) translate (36.254cm 25.164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20" draw:text-style-name="P13" draw:layer="layout" svg:width="1.905cm" svg:height="1.27cm" svg:x="11.92cm" svg:y="28.875cm">
          <text:p text:style-name="P2"><text:span text:style-name="T16">Page </text:span></text:p>
          <text:p text:style-name="P2"><text:span text:style-name="T16">type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3.81cm" svg:height="1.27cm" svg:x="13.808cm" svg:y="28.875cm">
          <text:p text:style-name="P2"><text:span text:style-name="T14">Free offset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3.81cm" svg:height="1.27cm" svg:x="17.634cm" svg:y="28.875cm">
          <text:p text:style-name="P2"><text:span text:style-name="T14"># cells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3.81cm" svg:height="1.27cm" svg:x="21.43cm" svg:y="28.875cm">
          <text:p text:style-name="P2"><text:span text:style-name="T14">Cell offset</text:span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7.62cm" svg:height="1.27cm" svg:x="27.138cm" svg:y="28.875cm">
          <text:p text:style-name="P2"><text:span text:style-name="T14">Right p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" draw:text-style-name="P16" draw:layer="layout" svg:width="5.985cm" svg:height="0.927cm" svg:x="28.052cm" svg:y="28.205cm">
          <draw:text-box>
            <text:p text:style-name="P2"><text:span text:style-name="T20">(Internal Nodes Only)</text:span></text:p>
          </draw:text-box>
        </draw:frame>
        <draw:frame draw:style-name="gr18" draw:text-style-name="P8" draw:layer="layout" svg:width="1.632cm" svg:height="0.895cm" svg:x="12.082cm" svg:y="30.145cm">
          <draw:text-box>
            <text:p text:style-name="P2"><text:span text:style-name="T12">0</text:span></text:p>
          </draw:text-box>
        </draw:frame>
        <draw:custom-shape draw:style-name="gr20" draw:text-style-name="P10" draw:layer="layout" svg:width="3.81cm" svg:height="1.27cm" svg:x="12.012cm" svg:y="35.775cm">
          <text:p text:style-name="P2"><text:span text:style-name="T14">Header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703cm" svg:height="1.27cm" svg:x="15.834cm" svg:y="35.775cm">
          <text:p text:style-name="P2"><text:span text:style-name="T14">Cell offset array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4.959cm" svg:height="1.27cm" svg:x="21.555cm" svg:y="35.775cm">
          <text:p text:style-name="P2"><text:span text:style-name="T14">Free space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4.824cm" svg:height="1.27cm" svg:x="26.526cm" svg:y="35.775cm">
          <text:p text:style-name="P2"><text:span text:style-name="T14">Cells</text:span></text:p>
          <draw:enhanced-geometry svg:viewBox="0 0 21600 21600" draw:type="rectangle" draw:enhanced-path="M 0 0 L 21600 0 21600 21600 0 21600 0 0 Z N"/>
        </draw:custom-shape>
        <draw:frame draw:style-name="gr5" draw:text-style-name="P14" draw:layer="layout" svg:width="2.64cm" svg:height="0.776cm" svg:x="12.582cm" svg:y="37.045cm">
          <draw:text-box>
            <text:p text:style-name="P2"><text:span text:style-name="T1">8-12 bytes</text:span></text:p>
          </draw:text-box>
        </draw:frame>
        <draw:frame draw:style-name="gr5" draw:text-style-name="P14" draw:layer="layout" svg:width="4.807cm" svg:height="0.776cm" svg:x="16.095cm" svg:y="37.031cm">
          <draw:text-box>
            <text:p text:style-name="P2"><text:span text:style-name="T1">(2 * # cells) bytes</text:span></text:p>
          </draw:text-box>
        </draw:frame>
        <draw:frame draw:style-name="gr7" draw:text-style-name="P14" draw:layer="layout" svg:width="3.478cm" svg:height="1.826cm" svg:x="22.19cm" svg:y="37.045cm">
          <draw:text-box>
            <text:p text:style-name="P2"><text:span text:style-name="T1">Variable number of bytes</text:span></text:p>
          </draw:text-box>
        </draw:frame>
        <draw:frame draw:style-name="gr7" draw:text-style-name="P14" draw:layer="layout" svg:width="3.879cm" svg:height="1.301cm" svg:x="27.201cm" svg:y="37.045cm">
          <draw:text-box>
            <text:p text:style-name="P2"><text:span text:style-name="T1">Variable number of bytes</text:span></text:p>
          </draw:text-box>
        </draw:frame>
        <draw:custom-shape draw:style-name="gr20" draw:text-style-name="P13" draw:layer="layout" svg:width="1.905cm" svg:height="1.27cm" svg:x="25.222cm" svg:y="28.875cm">
          <text:p text:style-name="P2"><text:span text:style-name="T16">0</text:span></text:p>
          <draw:enhanced-geometry svg:viewBox="0 0 21600 21600" draw:type="rectangle" draw:enhanced-path="M 0 0 L 21600 0 21600 21600 0 21600 0 0 Z N"/>
        </draw:custom-shape>
        <draw:frame draw:style-name="gr25" draw:text-style-name="P16" draw:layer="layout" svg:width="3.28cm" svg:height="0.705cm" svg:x="20.137cm" svg:y="33.915cm">
          <draw:text-box>
            <text:p text:style-name="P2"><text:span text:style-name="T20">Free-Offset</text:span></text:p>
          </draw:text-box>
        </draw:frame>
        <draw:frame draw:style-name="gr25" draw:text-style-name="P16" draw:layer="layout" svg:width="3.28cm" svg:height="0.705cm" svg:x="25.277cm" svg:y="33.915cm">
          <draw:text-box>
            <text:p text:style-name="P2"><text:span text:style-name="T20">Cells-Offset</text:span></text:p>
          </draw:text-box>
        </draw:frame>
        <draw:line draw:style-name="gr16" draw:text-style-name="P1" draw:layer="layout" svg:x1="21.772cm" svg:y1="34.62cm" svg:x2="21.772cm" svg:y2="35.59cm">
          <text:p/>
        </draw:line>
        <draw:line draw:style-name="gr16" draw:text-style-name="P1" draw:layer="layout" svg:x1="26.772cm" svg:y1="34.62cm" svg:x2="26.772cm" svg:y2="35.59cm">
          <text:p/>
        </draw:line>
        <draw:custom-shape draw:style-name="gr20" draw:text-style-name="P17" draw:layer="layout" svg:width="7.62cm" svg:height="1.27cm" svg:x="1.677cm" svg:y="42.045cm">
          <text:p text:style-name="P2"><text:span text:style-name="T22">Child-p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8" draw:layer="layout" svg:width="4.824cm" svg:height="1.27cm" svg:x="16.921cm" svg:y="46.945cm">
          <text:p text:style-name="P2"><text:span text:style-name="T22">DB-Record</text:span></text:p>
          <draw:enhanced-geometry svg:viewBox="0 0 21600 21600" draw:type="rectangle" draw:enhanced-path="M 0 0 L 21600 0 21600 21600 0 21600 0 0 Z N"/>
        </draw:custom-shape>
        <draw:frame draw:style-name="gr7" draw:text-style-name="P14" draw:layer="layout" svg:width="3.879cm" svg:height="1.301cm" svg:x="17.596cm" svg:y="48.215cm">
          <draw:text-box>
            <text:p text:style-name="P2"><text:span text:style-name="T1">Variable number of bytes</text:span></text:p>
          </draw:text-box>
        </draw:frame>
        <draw:custom-shape draw:style-name="gr19" draw:text-style-name="P1" draw:layer="layout" svg:width="0.305cm" svg:height="1.905cm" draw:transform="rotate (1.5707963267949) translate (11.909cm 30.45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13.983cm" svg:y="30.146cm">
          <draw:text-box>
            <text:p text:style-name="P2"><text:span text:style-name="T12">1</text:span></text:p>
          </draw:text-box>
        </draw:frame>
        <draw:custom-shape draw:style-name="gr19" draw:text-style-name="P1" draw:layer="layout" svg:width="0.305cm" svg:height="1.905cm" draw:transform="rotate (1.5707963267949) translate (13.81cm 30.451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15.884cm" svg:y="30.147cm">
          <draw:text-box>
            <text:p text:style-name="P2"><text:span text:style-name="T12">2</text:span></text:p>
          </draw:text-box>
        </draw:frame>
        <draw:custom-shape draw:style-name="gr19" draw:text-style-name="P1" draw:layer="layout" svg:width="0.305cm" svg:height="1.905cm" draw:transform="rotate (1.5707963267949) translate (15.711cm 30.45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17.784cm" svg:y="30.147cm">
          <draw:text-box>
            <text:p text:style-name="P2"><text:span text:style-name="T12">3</text:span></text:p>
          </draw:text-box>
        </draw:frame>
        <draw:custom-shape draw:style-name="gr19" draw:text-style-name="P1" draw:layer="layout" svg:width="0.305cm" svg:height="1.905cm" draw:transform="rotate (1.5707963267949) translate (17.611cm 30.45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19.684cm" svg:y="30.147cm">
          <draw:text-box>
            <text:p text:style-name="P2"><text:span text:style-name="T12">4</text:span></text:p>
          </draw:text-box>
        </draw:frame>
        <draw:custom-shape draw:style-name="gr19" draw:text-style-name="P1" draw:layer="layout" svg:width="0.305cm" svg:height="1.905cm" draw:transform="rotate (1.5707963267949) translate (19.511cm 30.45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21.584cm" svg:y="30.147cm">
          <draw:text-box>
            <text:p text:style-name="P2"><text:span text:style-name="T12">5</text:span></text:p>
          </draw:text-box>
        </draw:frame>
        <draw:custom-shape draw:style-name="gr19" draw:text-style-name="P1" draw:layer="layout" svg:width="0.305cm" svg:height="1.905cm" draw:transform="rotate (1.5707963267949) translate (21.411cm 30.45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23.484cm" svg:y="30.147cm">
          <draw:text-box>
            <text:p text:style-name="P2"><text:span text:style-name="T12">6</text:span></text:p>
          </draw:text-box>
        </draw:frame>
        <draw:custom-shape draw:style-name="gr19" draw:text-style-name="P1" draw:layer="layout" svg:width="0.305cm" svg:height="1.905cm" draw:transform="rotate (1.5707963267949) translate (23.311cm 30.45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25.384cm" svg:y="30.147cm">
          <draw:text-box>
            <text:p text:style-name="P2"><text:span text:style-name="T12">7</text:span></text:p>
          </draw:text-box>
        </draw:frame>
        <draw:custom-shape draw:style-name="gr19" draw:text-style-name="P1" draw:layer="layout" svg:width="0.305cm" svg:height="1.905cm" draw:transform="rotate (1.5707963267949) translate (25.211cm 30.45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27.284cm" svg:y="30.147cm">
          <draw:text-box>
            <text:p text:style-name="P2"><text:span text:style-name="T12">8</text:span></text:p>
          </draw:text-box>
        </draw:frame>
        <draw:custom-shape draw:style-name="gr19" draw:text-style-name="P1" draw:layer="layout" svg:width="0.305cm" svg:height="1.905cm" draw:transform="rotate (1.5707963267949) translate (27.111cm 30.45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29.185cm" svg:y="30.148cm">
          <draw:text-box>
            <text:p text:style-name="P2"><text:span text:style-name="T12">9</text:span></text:p>
          </draw:text-box>
        </draw:frame>
        <draw:custom-shape draw:style-name="gr19" draw:text-style-name="P1" draw:layer="layout" svg:width="0.305cm" svg:height="1.905cm" draw:transform="rotate (1.5707963267949) translate (29.012cm 30.453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31.103cm" svg:y="30.148cm">
          <draw:text-box>
            <text:p text:style-name="P2"><text:span text:style-name="T12">10</text:span></text:p>
          </draw:text-box>
        </draw:frame>
        <draw:custom-shape draw:style-name="gr19" draw:text-style-name="P1" draw:layer="layout" svg:width="0.305cm" svg:height="1.905cm" draw:transform="rotate (1.5707963267949) translate (30.93cm 30.453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33.022cm" svg:y="30.149cm">
          <draw:text-box>
            <text:p text:style-name="P2"><text:span text:style-name="T12">11</text:span></text:p>
          </draw:text-box>
        </draw:frame>
        <draw:custom-shape draw:style-name="gr19" draw:text-style-name="P1" draw:layer="layout" svg:width="0.305cm" svg:height="1.905cm" draw:transform="rotate (1.5707963267949) translate (32.849cm 30.454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1.842cm" svg:y="43.315cm">
          <draw:text-box>
            <text:p text:style-name="P2"><text:span text:style-name="T12">0</text:span></text:p>
          </draw:text-box>
        </draw:frame>
        <draw:custom-shape draw:style-name="gr19" draw:text-style-name="P1" draw:layer="layout" svg:width="0.305cm" svg:height="1.905cm" draw:transform="rotate (1.5707963267949) translate (1.669cm 43.6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3.743cm" svg:y="43.316cm">
          <draw:text-box>
            <text:p text:style-name="P2"><text:span text:style-name="T12">1</text:span></text:p>
          </draw:text-box>
        </draw:frame>
        <draw:custom-shape draw:style-name="gr19" draw:text-style-name="P1" draw:layer="layout" svg:width="0.305cm" svg:height="1.905cm" draw:transform="rotate (1.5707963267949) translate (3.57cm 43.621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5.644cm" svg:y="43.317cm">
          <draw:text-box>
            <text:p text:style-name="P2"><text:span text:style-name="T12">2</text:span></text:p>
          </draw:text-box>
        </draw:frame>
        <draw:custom-shape draw:style-name="gr19" draw:text-style-name="P1" draw:layer="layout" svg:width="0.305cm" svg:height="1.905cm" draw:transform="rotate (1.5707963267949) translate (5.471cm 43.6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7.544cm" svg:y="43.317cm">
          <draw:text-box>
            <text:p text:style-name="P2"><text:span text:style-name="T12">3</text:span></text:p>
          </draw:text-box>
        </draw:frame>
        <draw:custom-shape draw:style-name="gr19" draw:text-style-name="P1" draw:layer="layout" svg:width="0.305cm" svg:height="1.905cm" draw:transform="rotate (1.5707963267949) translate (7.371cm 43.6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9.444cm" svg:y="43.317cm">
          <draw:text-box>
            <text:p text:style-name="P2"><text:span text:style-name="T12">4</text:span></text:p>
          </draw:text-box>
        </draw:frame>
        <draw:custom-shape draw:style-name="gr19" draw:text-style-name="P1" draw:layer="layout" svg:width="0.305cm" svg:height="1.905cm" draw:transform="rotate (1.5707963267949) translate (9.271cm 43.6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11.344cm" svg:y="43.317cm">
          <draw:text-box>
            <text:p text:style-name="P2"><text:span text:style-name="T12">5</text:span></text:p>
          </draw:text-box>
        </draw:frame>
        <draw:custom-shape draw:style-name="gr19" draw:text-style-name="P1" draw:layer="layout" svg:width="0.305cm" svg:height="1.905cm" draw:transform="rotate (1.5707963267949) translate (11.171cm 43.6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13.244cm" svg:y="43.317cm">
          <draw:text-box>
            <text:p text:style-name="P2"><text:span text:style-name="T12">6</text:span></text:p>
          </draw:text-box>
        </draw:frame>
        <draw:custom-shape draw:style-name="gr19" draw:text-style-name="P1" draw:layer="layout" svg:width="0.305cm" svg:height="1.905cm" draw:transform="rotate (1.5707963267949) translate (13.071cm 43.6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15.144cm" svg:y="43.317cm">
          <draw:text-box>
            <text:p text:style-name="P2"><text:span text:style-name="T12">7</text:span></text:p>
          </draw:text-box>
        </draw:frame>
        <draw:custom-shape draw:style-name="gr19" draw:text-style-name="P1" draw:layer="layout" svg:width="0.305cm" svg:height="1.905cm" draw:transform="rotate (1.5707963267949) translate (14.971cm 43.6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9" draw:text-style-name="P1" xml:id="id12" draw:id="id12" draw:layer="layout" svg:width="0.305cm" svg:height="22.86cm" draw:transform="rotate (-1.5707963267949) translate (34.78cm 31.075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9" draw:text-style-name="P1" xml:id="id11" draw:id="id11" draw:layer="layout" svg:width="0.305cm" svg:height="3.945cm" draw:transform="rotate (1.5707963267949) translate (11.909cm 35.27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onnector draw:style-name="gr26" draw:text-style-name="P1" draw:layer="layout" draw:type="line" svg:x1="15.855cm" svg:y1="35.119cm" svg:x2="34.78cm" svg:y2="31.228cm" draw:start-shape="id11" draw:start-glue-point="0" draw:end-shape="id12" draw:end-glue-point="2" svg:d="M15855 35119l18925-3891" svg:viewBox="0 0 18926 3892">
          <text:p/>
        </draw:connector>
        <draw:custom-shape draw:style-name="gr20" draw:text-style-name="P13" draw:layer="layout" svg:width="1.905cm" svg:height="1.27cm" svg:x="24.204cm" svg:y="42.98cm">
          <text:p text:style-name="P2"><text:span text:style-name="T16">Header</text:span></text:p>
          <text:p text:style-name="P2"><text:span text:style-name="T16">size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6.365cm" svg:height="1.27cm" svg:x="33.714cm" svg:y="42.98cm">
          <text:p text:style-name="P2"><text:span text:style-name="T14">Fields</text:span>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305cm" svg:height="1.905cm" draw:transform="rotate (1.5707963267949) translate (24.193cm 44.555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9" draw:text-style-name="P1" draw:layer="layout" svg:width="0.305cm" svg:height="1.905cm" draw:transform="rotate (1.5707963267949) translate (26.094cm 44.556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9" draw:text-style-name="P1" draw:layer="layout" svg:width="0.305cm" svg:height="1.905cm" draw:transform="rotate (1.5707963267949) translate (27.995cm 44.557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30.068cm" svg:y="44.252cm">
          <draw:text-box>
            <text:p text:style-name="P2"><text:span text:style-name="T12">...</text:span></text:p>
          </draw:text-box>
        </draw:frame>
        <draw:custom-shape draw:style-name="gr19" draw:text-style-name="P1" draw:layer="layout" svg:width="0.305cm" svg:height="1.905cm" draw:transform="rotate (1.5707963267949) translate (29.895cm 44.557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9" draw:text-style-name="P1" draw:layer="layout" svg:width="0.305cm" svg:height="1.905cm" draw:transform="rotate (1.5707963267949) translate (31.795cm 44.557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20" draw:text-style-name="P13" draw:layer="layout" svg:width="1.905cm" svg:height="1.27cm" svg:x="26.109cm" svg:y="42.98cm">
          <text:p text:style-name="P2"><text:span text:style-name="T16">Field 1</text:span></text:p>
          <text:p text:style-name="P2"><text:span text:style-name="T16">Type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905cm" svg:height="1.27cm" svg:x="31.811cm" svg:y="42.98cm">
          <text:p text:style-name="P2"><text:span text:style-name="T16">Field N</text:span></text:p>
          <text:p text:style-name="P2"><text:span text:style-name="T16">Type</text:span></text:p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1.632cm" svg:height="0.895cm" svg:x="30.068cm" svg:y="43.153cm">
          <draw:text-box>
            <text:p text:style-name="P2"><text:span text:style-name="T12">...</text:span></text:p>
          </draw:text-box>
        </draw:frame>
        <draw:custom-shape draw:style-name="gr20" draw:text-style-name="P13" draw:layer="layout" svg:width="1.905cm" svg:height="1.27cm" svg:x="28.011cm" svg:y="42.98cm">
          <text:p text:style-name="P2"><text:span text:style-name="T16">Field 2</text:span></text:p>
          <text:p text:style-name="P2"><text:span text:style-name="T16">Type</text:span></text:p>
          <draw:enhanced-geometry svg:viewBox="0 0 21600 21600" draw:type="rectangle" draw:enhanced-path="M 0 0 L 21600 0 21600 21600 0 21600 0 0 Z N"/>
        </draw:custom-shape>
        <draw:frame draw:style-name="gr7" draw:text-style-name="P14" draw:layer="layout" svg:width="3.879cm" svg:height="1.301cm" svg:x="34.865cm" svg:y="44.215cm">
          <draw:text-box>
            <text:p text:style-name="P2"><text:span text:style-name="T1">Variable number of bytes</text:span></text:p>
          </draw:text-box>
        </draw:frame>
        <draw:frame draw:style-name="gr24" draw:text-style-name="P16" draw:layer="layout" svg:width="5.985cm" svg:height="0.927cm" svg:x="25.839cm" svg:y="41.64cm">
          <draw:text-box>
            <text:p text:style-name="P2"><text:span text:style-name="T20">Header</text:span></text:p>
          </draw:text-box>
        </draw:frame>
        <draw:custom-shape draw:style-name="gr19" draw:text-style-name="P1" draw:layer="layout" svg:width="0.305cm" svg:height="9.525cm" draw:transform="rotate (1.5707963267949) translate (24.193cm 42.615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23" draw:text-style-name="P1" draw:layer="layout" svg:width="40.012cm" svg:height="13.335cm" svg:x="1cm" svg:y="26.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40.012cm" svg:height="18.676cm" svg:x="1cm" svg:y="39.73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8.422cm" svg:height="9.525cm" svg:x="22.59cm" svg:y="39.735cm">
          <text:p/>
          <draw:enhanced-geometry svg:viewBox="0 0 21600 21600" draw:type="rectangle" draw:enhanced-path="M 0 0 L 21600 0 21600 21600 0 21600 0 0 Z N"/>
        </draw:custom-shape>
        <draw:frame draw:style-name="gr27" draw:text-style-name="P15" draw:layer="layout" svg:width="7.185cm" svg:height="1.072cm" svg:x="3.845cm" svg:y="29.048cm">
          <draw:text-box>
            <text:p text:style-name="P19"><text:span text:style-name="T18">Page Header</text:span></text:p>
          </draw:text-box>
        </draw:frame>
        <draw:frame draw:style-name="gr27" draw:text-style-name="P15" draw:layer="layout" svg:width="7.185cm" svg:height="1.072cm" svg:x="3.846cm" svg:y="35.848cm">
          <draw:text-box>
            <text:p text:style-name="P19"><text:span text:style-name="T18">Page</text:span></text:p>
          </draw:text-box>
        </draw:frame>
        <draw:frame draw:style-name="gr27" draw:text-style-name="P15" draw:layer="layout" svg:width="10.359cm" svg:height="1.072cm" svg:x="4.246cm" svg:y="40.348cm">
          <draw:text-box>
            <text:p text:style-name="P2"><text:span text:style-name="T18">Internal Cell (Table)</text:span></text:p>
          </draw:text-box>
        </draw:frame>
        <draw:frame draw:style-name="gr27" draw:text-style-name="P15" draw:layer="layout" svg:width="10.359cm" svg:height="1.072cm" svg:x="5.147cm" svg:y="45.148cm">
          <draw:text-box>
            <text:p text:style-name="P2"><text:span text:style-name="T18">Leaf Cell (Table)</text:span></text:p>
          </draw:text-box>
        </draw:frame>
        <draw:frame draw:style-name="gr27" draw:text-style-name="P15" draw:layer="layout" svg:width="10.359cm" svg:height="1.072cm" svg:x="4.266cm" svg:y="50.093cm">
          <draw:text-box>
            <text:p text:style-name="P2"><text:span text:style-name="T18">Internal Cell (Index)</text:span></text:p>
          </draw:text-box>
        </draw:frame>
        <draw:frame draw:style-name="gr27" draw:text-style-name="P15" draw:layer="layout" svg:width="10.359cm" svg:height="1.072cm" svg:x="4.365cm" svg:y="54.338cm">
          <draw:text-box>
            <text:p text:style-name="P2"><text:span text:style-name="T18">Leaf Cell (Index)</text:span></text:p>
          </draw:text-box>
        </draw:frame>
        <draw:frame draw:style-name="gr27" draw:text-style-name="P15" draw:layer="layout" svg:width="10.359cm" svg:height="1.072cm" svg:x="27.33cm" svg:y="40.37cm">
          <draw:text-box>
            <text:p text:style-name="P2"><text:span text:style-name="T18">Database Record</text:span></text:p>
          </draw:text-box>
        </draw:frame>
        <draw:custom-shape draw:style-name="gr20" draw:text-style-name="P11" draw:layer="layout" svg:width="7.62cm" svg:height="1.27cm" svg:x="1.778cm" svg:y="51.546cm">
          <text:p text:style-name="P2"><text:span text:style-name="T22">Child-p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8" draw:layer="layout" svg:width="1.632cm" svg:height="0.895cm" svg:x="1.943cm" svg:y="52.816cm">
          <draw:text-box>
            <text:p text:style-name="P2"><text:span text:style-name="T12">0</text:span></text:p>
          </draw:text-box>
        </draw:frame>
        <draw:frame draw:style-name="gr18" draw:text-style-name="P8" draw:layer="layout" svg:width="1.632cm" svg:height="0.895cm" svg:x="3.844cm" svg:y="52.817cm">
          <draw:text-box>
            <text:p text:style-name="P2"><text:span text:style-name="T12">1</text:span></text:p>
          </draw:text-box>
        </draw:frame>
        <draw:frame draw:style-name="gr18" draw:text-style-name="P8" draw:layer="layout" svg:width="1.632cm" svg:height="0.895cm" svg:x="5.745cm" svg:y="52.818cm">
          <draw:text-box>
            <text:p text:style-name="P2"><text:span text:style-name="T12">2</text:span></text:p>
          </draw:text-box>
        </draw:frame>
        <draw:frame draw:style-name="gr18" draw:text-style-name="P8" draw:layer="layout" svg:width="1.632cm" svg:height="0.895cm" svg:x="7.645cm" svg:y="52.818cm">
          <draw:text-box>
            <text:p text:style-name="P2"><text:span text:style-name="T12">3</text:span></text:p>
          </draw:text-box>
        </draw:frame>
        <draw:frame draw:style-name="gr18" draw:text-style-name="P8" draw:layer="layout" svg:width="1.632cm" svg:height="0.895cm" svg:x="9.545cm" svg:y="52.818cm">
          <draw:text-box>
            <text:p text:style-name="P2"><text:span text:style-name="T12">4</text:span></text:p>
          </draw:text-box>
        </draw:frame>
        <draw:frame draw:style-name="gr18" draw:text-style-name="P8" draw:layer="layout" svg:width="1.632cm" svg:height="0.895cm" svg:x="11.445cm" svg:y="52.818cm">
          <draw:text-box>
            <text:p text:style-name="P2"><text:span text:style-name="T12">5</text:span></text:p>
          </draw:text-box>
        </draw:frame>
        <draw:frame draw:style-name="gr18" draw:text-style-name="P8" draw:layer="layout" svg:width="1.632cm" svg:height="0.895cm" svg:x="13.345cm" svg:y="52.818cm">
          <draw:text-box>
            <text:p text:style-name="P2"><text:span text:style-name="T12">6</text:span></text:p>
          </draw:text-box>
        </draw:frame>
        <draw:frame draw:style-name="gr18" draw:text-style-name="P8" draw:layer="layout" svg:width="1.632cm" svg:height="0.895cm" svg:x="15.245cm" svg:y="52.818cm">
          <draw:text-box>
            <text:p text:style-name="P2"><text:span text:style-name="T12">7</text:span></text:p>
          </draw:text-box>
        </draw:frame>
        <draw:custom-shape draw:style-name="gr20" draw:text-style-name="P17" draw:layer="layout" svg:width="7.62cm" svg:height="1.27cm" svg:x="17.035cm" svg:y="51.549cm">
          <text:p text:style-name="P2"><text:span text:style-name="T22">Key-Idx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8" draw:layer="layout" svg:width="1.632cm" svg:height="0.895cm" svg:x="17.205cm" svg:y="52.816cm">
          <draw:text-box>
            <text:p text:style-name="P2"><text:span text:style-name="T12">8</text:span></text:p>
          </draw:text-box>
        </draw:frame>
        <draw:frame draw:style-name="gr18" draw:text-style-name="P8" draw:layer="layout" svg:width="1.632cm" svg:height="0.895cm" svg:x="19.106cm" svg:y="52.817cm">
          <draw:text-box>
            <text:p text:style-name="P2"><text:span text:style-name="T12">9</text:span></text:p>
          </draw:text-box>
        </draw:frame>
        <draw:frame draw:style-name="gr18" draw:text-style-name="P8" draw:layer="layout" svg:width="1.632cm" svg:height="0.895cm" svg:x="21.007cm" svg:y="52.818cm">
          <draw:text-box>
            <text:p text:style-name="P2"><text:span text:style-name="T12">10</text:span></text:p>
          </draw:text-box>
        </draw:frame>
        <draw:custom-shape draw:style-name="gr19" draw:text-style-name="P1" draw:layer="layout" svg:width="0.305cm" svg:height="1.905cm" draw:transform="rotate (1.5707963267949) translate (20.834cm 53.123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22.907cm" svg:y="52.818cm">
          <draw:text-box>
            <text:p text:style-name="P2"><text:span text:style-name="T12">11</text:span></text:p>
          </draw:text-box>
        </draw:frame>
        <draw:custom-shape draw:style-name="gr19" draw:text-style-name="P1" draw:layer="layout" svg:width="0.305cm" svg:height="1.905cm" draw:transform="rotate (1.5707963267949) translate (22.734cm 53.123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24.807cm" svg:y="52.818cm">
          <draw:text-box>
            <text:p text:style-name="P2"><text:span text:style-name="T12">12</text:span></text:p>
          </draw:text-box>
        </draw:frame>
        <draw:custom-shape draw:style-name="gr19" draw:text-style-name="P1" draw:layer="layout" svg:width="0.305cm" svg:height="1.905cm" draw:transform="rotate (1.5707963267949) translate (24.634cm 53.123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20" draw:text-style-name="P17" draw:layer="layout" svg:width="7.62cm" svg:height="1.27cm" svg:x="24.641cm" svg:y="51.549cm">
          <text:p text:style-name="P2"><text:span text:style-name="T22">Key-Pk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8" draw:layer="layout" svg:width="1.632cm" svg:height="0.895cm" svg:x="1.944cm" svg:y="57.017cm">
          <draw:text-box>
            <text:p text:style-name="P2"><text:span text:style-name="T12">0</text:span></text:p>
          </draw:text-box>
        </draw:frame>
        <draw:custom-shape draw:style-name="gr19" draw:text-style-name="P1" draw:layer="layout" svg:width="0.305cm" svg:height="1.905cm" draw:transform="rotate (1.5707963267949) translate (1.771cm 57.3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3.845cm" svg:y="57.018cm">
          <draw:text-box>
            <text:p text:style-name="P2"><text:span text:style-name="T12">1</text:span></text:p>
          </draw:text-box>
        </draw:frame>
        <draw:custom-shape draw:style-name="gr19" draw:text-style-name="P1" draw:layer="layout" svg:width="0.305cm" svg:height="1.905cm" draw:transform="rotate (1.5707963267949) translate (3.672cm 57.323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5.746cm" svg:y="57.019cm">
          <draw:text-box>
            <text:p text:style-name="P2"><text:span text:style-name="T12">2</text:span></text:p>
          </draw:text-box>
        </draw:frame>
        <draw:custom-shape draw:style-name="gr19" draw:text-style-name="P1" draw:layer="layout" svg:width="0.305cm" svg:height="1.905cm" draw:transform="rotate (1.5707963267949) translate (5.573cm 57.324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7.646cm" svg:y="57.019cm">
          <draw:text-box>
            <text:p text:style-name="P2"><text:span text:style-name="T12">3</text:span></text:p>
          </draw:text-box>
        </draw:frame>
        <draw:custom-shape draw:style-name="gr19" draw:text-style-name="P1" draw:layer="layout" svg:width="0.305cm" svg:height="1.905cm" draw:transform="rotate (1.5707963267949) translate (7.473cm 57.324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9.546cm" svg:y="57.019cm">
          <draw:text-box>
            <text:p text:style-name="P2"><text:span text:style-name="T12">4</text:span></text:p>
          </draw:text-box>
        </draw:frame>
        <draw:custom-shape draw:style-name="gr19" draw:text-style-name="P1" draw:layer="layout" svg:width="0.305cm" svg:height="1.905cm" draw:transform="rotate (1.5707963267949) translate (9.373cm 57.324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11.446cm" svg:y="57.019cm">
          <draw:text-box>
            <text:p text:style-name="P2"><text:span text:style-name="T12">5</text:span></text:p>
          </draw:text-box>
        </draw:frame>
        <draw:custom-shape draw:style-name="gr19" draw:text-style-name="P1" draw:layer="layout" svg:width="0.305cm" svg:height="1.905cm" draw:transform="rotate (1.5707963267949) translate (11.273cm 57.324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13.346cm" svg:y="57.019cm">
          <draw:text-box>
            <text:p text:style-name="P2"><text:span text:style-name="T12">6</text:span></text:p>
          </draw:text-box>
        </draw:frame>
        <draw:custom-shape draw:style-name="gr19" draw:text-style-name="P1" draw:layer="layout" svg:width="0.305cm" svg:height="1.905cm" draw:transform="rotate (1.5707963267949) translate (13.173cm 57.324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15.246cm" svg:y="57.019cm">
          <draw:text-box>
            <text:p text:style-name="P2"><text:span text:style-name="T12">7</text:span></text:p>
          </draw:text-box>
        </draw:frame>
        <draw:custom-shape draw:style-name="gr20" draw:text-style-name="P11" draw:layer="layout" svg:width="7.62cm" svg:height="1.27cm" svg:x="17.027cm" svg:y="55.751cm">
          <text:p text:style-name="P2"><text:span text:style-name="T22">Key-Pk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8" draw:layer="layout" svg:width="1.632cm" svg:height="0.895cm" svg:x="17.206cm" svg:y="57.017cm">
          <draw:text-box>
            <text:p text:style-name="P2"><text:span text:style-name="T12">8</text:span></text:p>
          </draw:text-box>
        </draw:frame>
        <draw:custom-shape draw:style-name="gr19" draw:text-style-name="P1" draw:layer="layout" svg:width="0.305cm" svg:height="1.905cm" draw:transform="rotate (1.5707963267949) translate (17.033cm 57.3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20" draw:text-style-name="P11" draw:layer="layout" svg:width="7.62cm" svg:height="1.27cm" svg:x="9.386cm" svg:y="55.753cm">
          <text:p text:style-name="P2"><text:span text:style-name="T22">Key-Id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7" draw:layer="layout" svg:width="7.62cm" svg:height="1.27cm" svg:x="9.261cm" svg:y="42.048cm">
          <text:p text:style-name="P2"><text:span text:style-name="T22">Ke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8" draw:layer="layout" svg:width="1.632cm" svg:height="0.895cm" svg:x="1.843cm" svg:y="43.316cm">
          <draw:text-box>
            <text:p text:style-name="P2"><text:span text:style-name="T12">0</text:span></text:p>
          </draw:text-box>
        </draw:frame>
        <draw:frame draw:style-name="gr18" draw:text-style-name="P8" draw:layer="layout" svg:width="1.632cm" svg:height="0.895cm" svg:x="3.744cm" svg:y="43.317cm">
          <draw:text-box>
            <text:p text:style-name="P2"><text:span text:style-name="T12">1</text:span></text:p>
          </draw:text-box>
        </draw:frame>
        <draw:custom-shape draw:style-name="gr19" draw:text-style-name="P1" draw:layer="layout" svg:width="0.305cm" svg:height="1.905cm" draw:transform="rotate (1.5707963267949) translate (3.571cm 43.6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5.645cm" svg:y="43.318cm">
          <draw:text-box>
            <text:p text:style-name="P2"><text:span text:style-name="T12">2</text:span></text:p>
          </draw:text-box>
        </draw:frame>
        <draw:custom-shape draw:style-name="gr19" draw:text-style-name="P1" draw:layer="layout" svg:width="0.305cm" svg:height="1.905cm" draw:transform="rotate (1.5707963267949) translate (5.472cm 43.623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7.545cm" svg:y="43.318cm">
          <draw:text-box>
            <text:p text:style-name="P2"><text:span text:style-name="T12">3</text:span></text:p>
          </draw:text-box>
        </draw:frame>
        <draw:custom-shape draw:style-name="gr19" draw:text-style-name="P1" draw:layer="layout" svg:width="0.305cm" svg:height="1.905cm" draw:transform="rotate (1.5707963267949) translate (7.372cm 43.623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9.445cm" svg:y="43.318cm">
          <draw:text-box>
            <text:p text:style-name="P2"><text:span text:style-name="T12">4</text:span></text:p>
          </draw:text-box>
        </draw:frame>
        <draw:custom-shape draw:style-name="gr19" draw:text-style-name="P1" draw:layer="layout" svg:width="0.305cm" svg:height="1.905cm" draw:transform="rotate (1.5707963267949) translate (9.272cm 43.623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11.345cm" svg:y="43.318cm">
          <draw:text-box>
            <text:p text:style-name="P2"><text:span text:style-name="T12">5</text:span></text:p>
          </draw:text-box>
        </draw:frame>
        <draw:custom-shape draw:style-name="gr19" draw:text-style-name="P1" draw:layer="layout" svg:width="0.305cm" svg:height="1.905cm" draw:transform="rotate (1.5707963267949) translate (11.172cm 43.623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13.245cm" svg:y="43.318cm">
          <draw:text-box>
            <text:p text:style-name="P2"><text:span text:style-name="T12">6</text:span></text:p>
          </draw:text-box>
        </draw:frame>
        <draw:custom-shape draw:style-name="gr19" draw:text-style-name="P1" draw:layer="layout" svg:width="0.305cm" svg:height="1.905cm" draw:transform="rotate (1.5707963267949) translate (13.072cm 43.623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15.145cm" svg:y="43.318cm">
          <draw:text-box>
            <text:p text:style-name="P2"><text:span text:style-name="T12">7</text:span></text:p>
          </draw:text-box>
        </draw:frame>
        <draw:custom-shape draw:style-name="gr19" draw:text-style-name="P1" draw:layer="layout" svg:width="0.305cm" svg:height="1.905cm" draw:transform="rotate (1.5707963267949) translate (14.972cm 43.623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20" draw:text-style-name="P17" draw:layer="layout" svg:width="7.62cm" svg:height="1.27cm" svg:x="1.66cm" svg:y="46.945cm">
          <text:p text:style-name="P2"><text:span text:style-name="T22">DB-Record-S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7" draw:layer="layout" svg:width="7.62cm" svg:height="1.27cm" svg:x="9.3cm" svg:y="46.945cm">
          <text:p text:style-name="P2"><text:span text:style-name="T22">Ke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8" draw:layer="layout" svg:width="1.632cm" svg:height="0.895cm" svg:x="1.825cm" svg:y="48.215cm">
          <draw:text-box>
            <text:p text:style-name="P2"><text:span text:style-name="T12">0</text:span></text:p>
          </draw:text-box>
        </draw:frame>
        <draw:custom-shape draw:style-name="gr19" draw:text-style-name="P1" draw:layer="layout" svg:width="0.305cm" svg:height="1.905cm" draw:transform="rotate (1.5707963267949) translate (1.652cm 48.5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3.726cm" svg:y="48.216cm">
          <draw:text-box>
            <text:p text:style-name="P2"><text:span text:style-name="T12">1</text:span></text:p>
          </draw:text-box>
        </draw:frame>
        <draw:custom-shape draw:style-name="gr19" draw:text-style-name="P1" draw:layer="layout" svg:width="0.305cm" svg:height="1.905cm" draw:transform="rotate (1.5707963267949) translate (3.553cm 48.521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5.627cm" svg:y="48.217cm">
          <draw:text-box>
            <text:p text:style-name="P2"><text:span text:style-name="T12">2</text:span></text:p>
          </draw:text-box>
        </draw:frame>
        <draw:custom-shape draw:style-name="gr19" draw:text-style-name="P1" draw:layer="layout" svg:width="0.305cm" svg:height="1.905cm" draw:transform="rotate (1.5707963267949) translate (5.454cm 48.5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7.527cm" svg:y="48.217cm">
          <draw:text-box>
            <text:p text:style-name="P2"><text:span text:style-name="T12">3</text:span></text:p>
          </draw:text-box>
        </draw:frame>
        <draw:custom-shape draw:style-name="gr19" draw:text-style-name="P1" draw:layer="layout" svg:width="0.305cm" svg:height="1.905cm" draw:transform="rotate (1.5707963267949) translate (7.354cm 48.5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9.427cm" svg:y="48.217cm">
          <draw:text-box>
            <text:p text:style-name="P2"><text:span text:style-name="T12">4</text:span></text:p>
          </draw:text-box>
        </draw:frame>
        <draw:custom-shape draw:style-name="gr19" draw:text-style-name="P1" draw:layer="layout" svg:width="0.305cm" svg:height="1.905cm" draw:transform="rotate (1.5707963267949) translate (9.254cm 48.5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11.327cm" svg:y="48.217cm">
          <draw:text-box>
            <text:p text:style-name="P2"><text:span text:style-name="T12">5</text:span></text:p>
          </draw:text-box>
        </draw:frame>
        <draw:custom-shape draw:style-name="gr19" draw:text-style-name="P1" draw:layer="layout" svg:width="0.305cm" svg:height="1.905cm" draw:transform="rotate (1.5707963267949) translate (11.154cm 48.5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13.227cm" svg:y="48.217cm">
          <draw:text-box>
            <text:p text:style-name="P2"><text:span text:style-name="T12">6</text:span></text:p>
          </draw:text-box>
        </draw:frame>
        <draw:custom-shape draw:style-name="gr19" draw:text-style-name="P1" draw:layer="layout" svg:width="0.305cm" svg:height="1.905cm" draw:transform="rotate (1.5707963267949) translate (13.054cm 48.5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15.127cm" svg:y="48.217cm">
          <draw:text-box>
            <text:p text:style-name="P2"><text:span text:style-name="T12">7</text:span></text:p>
          </draw:text-box>
        </draw:frame>
        <draw:custom-shape draw:style-name="gr19" draw:text-style-name="P1" draw:layer="layout" svg:width="0.305cm" svg:height="1.905cm" draw:transform="rotate (1.5707963267949) translate (14.954cm 48.5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1.826cm" svg:y="48.216cm">
          <draw:text-box>
            <text:p text:style-name="P2"><text:span text:style-name="T12">0</text:span></text:p>
          </draw:text-box>
        </draw:frame>
        <draw:frame draw:style-name="gr18" draw:text-style-name="P8" draw:layer="layout" svg:width="1.632cm" svg:height="0.895cm" svg:x="3.727cm" svg:y="48.217cm">
          <draw:text-box>
            <text:p text:style-name="P2"><text:span text:style-name="T12">1</text:span></text:p>
          </draw:text-box>
        </draw:frame>
        <draw:custom-shape draw:style-name="gr19" draw:text-style-name="P1" draw:layer="layout" svg:width="0.305cm" svg:height="1.905cm" draw:transform="rotate (1.5707963267949) translate (3.554cm 48.5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5.628cm" svg:y="48.218cm">
          <draw:text-box>
            <text:p text:style-name="P2"><text:span text:style-name="T12">2</text:span></text:p>
          </draw:text-box>
        </draw:frame>
        <draw:custom-shape draw:style-name="gr19" draw:text-style-name="P1" draw:layer="layout" svg:width="0.305cm" svg:height="1.905cm" draw:transform="rotate (1.5707963267949) translate (5.455cm 48.523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7.528cm" svg:y="48.218cm">
          <draw:text-box>
            <text:p text:style-name="P2"><text:span text:style-name="T12">3</text:span></text:p>
          </draw:text-box>
        </draw:frame>
        <draw:custom-shape draw:style-name="gr19" draw:text-style-name="P1" draw:layer="layout" svg:width="0.305cm" svg:height="1.905cm" draw:transform="rotate (1.5707963267949) translate (7.355cm 48.523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9.428cm" svg:y="48.218cm">
          <draw:text-box>
            <text:p text:style-name="P2"><text:span text:style-name="T12">4</text:span></text:p>
          </draw:text-box>
        </draw:frame>
        <draw:custom-shape draw:style-name="gr19" draw:text-style-name="P1" draw:layer="layout" svg:width="0.305cm" svg:height="1.905cm" draw:transform="rotate (1.5707963267949) translate (9.255cm 48.523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11.328cm" svg:y="48.218cm">
          <draw:text-box>
            <text:p text:style-name="P2"><text:span text:style-name="T12">5</text:span></text:p>
          </draw:text-box>
        </draw:frame>
        <draw:custom-shape draw:style-name="gr19" draw:text-style-name="P1" draw:layer="layout" svg:width="0.305cm" svg:height="1.905cm" draw:transform="rotate (1.5707963267949) translate (11.155cm 48.523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13.228cm" svg:y="48.218cm">
          <draw:text-box>
            <text:p text:style-name="P2"><text:span text:style-name="T12">6</text:span></text:p>
          </draw:text-box>
        </draw:frame>
        <draw:custom-shape draw:style-name="gr19" draw:text-style-name="P1" draw:layer="layout" svg:width="0.305cm" svg:height="1.905cm" draw:transform="rotate (1.5707963267949) translate (13.055cm 48.523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15.128cm" svg:y="48.218cm">
          <draw:text-box>
            <text:p text:style-name="P2"><text:span text:style-name="T12">7</text:span></text:p>
          </draw:text-box>
        </draw:frame>
        <draw:custom-shape draw:style-name="gr19" draw:text-style-name="P1" draw:layer="layout" svg:width="0.305cm" svg:height="1.905cm" draw:transform="rotate (1.5707963267949) translate (14.955cm 48.523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7" draw:text-style-name="P2" draw:layer="layout" svg:width="1.646cm" svg:height="1.826cm" svg:x="26.224cm" svg:y="44.38cm">
          <draw:text-box>
            <text:p text:style-name="P2"><text:span text:style-name="T1">1 or 4 bytes</text:span></text:p>
          </draw:text-box>
        </draw:frame>
        <draw:frame draw:style-name="gr7" draw:text-style-name="P2" draw:layer="layout" svg:width="1.646cm" svg:height="1.826cm" svg:x="28.124cm" svg:y="44.381cm">
          <draw:text-box>
            <text:p text:style-name="P2"><text:span text:style-name="T1">1 or 4 bytes</text:span></text:p>
          </draw:text-box>
        </draw:frame>
        <draw:frame draw:style-name="gr7" draw:text-style-name="P2" draw:layer="layout" svg:width="1.646cm" svg:height="1.826cm" svg:x="31.95cm" svg:y="44.381cm">
          <draw:text-box>
            <text:p text:style-name="P2"><text:span text:style-name="T1">1 or 4 bytes</text:span></text:p>
          </draw:text-box>
        </draw:frame>
        <draw:frame draw:style-name="gr5" draw:text-style-name="P2" draw:layer="layout" svg:width="1.646cm" svg:height="1.301cm" svg:x="24.424cm" svg:y="44.381cm">
          <draw:text-box>
            <text:p text:style-name="P2"><text:span text:style-name="T1">1 byte</text:span></text:p>
          </draw:text-box>
        </draw:frame>
        <draw:frame draw:style-name="gr28" draw:text-style-name="P20" draw:layer="layout" svg:width="9.925cm" svg:height="3.301cm" svg:x="26.6cm" svg:y="45.724cm">
          <draw:text-box>
            <text:p text:style-name="P20"><text:span text:style-name="T16">0 </text:span><text:span text:style-name="T16"><text:tab/></text:span><text:span text:style-name="T16"><text:tab/></text:span><text:span text:style-name="T16">NULL</text:span><text:span text:style-name="T16"><text:tab/></text:span><text:span text:style-name="T16"><text:tab/></text:span><text:span text:style-name="T16"><text:tab/></text:span></text:p>
            <text:p text:style-name="P20"><text:span text:style-name="T16">1 </text:span><text:span text:style-name="T16"><text:tab/></text:span><text:span text:style-name="T16"><text:tab/></text:span><text:span text:style-name="T16">BYTE</text:span><text:span text:style-name="T16"><text:tab/></text:span><text:span text:style-name="T16"><text:tab/></text:span><text:span text:style-name="T16">int8</text:span></text:p>
            <text:p text:style-name="P20"><text:span text:style-name="T16">2 </text:span><text:span text:style-name="T16"><text:tab/></text:span><text:span text:style-name="T16"><text:tab/></text:span><text:span text:style-name="T16">SMALLINT</text:span><text:span text:style-name="T16"><text:tab/></text:span><text:span text:style-name="T16"><text:tab/></text:span><text:span text:style-name="T16">int16</text:span></text:p>
            <text:p text:style-name="P20"><text:span text:style-name="T16">4 </text:span><text:span text:style-name="T16"><text:tab/></text:span><text:span text:style-name="T16"><text:tab/></text:span><text:span text:style-name="T16">INTEGER</text:span><text:span text:style-name="T16"><text:tab/></text:span><text:span text:style-name="T16"><text:tab/></text:span><text:span text:style-name="T16">int32</text:span></text:p>
            <text:p text:style-name="P20"><text:span text:style-name="T16">2·n + 13 </text:span><text:span text:style-name="T16"><text:tab/></text:span><text:span text:style-name="T16">TEXT</text:span><text:span text:style-name="T16"><text:tab/></text:span><text:span text:style-name="T16"><text:tab/></text:span><text:span text:style-name="T16">raw-string(n)</text:span></text:p>
          </draw:text-box>
        </draw:frame>
        <draw:frame draw:style-name="gr18" draw:text-style-name="P8" draw:layer="layout" svg:width="1.632cm" svg:height="0.895cm" svg:x="26.712cm" svg:y="52.819cm">
          <draw:text-box>
            <text:p text:style-name="P2"><text:span text:style-name="T12">13</text:span></text:p>
          </draw:text-box>
        </draw:frame>
        <draw:custom-shape draw:style-name="gr19" draw:text-style-name="P1" draw:layer="layout" svg:width="0.305cm" svg:height="1.905cm" draw:transform="rotate (1.5707963267949) translate (26.539cm 53.124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28.612cm" svg:y="52.819cm">
          <draw:text-box>
            <text:p text:style-name="P2"><text:span text:style-name="T12">14</text:span></text:p>
          </draw:text-box>
        </draw:frame>
        <draw:custom-shape draw:style-name="gr19" draw:text-style-name="P1" draw:layer="layout" svg:width="0.305cm" svg:height="1.905cm" draw:transform="rotate (1.5707963267949) translate (28.439cm 53.124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30.512cm" svg:y="52.819cm">
          <draw:text-box>
            <text:p text:style-name="P2"><text:span text:style-name="T12">15</text:span></text:p>
          </draw:text-box>
        </draw:frame>
        <draw:custom-shape draw:style-name="gr19" draw:text-style-name="P1" draw:layer="layout" svg:width="0.305cm" svg:height="1.905cm" draw:transform="rotate (1.5707963267949) translate (30.339cm 53.124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19.111cm" svg:y="57.019cm">
          <draw:text-box>
            <text:p text:style-name="P2"><text:span text:style-name="T12">9</text:span></text:p>
          </draw:text-box>
        </draw:frame>
        <draw:custom-shape draw:style-name="gr19" draw:text-style-name="P1" draw:layer="layout" svg:width="0.305cm" svg:height="1.905cm" draw:transform="rotate (1.5707963267949) translate (18.938cm 57.324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21.012cm" svg:y="57.02cm">
          <draw:text-box>
            <text:p text:style-name="P2"><text:span text:style-name="T12">10</text:span></text:p>
          </draw:text-box>
        </draw:frame>
        <draw:custom-shape draw:style-name="gr19" draw:text-style-name="P1" draw:layer="layout" svg:width="0.305cm" svg:height="1.905cm" draw:transform="rotate (1.5707963267949) translate (20.839cm 57.325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22.912cm" svg:y="57.02cm">
          <draw:text-box>
            <text:p text:style-name="P2"><text:span text:style-name="T12">11</text:span></text:p>
          </draw:text-box>
        </draw:frame>
        <draw:custom-shape draw:style-name="gr19" draw:text-style-name="P1" draw:layer="layout" svg:width="0.305cm" svg:height="1.905cm" draw:transform="rotate (1.5707963267949) translate (22.739cm 57.325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20" draw:text-style-name="P11" draw:layer="layout" svg:width="1.905cm" svg:height="1.27cm" svg:x="9.399cm" svg:y="51.546cm">
          <text:p text:style-name="P2"><text:span text:style-name="T13">0x0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305cm" svg:height="1.905cm" draw:transform="rotate (1.5707963267949) translate (1.775cm 53.124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9" draw:text-style-name="P1" draw:layer="layout" svg:width="0.305cm" svg:height="1.905cm" draw:transform="rotate (1.5707963267949) translate (3.681cm 53.125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9" draw:text-style-name="P1" draw:layer="layout" svg:width="0.305cm" svg:height="1.905cm" draw:transform="rotate (1.5707963267949) translate (5.586cm 53.125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9" draw:text-style-name="P1" draw:layer="layout" svg:width="0.305cm" svg:height="1.905cm" draw:transform="rotate (1.5707963267949) translate (7.491cm 53.125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9" draw:text-style-name="P1" draw:layer="layout" svg:width="0.305cm" svg:height="1.905cm" draw:transform="rotate (1.5707963267949) translate (9.396cm 53.125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9" draw:text-style-name="P1" draw:layer="layout" svg:width="0.305cm" svg:height="1.905cm" draw:transform="rotate (1.5707963267949) translate (11.301cm 53.125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9" draw:text-style-name="P1" draw:layer="layout" svg:width="0.305cm" svg:height="1.905cm" draw:transform="rotate (1.5707963267949) translate (13.207cm 53.126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9" draw:text-style-name="P1" draw:layer="layout" svg:width="0.305cm" svg:height="1.905cm" draw:transform="rotate (1.5707963267949) translate (15.112cm 53.126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20" draw:text-style-name="P11" draw:layer="layout" svg:width="1.905cm" svg:height="1.27cm" svg:x="11.304cm" svg:y="51.551cm">
          <text:p text:style-name="P2"><text:span text:style-name="T13">0x0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1.905cm" svg:height="1.27cm" svg:x="13.21cm" svg:y="51.546cm">
          <text:p text:style-name="P2"><text:span text:style-name="T13">0x0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1.905cm" svg:height="1.27cm" svg:x="15.115cm" svg:y="51.546cm">
          <text:p text:style-name="P2"><text:span text:style-name="T13">0x0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1.905cm" svg:height="1.27cm" svg:x="1.76cm" svg:y="55.753cm">
          <text:p text:style-name="P2"><text:span text:style-name="T13">0x0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1.905cm" svg:height="1.27cm" svg:x="3.665cm" svg:y="55.758cm">
          <text:p text:style-name="P2"><text:span text:style-name="T13">0x0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1.905cm" svg:height="1.27cm" svg:x="5.571cm" svg:y="55.753cm">
          <text:p text:style-name="P2"><text:span text:style-name="T13">0x0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1.905cm" svg:height="1.27cm" svg:x="7.476cm" svg:y="55.753cm">
          <text:p text:style-name="P2"><text:span text:style-name="T13">0x0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305cm" svg:height="1.905cm" draw:transform="rotate (1.5707963267949) translate (17.032cm 53.127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</draw:page>
      <draw:page draw:name="page3" draw:style-name="dp1" draw:master-page-name="Default">
        <office:forms form:automatic-focus="false" form:apply-design-mode="false"/>
        <draw:custom-shape draw:style-name="gr20" draw:text-style-name="P9" draw:layer="layout" svg:width="1.905cm" svg:height="1.27cm" svg:x="4.846cm" svg:y="27.683cm">
          <text:p text:style-name="P2"><text:span text:style-name="T13">0x08</text:span>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7.614cm" svg:height="1.27cm" svg:x="8.645cm" svg:y="27.683cm">
          <text:p text:style-name="P2"><text:span text:style-name="T13">0x8080801F</text:span>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1.905cm" svg:height="1.27cm" svg:x="16.264cm" svg:y="27.683cm">
          <text:p text:style-name="P2"><text:span text:style-name="T13">0x00</text:span>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1.905cm" svg:height="1.27cm" svg:x="18.172cm" svg:y="27.684cm">
          <text:p text:style-name="P2"><text:span text:style-name="T13">0x04</text:span>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1.905cm" svg:height="1.27cm" svg:x="20.677cm" svg:y="27.683cm">
          <text:p text:style-name="P2"><text:span text:style-name="T13">'D'</text:span>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1.905cm" svg:height="1.27cm" svg:x="22.582cm" svg:y="27.683cm">
          <text:p text:style-name="P2"><text:span text:style-name="T13">'a'</text:span>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1.905cm" svg:height="1.27cm" svg:x="24.487cm" svg:y="27.684cm">
          <text:p text:style-name="P2"><text:span text:style-name="T13">'t'</text:span>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1.905cm" svg:height="1.27cm" svg:x="26.392cm" svg:y="27.687cm">
          <text:p text:style-name="P2"><text:span text:style-name="T13">'a'</text:span>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1.905cm" svg:height="1.27cm" svg:x="28.297cm" svg:y="27.684cm">
          <text:p text:style-name="P2"><text:span text:style-name="T13">'b'</text:span>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1.905cm" svg:height="1.27cm" svg:x="30.202cm" svg:y="27.684cm">
          <text:p text:style-name="P2"><text:span text:style-name="T13">'a'</text:span>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1.905cm" svg:height="1.27cm" svg:x="32.108cm" svg:y="27.685cm">
          <text:p text:style-name="P2"><text:span text:style-name="T13">'s'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2.54cm" svg:height="1.27cm" svg:x="13.7cm" svg:y="21.955cm">
          <text:p text:style-name="P2"><text:span text:style-name="T14">23500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715cm" svg:height="1.27cm" svg:x="16.24cm" svg:y="21.955cm">
          <text:p text:style-name="P2"><text:span text:style-name="T14">“</text:span><text:span text:style-name="T14">Databases”</text:span></text:p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2.513cm" svg:height="1.27cm" svg:x="21.982cm" svg:y="21.955cm">
          <text:p text:style-name="P2"><text:span text:style-name="T23">NULL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2.54cm" svg:height="1.27cm" svg:x="24.495cm" svg:y="21.955cm">
          <text:p text:style-name="P2"><text:span text:style-name="T14">42</text:span>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1.905cm" svg:height="1.27cm" svg:x="34.017cm" svg:y="27.685cm">
          <text:p text:style-name="P2"><text:span text:style-name="T13">'e'</text:span>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1.905cm" svg:height="1.27cm" svg:x="4.836cm" svg:y="30.581cm">
          <text:p text:style-name="P2"><text:span text:style-name="T13">'s'</text:span>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7.648cm" svg:height="1.27cm" svg:x="6.746cm" svg:y="30.582cm">
          <text:p text:style-name="P2"><text:span text:style-name="T13">0x0000002A</text:span>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1.905cm" svg:height="1.27cm" svg:x="24.487cm" svg:y="27.684cm">
          <text:p text:style-name="P2"><text:span text:style-name="T13">'t'</text:span></text:p>
          <draw:enhanced-geometry svg:viewBox="0 0 21600 21600" draw:type="rectangle" draw:enhanced-path="M 0 0 L 21600 0 21600 21600 0 21600 0 0 Z N"/>
        </draw:custom-shape>
        <draw:frame draw:style-name="gr24" draw:text-style-name="P16" draw:layer="layout" svg:width="5.985cm" svg:height="0.927cm" svg:x="9.576cm" svg:y="26.313cm">
          <draw:text-box>
            <text:p text:style-name="P2"><text:span text:style-name="T20">Header</text:span></text:p>
          </draw:text-box>
        </draw:frame>
        <draw:custom-shape draw:style-name="gr19" draw:text-style-name="P1" draw:layer="layout" svg:width="0.305cm" svg:height="15.238cm" draw:transform="rotate (1.5707963267949) translate (4.835cm 27.288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5.003cm" svg:y="28.952cm">
          <draw:text-box>
            <text:p text:style-name="P2"><text:span text:style-name="T12">00</text:span></text:p>
          </draw:text-box>
        </draw:frame>
        <draw:custom-shape draw:style-name="gr19" draw:text-style-name="P1" draw:layer="layout" svg:width="0.305cm" svg:height="1.905cm" draw:transform="rotate (1.5707963267949) translate (4.83cm 29.257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6.909cm" svg:y="28.953cm">
          <draw:text-box>
            <text:p text:style-name="P2"><text:span text:style-name="T12">01</text:span></text:p>
          </draw:text-box>
        </draw:frame>
        <draw:custom-shape draw:style-name="gr19" draw:text-style-name="P1" draw:layer="layout" svg:width="0.305cm" svg:height="1.905cm" draw:transform="rotate (1.5707963267949) translate (6.736cm 29.258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8.814cm" svg:y="28.953cm">
          <draw:text-box>
            <text:p text:style-name="P2"><text:span text:style-name="T12">02</text:span></text:p>
          </draw:text-box>
        </draw:frame>
        <draw:custom-shape draw:style-name="gr19" draw:text-style-name="P1" draw:layer="layout" svg:width="0.305cm" svg:height="1.905cm" draw:transform="rotate (1.5707963267949) translate (8.641cm 29.258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10.719cm" svg:y="28.953cm">
          <draw:text-box>
            <text:p text:style-name="P2"><text:span text:style-name="T12">03</text:span></text:p>
          </draw:text-box>
        </draw:frame>
        <draw:custom-shape draw:style-name="gr19" draw:text-style-name="P1" draw:layer="layout" svg:width="0.305cm" svg:height="1.905cm" draw:transform="rotate (1.5707963267949) translate (10.546cm 29.258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12.624cm" svg:y="28.953cm">
          <draw:text-box>
            <text:p text:style-name="P2"><text:span text:style-name="T12">04</text:span></text:p>
          </draw:text-box>
        </draw:frame>
        <draw:custom-shape draw:style-name="gr19" draw:text-style-name="P1" draw:layer="layout" svg:width="0.305cm" svg:height="1.905cm" draw:transform="rotate (1.5707963267949) translate (12.451cm 29.258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14.529cm" svg:y="28.953cm">
          <draw:text-box>
            <text:p text:style-name="P2"><text:span text:style-name="T12">05</text:span></text:p>
          </draw:text-box>
        </draw:frame>
        <draw:custom-shape draw:style-name="gr19" draw:text-style-name="P1" draw:layer="layout" svg:width="0.305cm" svg:height="1.905cm" draw:transform="rotate (1.5707963267949) translate (14.356cm 29.258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16.435cm" svg:y="28.954cm">
          <draw:text-box>
            <text:p text:style-name="P2"><text:span text:style-name="T12">06</text:span></text:p>
          </draw:text-box>
        </draw:frame>
        <draw:custom-shape draw:style-name="gr19" draw:text-style-name="P1" draw:layer="layout" svg:width="0.305cm" svg:height="1.905cm" draw:transform="rotate (1.5707963267949) translate (16.262cm 29.259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18.34cm" svg:y="28.954cm">
          <draw:text-box>
            <text:p text:style-name="P2"><text:span text:style-name="T12">07</text:span></text:p>
          </draw:text-box>
        </draw:frame>
        <draw:custom-shape draw:style-name="gr19" draw:text-style-name="P1" draw:layer="layout" svg:width="0.305cm" svg:height="1.905cm" draw:transform="rotate (1.5707963267949) translate (18.167cm 29.259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20.845cm" svg:y="28.954cm">
          <draw:text-box>
            <text:p text:style-name="P2"><text:span text:style-name="T12">08</text:span></text:p>
          </draw:text-box>
        </draw:frame>
        <draw:custom-shape draw:style-name="gr19" draw:text-style-name="P1" draw:layer="layout" svg:width="0.305cm" svg:height="1.905cm" draw:transform="rotate (1.5707963267949) translate (20.672cm 29.259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22.75cm" svg:y="28.954cm">
          <draw:text-box>
            <text:p text:style-name="P2"><text:span text:style-name="T12">09</text:span></text:p>
          </draw:text-box>
        </draw:frame>
        <draw:custom-shape draw:style-name="gr19" draw:text-style-name="P1" draw:layer="layout" svg:width="0.305cm" svg:height="1.905cm" draw:transform="rotate (1.5707963267949) translate (22.577cm 29.259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24.655cm" svg:y="28.954cm">
          <draw:text-box>
            <text:p text:style-name="P2"><text:span text:style-name="T12">0A</text:span></text:p>
          </draw:text-box>
        </draw:frame>
        <draw:custom-shape draw:style-name="gr19" draw:text-style-name="P1" draw:layer="layout" svg:width="0.305cm" svg:height="1.905cm" draw:transform="rotate (1.5707963267949) translate (24.482cm 29.259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26.56cm" svg:y="28.954cm">
          <draw:text-box>
            <text:p text:style-name="P2"><text:span text:style-name="T12">0B</text:span></text:p>
          </draw:text-box>
        </draw:frame>
        <draw:custom-shape draw:style-name="gr19" draw:text-style-name="P1" draw:layer="layout" svg:width="0.305cm" svg:height="1.905cm" draw:transform="rotate (1.5707963267949) translate (26.387cm 29.259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28.465cm" svg:y="28.954cm">
          <draw:text-box>
            <text:p text:style-name="P2"><text:span text:style-name="T12">0C</text:span></text:p>
          </draw:text-box>
        </draw:frame>
        <draw:custom-shape draw:style-name="gr19" draw:text-style-name="P1" draw:layer="layout" svg:width="0.305cm" svg:height="1.905cm" draw:transform="rotate (1.5707963267949) translate (28.292cm 29.259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30.37cm" svg:y="28.954cm">
          <draw:text-box>
            <text:p text:style-name="P2"><text:span text:style-name="T12">0D</text:span></text:p>
          </draw:text-box>
        </draw:frame>
        <draw:custom-shape draw:style-name="gr19" draw:text-style-name="P1" draw:layer="layout" svg:width="0.305cm" svg:height="1.905cm" draw:transform="rotate (1.5707963267949) translate (30.197cm 29.259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32.275cm" svg:y="28.954cm">
          <draw:text-box>
            <text:p text:style-name="P2"><text:span text:style-name="T12">0E</text:span></text:p>
          </draw:text-box>
        </draw:frame>
        <draw:custom-shape draw:style-name="gr19" draw:text-style-name="P1" draw:layer="layout" svg:width="0.305cm" svg:height="1.905cm" draw:transform="rotate (1.5707963267949) translate (32.102cm 29.259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34.181cm" svg:y="28.955cm">
          <draw:text-box>
            <text:p text:style-name="P2"><text:span text:style-name="T12">0F</text:span></text:p>
          </draw:text-box>
        </draw:frame>
        <draw:custom-shape draw:style-name="gr19" draw:text-style-name="P1" draw:layer="layout" svg:width="0.305cm" svg:height="1.905cm" draw:transform="rotate (1.5707963267949) translate (34.008cm 29.26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5.004cm" svg:y="31.852cm">
          <draw:text-box>
            <text:p text:style-name="P2"><text:span text:style-name="T12">10</text:span></text:p>
          </draw:text-box>
        </draw:frame>
        <draw:custom-shape draw:style-name="gr19" draw:text-style-name="P1" draw:layer="layout" svg:width="0.305cm" svg:height="1.905cm" draw:transform="rotate (1.5707963267949) translate (4.831cm 32.157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6.91cm" svg:y="31.853cm">
          <draw:text-box>
            <text:p text:style-name="P2"><text:span text:style-name="T12">11</text:span></text:p>
          </draw:text-box>
        </draw:frame>
        <draw:custom-shape draw:style-name="gr19" draw:text-style-name="P1" draw:layer="layout" svg:width="0.305cm" svg:height="1.905cm" draw:transform="rotate (1.5707963267949) translate (6.737cm 32.158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8.815cm" svg:y="31.853cm">
          <draw:text-box>
            <text:p text:style-name="P2"><text:span text:style-name="T12">12</text:span></text:p>
          </draw:text-box>
        </draw:frame>
        <draw:custom-shape draw:style-name="gr19" draw:text-style-name="P1" draw:layer="layout" svg:width="0.305cm" svg:height="1.905cm" draw:transform="rotate (1.5707963267949) translate (8.642cm 32.158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10.72cm" svg:y="31.853cm">
          <draw:text-box>
            <text:p text:style-name="P2"><text:span text:style-name="T12">13</text:span></text:p>
          </draw:text-box>
        </draw:frame>
        <draw:custom-shape draw:style-name="gr19" draw:text-style-name="P1" draw:layer="layout" svg:width="0.305cm" svg:height="1.905cm" draw:transform="rotate (1.5707963267949) translate (10.547cm 32.158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12.625cm" svg:y="31.853cm">
          <draw:text-box>
            <text:p text:style-name="P2"><text:span text:style-name="T12">14</text:span></text:p>
          </draw:text-box>
        </draw:frame>
        <draw:custom-shape draw:style-name="gr19" draw:text-style-name="P1" draw:layer="layout" svg:width="0.305cm" svg:height="1.905cm" draw:transform="rotate (1.5707963267949) translate (12.452cm 32.158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14.53cm" svg:y="31.853cm">
          <draw:text-box>
            <text:p text:style-name="P2"><text:span text:style-name="T12">15</text:span></text:p>
          </draw:text-box>
        </draw:frame>
        <draw:custom-shape draw:style-name="gr19" draw:text-style-name="P1" draw:layer="layout" svg:width="0.305cm" svg:height="1.905cm" draw:transform="rotate (1.5707963267949) translate (14.357cm 32.158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16.436cm" svg:y="31.854cm">
          <draw:text-box>
            <text:p text:style-name="P2"><text:span text:style-name="T12">16</text:span></text:p>
          </draw:text-box>
        </draw:frame>
        <draw:custom-shape draw:style-name="gr19" draw:text-style-name="P1" draw:layer="layout" svg:width="0.305cm" svg:height="1.905cm" draw:transform="rotate (1.5707963267949) translate (16.263cm 32.159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18.341cm" svg:y="31.854cm">
          <draw:text-box>
            <text:p text:style-name="P2"><text:span text:style-name="T12">17</text:span></text:p>
          </draw:text-box>
        </draw:frame>
        <draw:custom-shape draw:style-name="gr19" draw:text-style-name="P1" draw:layer="layout" svg:width="0.305cm" svg:height="1.905cm" draw:transform="rotate (1.5707963267949) translate (18.168cm 32.159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20.846cm" svg:y="31.854cm">
          <draw:text-box>
            <text:p text:style-name="P2"><text:span text:style-name="T12">18</text:span></text:p>
          </draw:text-box>
        </draw:frame>
        <draw:custom-shape draw:style-name="gr19" draw:text-style-name="P1" draw:layer="layout" svg:width="0.305cm" svg:height="1.905cm" draw:transform="rotate (1.5707963267949) translate (20.673cm 32.159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22.751cm" svg:y="31.854cm">
          <draw:text-box>
            <text:p text:style-name="P2"><text:span text:style-name="T12">19</text:span></text:p>
          </draw:text-box>
        </draw:frame>
        <draw:custom-shape draw:style-name="gr19" draw:text-style-name="P1" draw:layer="layout" svg:width="0.305cm" svg:height="1.905cm" draw:transform="rotate (1.5707963267949) translate (22.578cm 32.159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24.656cm" svg:y="31.854cm">
          <draw:text-box>
            <text:p text:style-name="P2"><text:span text:style-name="T12">1A</text:span></text:p>
          </draw:text-box>
        </draw:frame>
        <draw:custom-shape draw:style-name="gr19" draw:text-style-name="P1" draw:layer="layout" svg:width="0.305cm" svg:height="1.905cm" draw:transform="rotate (1.5707963267949) translate (24.483cm 32.159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26.561cm" svg:y="31.854cm">
          <draw:text-box>
            <text:p text:style-name="P2"><text:span text:style-name="T12">1B</text:span></text:p>
          </draw:text-box>
        </draw:frame>
        <draw:custom-shape draw:style-name="gr19" draw:text-style-name="P1" draw:layer="layout" svg:width="0.305cm" svg:height="1.905cm" draw:transform="rotate (1.5707963267949) translate (26.388cm 32.159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28.466cm" svg:y="31.854cm">
          <draw:text-box>
            <text:p text:style-name="P2"><text:span text:style-name="T12">1C</text:span></text:p>
          </draw:text-box>
        </draw:frame>
        <draw:custom-shape draw:style-name="gr19" draw:text-style-name="P1" draw:layer="layout" svg:width="0.305cm" svg:height="1.905cm" draw:transform="rotate (1.5707963267949) translate (28.293cm 32.159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30.371cm" svg:y="31.854cm">
          <draw:text-box>
            <text:p text:style-name="P2"><text:span text:style-name="T12">1D</text:span></text:p>
          </draw:text-box>
        </draw:frame>
        <draw:custom-shape draw:style-name="gr19" draw:text-style-name="P1" draw:layer="layout" svg:width="0.305cm" svg:height="1.905cm" draw:transform="rotate (1.5707963267949) translate (30.198cm 32.159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32.276cm" svg:y="31.854cm">
          <draw:text-box>
            <text:p text:style-name="P2"><text:span text:style-name="T12">1E</text:span></text:p>
          </draw:text-box>
        </draw:frame>
        <draw:custom-shape draw:style-name="gr19" draw:text-style-name="P1" draw:layer="layout" svg:width="0.305cm" svg:height="1.905cm" draw:transform="rotate (1.5707963267949) translate (32.103cm 32.159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34.182cm" svg:y="31.855cm">
          <draw:text-box>
            <text:p text:style-name="P2"><text:span text:style-name="T12">1F</text:span></text:p>
          </draw:text-box>
        </draw:frame>
        <draw:custom-shape draw:style-name="gr19" draw:text-style-name="P1" draw:layer="layout" svg:width="0.305cm" svg:height="1.905cm" draw:transform="rotate (1.5707963267949) translate (34.009cm 32.16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2.597cm" svg:y="27.882cm">
          <draw:text-box>
            <text:p text:style-name="P2"><text:span text:style-name="T12">0000 </text:span></text:p>
          </draw:text-box>
        </draw:frame>
        <draw:frame draw:style-name="gr18" draw:text-style-name="P8" draw:layer="layout" svg:width="1.632cm" svg:height="0.895cm" svg:x="2.597cm" svg:y="30.883cm">
          <draw:text-box>
            <text:p text:style-name="P2"><text:span text:style-name="T12">0010 </text:span></text:p>
          </draw:text-box>
        </draw:frame>
        <draw:frame draw:style-name="gr5" draw:text-style-name="P12" draw:layer="layout" svg:width="1.632cm" svg:height="0.764cm" svg:x="5.004cm" svg:y="29.652cm">
          <draw:text-box>
            <text:p text:style-name="P2"><text:span text:style-name="T15">0</text:span></text:p>
          </draw:text-box>
        </draw:frame>
        <draw:frame draw:style-name="gr5" draw:text-style-name="P12" draw:layer="layout" svg:width="1.632cm" svg:height="0.764cm" svg:x="6.91cm" svg:y="29.653cm">
          <draw:text-box>
            <text:p text:style-name="P2"><text:span text:style-name="T15">1</text:span></text:p>
          </draw:text-box>
        </draw:frame>
        <draw:frame draw:style-name="gr5" draw:text-style-name="P12" draw:layer="layout" svg:width="1.632cm" svg:height="0.764cm" svg:x="8.815cm" svg:y="29.653cm">
          <draw:text-box>
            <text:p text:style-name="P2"><text:span text:style-name="T15">2</text:span></text:p>
          </draw:text-box>
        </draw:frame>
        <draw:frame draw:style-name="gr5" draw:text-style-name="P12" draw:layer="layout" svg:width="1.632cm" svg:height="0.764cm" svg:x="10.72cm" svg:y="29.653cm">
          <draw:text-box>
            <text:p text:style-name="P2"><text:span text:style-name="T15">3</text:span></text:p>
          </draw:text-box>
        </draw:frame>
        <draw:frame draw:style-name="gr5" draw:text-style-name="P12" draw:layer="layout" svg:width="1.632cm" svg:height="0.764cm" svg:x="12.625cm" svg:y="29.653cm">
          <draw:text-box>
            <text:p text:style-name="P2"><text:span text:style-name="T15">4</text:span></text:p>
          </draw:text-box>
        </draw:frame>
        <draw:frame draw:style-name="gr5" draw:text-style-name="P12" draw:layer="layout" svg:width="1.632cm" svg:height="0.764cm" svg:x="14.53cm" svg:y="29.653cm">
          <draw:text-box>
            <text:p text:style-name="P2"><text:span text:style-name="T15">5</text:span></text:p>
          </draw:text-box>
        </draw:frame>
        <draw:frame draw:style-name="gr5" draw:text-style-name="P12" draw:layer="layout" svg:width="1.632cm" svg:height="0.764cm" svg:x="16.436cm" svg:y="29.654cm">
          <draw:text-box>
            <text:p text:style-name="P2"><text:span text:style-name="T15">6</text:span></text:p>
          </draw:text-box>
        </draw:frame>
        <draw:frame draw:style-name="gr5" draw:text-style-name="P12" draw:layer="layout" svg:width="1.632cm" svg:height="0.764cm" svg:x="18.341cm" svg:y="29.654cm">
          <draw:text-box>
            <text:p text:style-name="P2"><text:span text:style-name="T15">7</text:span></text:p>
          </draw:text-box>
        </draw:frame>
        <draw:frame draw:style-name="gr5" draw:text-style-name="P12" draw:layer="layout" svg:width="1.632cm" svg:height="0.764cm" svg:x="20.846cm" svg:y="29.654cm">
          <draw:text-box>
            <text:p text:style-name="P2"><text:span text:style-name="T15">8</text:span></text:p>
          </draw:text-box>
        </draw:frame>
        <draw:frame draw:style-name="gr5" draw:text-style-name="P12" draw:layer="layout" svg:width="1.632cm" svg:height="0.764cm" svg:x="22.751cm" svg:y="29.654cm">
          <draw:text-box>
            <text:p text:style-name="P2"><text:span text:style-name="T15">9</text:span></text:p>
          </draw:text-box>
        </draw:frame>
        <draw:frame draw:style-name="gr5" draw:text-style-name="P12" draw:layer="layout" svg:width="1.632cm" svg:height="0.764cm" svg:x="24.656cm" svg:y="29.654cm">
          <draw:text-box>
            <text:p text:style-name="P2"><text:span text:style-name="T15">10</text:span></text:p>
          </draw:text-box>
        </draw:frame>
        <draw:frame draw:style-name="gr5" draw:text-style-name="P12" draw:layer="layout" svg:width="1.632cm" svg:height="0.764cm" svg:x="26.561cm" svg:y="29.654cm">
          <draw:text-box>
            <text:p text:style-name="P2"><text:span text:style-name="T15">11</text:span></text:p>
          </draw:text-box>
        </draw:frame>
        <draw:frame draw:style-name="gr5" draw:text-style-name="P12" draw:layer="layout" svg:width="1.632cm" svg:height="0.764cm" svg:x="28.466cm" svg:y="29.654cm">
          <draw:text-box>
            <text:p text:style-name="P2"><text:span text:style-name="T15">12</text:span></text:p>
          </draw:text-box>
        </draw:frame>
        <draw:frame draw:style-name="gr5" draw:text-style-name="P12" draw:layer="layout" svg:width="1.632cm" svg:height="0.764cm" svg:x="30.371cm" svg:y="29.654cm">
          <draw:text-box>
            <text:p text:style-name="P2"><text:span text:style-name="T15">13</text:span></text:p>
          </draw:text-box>
        </draw:frame>
        <draw:frame draw:style-name="gr5" draw:text-style-name="P12" draw:layer="layout" svg:width="1.632cm" svg:height="0.764cm" svg:x="32.276cm" svg:y="29.654cm">
          <draw:text-box>
            <text:p text:style-name="P2"><text:span text:style-name="T15">14</text:span></text:p>
          </draw:text-box>
        </draw:frame>
        <draw:frame draw:style-name="gr5" draw:text-style-name="P12" draw:layer="layout" svg:width="1.632cm" svg:height="0.764cm" svg:x="34.182cm" svg:y="29.655cm">
          <draw:text-box>
            <text:p text:style-name="P2"><text:span text:style-name="T15">15</text:span></text:p>
          </draw:text-box>
        </draw:frame>
        <draw:frame draw:style-name="gr5" draw:text-style-name="P12" draw:layer="layout" svg:width="1.632cm" svg:height="0.764cm" svg:x="5.015cm" svg:y="32.618cm">
          <draw:text-box>
            <text:p text:style-name="P2"><text:span text:style-name="T15">16</text:span></text:p>
          </draw:text-box>
        </draw:frame>
        <draw:frame draw:style-name="gr5" draw:text-style-name="P12" draw:layer="layout" svg:width="1.632cm" svg:height="0.764cm" svg:x="6.921cm" svg:y="32.619cm">
          <draw:text-box>
            <text:p text:style-name="P2"><text:span text:style-name="T15">17</text:span></text:p>
          </draw:text-box>
        </draw:frame>
        <draw:frame draw:style-name="gr5" draw:text-style-name="P12" draw:layer="layout" svg:width="1.632cm" svg:height="0.764cm" svg:x="8.826cm" svg:y="32.619cm">
          <draw:text-box>
            <text:p text:style-name="P2"><text:span text:style-name="T15">18</text:span></text:p>
          </draw:text-box>
        </draw:frame>
        <draw:frame draw:style-name="gr5" draw:text-style-name="P12" draw:layer="layout" svg:width="1.632cm" svg:height="0.764cm" svg:x="10.731cm" svg:y="32.619cm">
          <draw:text-box>
            <text:p text:style-name="P2"><text:span text:style-name="T15">19</text:span></text:p>
          </draw:text-box>
        </draw:frame>
        <draw:frame draw:style-name="gr5" draw:text-style-name="P12" draw:layer="layout" svg:width="1.632cm" svg:height="0.764cm" svg:x="12.636cm" svg:y="32.619cm">
          <draw:text-box>
            <text:p text:style-name="P2"><text:span text:style-name="T15">20</text:span></text:p>
          </draw:text-box>
        </draw:frame>
        <draw:frame draw:style-name="gr5" draw:text-style-name="P12" draw:layer="layout" svg:width="1.632cm" svg:height="0.764cm" svg:x="14.541cm" svg:y="32.619cm">
          <draw:text-box>
            <text:p text:style-name="P2"><text:span text:style-name="T15">21</text:span></text:p>
          </draw:text-box>
        </draw:frame>
        <draw:frame draw:style-name="gr5" draw:text-style-name="P12" draw:layer="layout" svg:width="1.632cm" svg:height="0.764cm" svg:x="16.447cm" svg:y="32.62cm">
          <draw:text-box>
            <text:p text:style-name="P2"><text:span text:style-name="T15">22</text:span></text:p>
          </draw:text-box>
        </draw:frame>
        <draw:frame draw:style-name="gr5" draw:text-style-name="P12" draw:layer="layout" svg:width="1.632cm" svg:height="0.764cm" svg:x="18.352cm" svg:y="32.62cm">
          <draw:text-box>
            <text:p text:style-name="P2"><text:span text:style-name="T15">23</text:span></text:p>
          </draw:text-box>
        </draw:frame>
        <draw:frame draw:style-name="gr5" draw:text-style-name="P12" draw:layer="layout" svg:width="1.632cm" svg:height="0.764cm" svg:x="20.857cm" svg:y="32.62cm">
          <draw:text-box>
            <text:p text:style-name="P2"><text:span text:style-name="T15">24</text:span></text:p>
          </draw:text-box>
        </draw:frame>
        <draw:frame draw:style-name="gr5" draw:text-style-name="P12" draw:layer="layout" svg:width="1.632cm" svg:height="0.764cm" svg:x="22.762cm" svg:y="32.62cm">
          <draw:text-box>
            <text:p text:style-name="P2"><text:span text:style-name="T15">25</text:span></text:p>
          </draw:text-box>
        </draw:frame>
        <draw:frame draw:style-name="gr5" draw:text-style-name="P12" draw:layer="layout" svg:width="1.632cm" svg:height="0.764cm" svg:x="24.667cm" svg:y="32.62cm">
          <draw:text-box>
            <text:p text:style-name="P2"><text:span text:style-name="T15">26</text:span></text:p>
          </draw:text-box>
        </draw:frame>
        <draw:frame draw:style-name="gr5" draw:text-style-name="P12" draw:layer="layout" svg:width="1.632cm" svg:height="0.764cm" svg:x="26.572cm" svg:y="32.62cm">
          <draw:text-box>
            <text:p text:style-name="P2"><text:span text:style-name="T15">27</text:span></text:p>
          </draw:text-box>
        </draw:frame>
        <draw:frame draw:style-name="gr5" draw:text-style-name="P12" draw:layer="layout" svg:width="1.632cm" svg:height="0.764cm" svg:x="28.477cm" svg:y="32.62cm">
          <draw:text-box>
            <text:p text:style-name="P2"><text:span text:style-name="T15">28</text:span></text:p>
          </draw:text-box>
        </draw:frame>
        <draw:frame draw:style-name="gr5" draw:text-style-name="P12" draw:layer="layout" svg:width="1.632cm" svg:height="0.764cm" svg:x="30.382cm" svg:y="32.62cm">
          <draw:text-box>
            <text:p text:style-name="P2"><text:span text:style-name="T15">29</text:span></text:p>
          </draw:text-box>
        </draw:frame>
        <draw:frame draw:style-name="gr5" draw:text-style-name="P12" draw:layer="layout" svg:width="1.632cm" svg:height="0.764cm" svg:x="32.287cm" svg:y="32.62cm">
          <draw:text-box>
            <text:p text:style-name="P2"><text:span text:style-name="T15">30</text:span></text:p>
          </draw:text-box>
        </draw:frame>
        <draw:frame draw:style-name="gr5" draw:text-style-name="P12" draw:layer="layout" svg:width="1.632cm" svg:height="0.764cm" svg:x="34.193cm" svg:y="32.621cm">
          <draw:text-box>
            <text:p text:style-name="P2"><text:span text:style-name="T15">31</text:span></text:p>
          </draw:text-box>
        </draw:frame>
        <draw:custom-shape draw:style-name="gr20" draw:text-style-name="P9" draw:layer="layout" svg:width="1.905cm" svg:height="1.27cm" svg:x="6.74cm" svg:y="27.683cm">
          <text:p text:style-name="P2"><text:span text:style-name="T13">0x00</text:span></text:p>
          <draw:enhanced-geometry svg:viewBox="0 0 21600 21600" draw:type="rectangle" draw:enhanced-path="M 0 0 L 21600 0 21600 21600 0 21600 0 0 Z N"/>
        </draw:custom-shape>
        <draw:frame draw:style-name="gr30" draw:text-style-name="P2" draw:layer="layout" svg:width="2.303cm" svg:height="1.826cm" svg:x="13.8cm" svg:y="23.43cm">
          <draw:text-box>
            <text:p text:style-name="P2"><text:span text:style-name="T1">Primary</text:span></text:p>
            <text:p text:style-name="P2"><text:span text:style-name="T1">Key</text:span></text:p>
          </draw:text-box>
        </draw:frame>
      </draw:page>
      <draw:page draw:name="page4" draw:style-name="dp1" draw:master-page-name="Default">
        <office:forms form:automatic-focus="false" form:apply-design-mode="false"/>
        <draw:g>
          <draw:custom-shape draw:style-name="gr4" draw:text-style-name="P3" draw:layer="layout" svg:width="2.039cm" svg:height="0.634cm" svg:x="17.991cm" svg:y="9.255cm">
            <text:p text:style-name="P2"><text:span text:style-name="T1">42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561cm" svg:height="0.634cm" svg:x="19.469cm" svg:y="9.2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61cm" svg:height="0.634cm" svg:x="17.991cm" svg:y="9.2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3" draw:layer="layout" svg:width="2.039cm" svg:height="0.634cm" svg:x="14.315cm" svg:y="11.159cm">
            <text:p text:style-name="P2"><text:span text:style-name="T1">10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561cm" svg:height="0.634cm" svg:x="15.793cm" svg:y="11.1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61cm" svg:height="0.634cm" svg:x="14.315cm" svg:y="11.15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3" draw:layer="layout" svg:width="2.039cm" svg:height="0.634cm" svg:x="15.793cm" svg:y="11.159cm">
            <text:p text:style-name="P2"><text:span text:style-name="T1">30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561cm" svg:height="0.634cm" svg:x="17.271cm" svg:y="11.1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61cm" svg:height="0.634cm" svg:x="15.793cm" svg:y="11.15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3" draw:layer="layout" svg:width="2.039cm" svg:height="0.634cm" svg:x="20.666cm" svg:y="11.159cm">
            <text:p text:style-name="P2"><text:span text:style-name="T1">85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561cm" svg:height="0.634cm" svg:x="22.144cm" svg:y="11.1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61cm" svg:height="0.634cm" svg:x="20.666cm" svg:y="11.159cm">
            <text:p/>
            <draw:enhanced-geometry svg:viewBox="0 0 21600 21600" draw:type="rectangle" draw:enhanced-path="M 0 0 L 21600 0 21600 21600 0 21600 0 0 Z N"/>
          </draw:custom-shape>
        </draw:g>
        <draw:line draw:style-name="gr11" draw:text-style-name="P1" draw:layer="layout" svg:x1="18.384cm" svg:y1="9.554cm" svg:x2="16.119cm" svg:y2="11.159cm">
          <text:p/>
        </draw:line>
        <draw:line draw:style-name="gr11" draw:text-style-name="P1" draw:layer="layout" svg:x1="19.696cm" svg:y1="9.529cm" svg:x2="21.727cm" svg:y2="11.159cm">
          <text:p/>
        </draw:line>
        <draw:custom-shape draw:style-name="gr4" draw:text-style-name="P3" draw:layer="layout" svg:width="2.14cm" svg:height="1.245cm" svg:x="14.97cm" svg:y="13.09cm">
          <text:p text:style-name="P2"><text:span text:style-name="T1">Leaf</text:span></text:p>
          <text:p text:style-name="P2"><text:span text:style-name="T1">1</text:span><text:span text:style-name="T24">0&lt;k&lt;=3</text:span><text:span text:style-name="T1">0</text:span>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4.565cm" svg:y1="11.508cm" svg:x2="13.9cm" svg:y2="13.09cm">
          <text:p/>
        </draw:line>
        <draw:line draw:style-name="gr11" draw:text-style-name="P1" draw:layer="layout" svg:x1="16.1cm" svg:y1="11.386cm" svg:x2="16.1cm" svg:y2="13.09cm">
          <text:p/>
        </draw:line>
        <draw:line draw:style-name="gr11" draw:text-style-name="P1" draw:layer="layout" svg:x1="17.502cm" svg:y1="11.428cm" svg:x2="18.257cm" svg:y2="13.09cm">
          <text:p/>
        </draw:line>
        <draw:line draw:style-name="gr11" draw:text-style-name="P1" draw:layer="layout" svg:x1="21.074cm" svg:y1="11.296cm" svg:x2="20.638cm" svg:y2="13.09cm">
          <text:p/>
        </draw:line>
        <draw:line draw:style-name="gr11" draw:text-style-name="P1" draw:layer="layout" svg:x1="22.424cm" svg:y1="11.386cm" svg:x2="22.807cm" svg:y2="13.09cm">
          <text:p/>
        </draw:line>
        <draw:custom-shape draw:style-name="gr4" draw:text-style-name="P3" draw:layer="layout" svg:width="2.069cm" svg:height="1.245cm" svg:x="17.246cm" svg:y="13.09cm">
          <text:p text:style-name="P2"><text:span text:style-name="T1">Leaf</text:span></text:p>
          <text:p text:style-name="P2"><text:span text:style-name="T1">30&lt;k&lt;=42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097cm" svg:height="1.245cm" svg:x="19.746cm" svg:y="13.09cm">
          <text:p text:style-name="P2"><text:span text:style-name="T1">Leaf</text:span></text:p>
          <text:p text:style-name="P2"><text:span text:style-name="T1">42&lt;k&lt;=85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15cm" svg:height="1.245cm" svg:x="21.946cm" svg:y="13.09cm">
          <text:p text:style-name="P2"><text:span text:style-name="T1">Leaf</text:span></text:p>
          <text:p text:style-name="P2"><text:span text:style-name="T1">85&lt;k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15cm" svg:height="1.245cm" svg:x="13.146cm" svg:y="13.09cm">
          <text:p text:style-name="P2"><text:span text:style-name="T1">Leaf</text:span></text:p>
          <text:p text:style-name="P2"><text:span text:style-name="T1">k</text:span><text:span text:style-name="T25">&lt;=</text:span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175cm" svg:height="3.175cm" svg:x="15.23cm" svg:y="16.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174cm" svg:height="1.269cm" svg:x="15.231cm" svg:y="16.241cm">
          <text:p text:style-name="P20"><text:span text:style-name="T10">Page 14</text:span></text:p>
          <text:p text:style-name="P20"><text:span text:style-name="T26">Right-Page = 21</text:span></text:p>
          <draw:enhanced-geometry svg:viewBox="0 0 21600 21600" draw:type="rectangle" draw:enhanced-path="M 0 0 L 21600 0 21600 21600 0 21600 0 0 Z N"/>
        </draw:custom-shape>
        <draw:custom-shape draw:style-name="gr4" draw:text-style-name="P22" draw:layer="layout" svg:width="2.539cm" svg:height="1.27cm" svg:x="15.531cm" svg:y="17.845cm">
          <text:p text:style-name="P2"><text:span text:style-name="T10">Cell 1</text:span></text:p>
          <text:p text:style-name="P2"><text:span text:style-name="T26">Key = 42</text:span></text:p>
          <text:p text:style-name="P2"><text:span text:style-name="T26">Child = 16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175cm" svg:height="4.445cm" svg:x="12.69cm" svg:y="20.0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14" draw:id="id14" draw:layer="layout" svg:width="3.174cm" svg:height="1.269cm" svg:x="12.691cm" svg:y="20.051cm">
          <text:p text:style-name="P20"><text:span text:style-name="T10">Page 16</text:span></text:p>
          <text:p text:style-name="P20"><text:span text:style-name="T26">Right-Page = 28</text:span></text:p>
          <draw:enhanced-geometry svg:viewBox="0 0 21600 21600" draw:type="rectangle" draw:enhanced-path="M 0 0 L 21600 0 21600 21600 0 21600 0 0 Z N"/>
        </draw:custom-shape>
        <draw:custom-shape draw:style-name="gr4" draw:text-style-name="P22" draw:layer="layout" svg:width="2.539cm" svg:height="1.27cm" svg:x="12.991cm" svg:y="21.655cm">
          <text:p text:style-name="P2"><text:span text:style-name="T10">Cell 1</text:span></text:p>
          <text:p text:style-name="P2"><text:span text:style-name="T26">Key = 10</text:span></text:p>
          <text:p text:style-name="P2"><text:span text:style-name="T26">Child = 24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175cm" svg:height="3.175cm" svg:x="18.405cm" svg:y="20.0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16" draw:id="id16" draw:layer="layout" svg:width="3.174cm" svg:height="1.269cm" svg:x="18.406cm" svg:y="20.051cm">
          <text:p text:style-name="P20"><text:span text:style-name="T10">Page 21</text:span></text:p>
          <text:p text:style-name="P20"><text:span text:style-name="T26">Right-Page = 30</text:span></text:p>
          <draw:enhanced-geometry svg:viewBox="0 0 21600 21600" draw:type="rectangle" draw:enhanced-path="M 0 0 L 21600 0 21600 21600 0 21600 0 0 Z N"/>
        </draw:custom-shape>
        <draw:custom-shape draw:style-name="gr4" draw:text-style-name="P22" draw:layer="layout" svg:width="2.539cm" svg:height="1.27cm" svg:x="18.706cm" svg:y="21.655cm">
          <text:p text:style-name="P2"><text:span text:style-name="T10">Cell 1</text:span></text:p>
          <text:p text:style-name="P2"><text:span text:style-name="T26">Key = 85</text:span></text:p>
          <text:p text:style-name="P2"><text:span text:style-name="T26">Child = 27</text:span></text:p>
          <draw:enhanced-geometry svg:viewBox="0 0 21600 21600" draw:type="rectangle" draw:enhanced-path="M 0 0 L 21600 0 21600 21600 0 21600 0 0 Z N"/>
        </draw:custom-shape>
        <draw:custom-shape draw:style-name="gr4" draw:text-style-name="P22" draw:layer="layout" svg:width="2.539cm" svg:height="1.27cm" svg:x="12.992cm" svg:y="23.055cm">
          <text:p text:style-name="P2"><text:span text:style-name="T10">Cell 2</text:span></text:p>
          <text:p text:style-name="P2"><text:span text:style-name="T26">Key = 30</text:span></text:p>
          <text:p text:style-name="P2"><text:span text:style-name="T26">Child = 25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draw:type="line" svg:x1="17.235cm" svg:y1="18.97cm" svg:x2="14.278cm" svg:y2="20.051cm" draw:start-shape="id13" draw:start-glue-point="6" draw:end-shape="id14" draw:end-glue-point="0" svg:d="M17235 18970l-2957 1081" svg:viewBox="0 0 2958 1082">
          <text:p/>
        </draw:connector>
        <draw:custom-shape draw:style-name="gr12" draw:text-style-name="P1" xml:id="id13" draw:id="id13" draw:layer="layout" svg:width="0.635cm" svg:height="0.58cm" svg:x="17.235cm" svg:y="18.6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2" draw:text-style-name="P1" xml:id="id15" draw:id="id15" draw:layer="layout" svg:width="0.635cm" svg:height="0.58cm" svg:x="17.77cm" svg:y="16.81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13" draw:text-style-name="P1" draw:layer="layout" draw:type="line" svg:x1="18.405cm" svg:y1="17.101cm" svg:x2="19.993cm" svg:y2="20.051cm" draw:start-shape="id15" draw:start-glue-point="10" draw:end-shape="id16" draw:end-glue-point="0" svg:d="M18405 17101l1588 2950" svg:viewBox="0 0 1589 2951">
          <text:p/>
        </draw:connector>
        <draw:custom-shape draw:style-name="gr4" draw:text-style-name="P3" xml:id="id22" draw:id="id22" draw:layer="layout" svg:width="3.81cm" svg:height="1.269cm" svg:x="9.055cm" svg:y="25.766cm">
          <text:p text:style-name="P20"><text:span text:style-name="T10">Page 24</text:span></text:p>
          <text:p text:style-name="P20"><text:span text:style-name="T10">Contains records with</text:span></text:p>
          <text:p text:style-name="P20"><text:span text:style-name="T10">k &lt;= 10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24" draw:id="id24" draw:layer="layout" svg:width="3.92cm" svg:height="1.269cm" svg:x="13.155cm" svg:y="25.767cm">
          <text:p text:style-name="P20"><text:span text:style-name="T10">Page 25</text:span></text:p>
          <text:p text:style-name="P20"><text:span text:style-name="T10">Contains records with</text:span></text:p>
          <text:p text:style-name="P20"><text:span text:style-name="T10">10 &lt; key &lt;= 30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18" draw:id="id18" draw:layer="layout" svg:width="3.92cm" svg:height="1.269cm" svg:x="17.355cm" svg:y="25.768cm">
          <text:p text:style-name="P20"><text:span text:style-name="T10">Page 28</text:span></text:p>
          <text:p text:style-name="P20"><text:span text:style-name="T10">Contains records with</text:span></text:p>
          <text:p text:style-name="P20"><text:span text:style-name="T10">30 &lt; key &lt;= 42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26" draw:id="id26" draw:layer="layout" svg:width="3.92cm" svg:height="1.269cm" svg:x="21.555cm" svg:y="25.769cm">
          <text:p text:style-name="P20"><text:span text:style-name="T10">Page 27</text:span></text:p>
          <text:p text:style-name="P20"><text:span text:style-name="T10">Contains records with</text:span></text:p>
          <text:p text:style-name="P20"><text:span text:style-name="T10">42 &lt; key &lt;= 85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20" draw:id="id20" draw:layer="layout" svg:width="3.92cm" svg:height="1.269cm" svg:x="25.79cm" svg:y="25.766cm">
          <text:p text:style-name="P20"><text:span text:style-name="T10">Page 30</text:span></text:p>
          <text:p text:style-name="P20"><text:span text:style-name="T10">Contains records with</text:span></text:p>
          <text:p text:style-name="P20"><text:span text:style-name="T10">85 &lt; key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xml:id="id17" draw:id="id17" draw:layer="layout" svg:width="0.635cm" svg:height="0.58cm" svg:x="15.251cm" svg:y="20.6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13" draw:text-style-name="P1" draw:layer="layout" draw:type="line" svg:x1="15.886cm" svg:y1="20.91cm" svg:x2="19.315cm" svg:y2="25.768cm" draw:start-shape="id17" draw:start-glue-point="10" draw:end-shape="id18" draw:end-glue-point="0" svg:d="M15886 20910l3429 4858" svg:viewBox="0 0 3430 4859">
          <text:p/>
        </draw:connector>
        <draw:custom-shape draw:style-name="gr12" draw:text-style-name="P1" xml:id="id19" draw:id="id19" draw:layer="layout" svg:width="0.635cm" svg:height="0.58cm" svg:x="20.958cm" svg:y="20.61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13" draw:text-style-name="P1" draw:layer="layout" draw:type="line" svg:x1="21.593cm" svg:y1="20.903cm" svg:x2="27.75cm" svg:y2="25.766cm" draw:start-shape="id19" draw:start-glue-point="10" draw:end-shape="id20" draw:end-glue-point="0" svg:d="M21593 20903l6157 4863" svg:viewBox="0 0 6158 4864">
          <text:p/>
        </draw:connector>
        <draw:connector draw:style-name="gr13" draw:text-style-name="P1" draw:layer="layout" draw:type="line" svg:x1="14.716cm" svg:y1="22.743cm" svg:x2="10.96cm" svg:y2="25.766cm" draw:start-shape="id21" draw:start-glue-point="6" draw:end-shape="id22" draw:end-glue-point="0" svg:d="M14716 22743l-3756 3023" svg:viewBox="0 0 3757 3024">
          <text:p/>
        </draw:connector>
        <draw:custom-shape draw:style-name="gr12" draw:text-style-name="P1" xml:id="id21" draw:id="id21" draw:layer="layout" svg:width="0.635cm" svg:height="0.58cm" svg:x="14.716cm" svg:y="22.45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13" draw:text-style-name="P1" draw:layer="layout" draw:type="line" svg:x1="15.014cm" svg:y1="24.422cm" svg:x2="15.115cm" svg:y2="25.767cm" draw:start-shape="id23" draw:start-glue-point="8" draw:end-shape="id24" draw:end-glue-point="0" svg:d="M15014 24422l101 1345" svg:viewBox="0 0 102 1346">
          <text:p/>
        </draw:connector>
        <draw:custom-shape draw:style-name="gr12" draw:text-style-name="P1" xml:id="id23" draw:id="id23" draw:layer="layout" svg:width="0.635cm" svg:height="0.58cm" svg:x="14.696cm" svg:y="23.84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13" draw:text-style-name="P1" draw:layer="layout" draw:type="line" svg:x1="20.749cm" svg:y1="23.015cm" svg:x2="23.515cm" svg:y2="25.769cm" draw:start-shape="id25" draw:start-glue-point="8" draw:end-shape="id26" draw:end-glue-point="0" svg:d="M20749 23015l2766 2754" svg:viewBox="0 0 2767 2755">
          <text:p/>
        </draw:connector>
        <draw:custom-shape draw:style-name="gr12" draw:text-style-name="P1" xml:id="id25" draw:id="id25" draw:layer="layout" svg:width="0.635cm" svg:height="0.58cm" svg:x="20.431cm" svg:y="22.43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</draw:page>
      <draw:page draw:name="page5" draw:style-name="dp1" draw:master-page-name="Default">
        <office:forms form:automatic-focus="false" form:apply-design-mode="false"/>
        <draw:custom-shape draw:style-name="gr3" draw:text-style-name="P1" draw:layer="layout" svg:width="5.715cm" svg:height="10.16cm" svg:x="11.795cm" svg:y="19.4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714cm" svg:height="1.269cm" svg:x="11.795cm" svg:y="19.415cm">
          <text:p text:style-name="P2"><text:span text:style-name="T1">Page He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35" draw:id="id35" draw:layer="layout" svg:width="3.81cm" svg:height="0.634cm" svg:x="12.747cm" svg:y="21.321cm">
          <text:p text:style-name="P2"><text:span text:style-name="T27">0x380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28" draw:id="id28" draw:layer="layout" svg:width="3.81cm" svg:height="0.634cm" svg:x="12.747cm" svg:y="28.306cm">
          <text:p text:style-name="P2"><text:span text:style-name="T1">Cell (Key = 2)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30" draw:id="id30" draw:layer="layout" svg:width="3.81cm" svg:height="0.634cm" svg:x="12.747cm" svg:y="27.506cm">
          <text:p text:style-name="P2"><text:span text:style-name="T1">Cell (Key = 37)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32" draw:id="id32" draw:layer="layout" svg:width="3.81cm" svg:height="0.634cm" svg:x="12.747cm" svg:y="26.706cm">
          <text:p text:style-name="P2"><text:span text:style-name="T1">Cell (Key = 15)</text:span></text:p>
          <draw:enhanced-geometry svg:viewBox="0 0 21600 21600" draw:type="rectangle" draw:enhanced-path="M 0 0 L 21600 0 21600 21600 0 21600 0 0 Z N"/>
        </draw:custom-shape>
        <draw:frame draw:style-name="gr31" draw:text-style-name="P23" xml:id="id27" draw:id="id27" draw:layer="layout" svg:width="3.175cm" svg:height="0.792cm" svg:x="7.985cm" svg:y="28.227cm">
          <draw:text-box>
            <text:p text:style-name="P2"><text:span text:style-name="T1">Offset: </text:span><text:span text:style-name="T27">0x380</text:span></text:p>
          </draw:text-box>
        </draw:frame>
        <draw:connector draw:style-name="gr16" draw:text-style-name="P1" draw:layer="layout" draw:type="line" svg:x1="11.16cm" svg:y1="28.623cm" svg:x2="12.747cm" svg:y2="28.623cm" draw:start-shape="id27" draw:start-glue-point="1" draw:end-shape="id28" draw:end-glue-point="3" svg:d="M11160 28623h1587" svg:viewBox="0 0 1588 1">
          <text:p/>
        </draw:connector>
        <draw:frame draw:style-name="gr31" draw:text-style-name="P23" xml:id="id29" draw:id="id29" draw:layer="layout" svg:width="3.175cm" svg:height="0.792cm" svg:x="7.986cm" svg:y="27.427cm">
          <draw:text-box>
            <text:p text:style-name="P2"><text:span text:style-name="T1">Offset: </text:span><text:span text:style-name="T27">0x300</text:span></text:p>
          </draw:text-box>
        </draw:frame>
        <draw:frame draw:style-name="gr31" draw:text-style-name="P23" xml:id="id31" draw:id="id31" draw:layer="layout" svg:width="3.175cm" svg:height="0.792cm" svg:x="7.986cm" svg:y="26.627cm">
          <draw:text-box>
            <text:p text:style-name="P2"><text:span text:style-name="T1">Offset: </text:span><text:span text:style-name="T27">0x280</text:span></text:p>
          </draw:text-box>
        </draw:frame>
        <draw:connector draw:style-name="gr16" draw:text-style-name="P1" draw:layer="layout" draw:type="line" svg:x1="11.161cm" svg:y1="27.823cm" svg:x2="12.747cm" svg:y2="27.823cm" draw:start-shape="id29" draw:start-glue-point="1" draw:end-shape="id30" draw:end-glue-point="3" svg:d="M11161 27823h1586" svg:viewBox="0 0 1587 1">
          <text:p/>
        </draw:connector>
        <draw:connector draw:style-name="gr16" draw:text-style-name="P1" draw:layer="layout" draw:type="line" svg:x1="11.161cm" svg:y1="27.023cm" svg:x2="12.747cm" svg:y2="27.023cm" draw:start-shape="id31" draw:start-glue-point="1" draw:end-shape="id32" draw:end-glue-point="3" svg:d="M11161 27023h1586" svg:viewBox="0 0 1587 1">
          <text:p/>
        </draw:connector>
        <draw:custom-shape draw:style-name="gr4" draw:text-style-name="P3" xml:id="id34" draw:id="id34" draw:layer="layout" svg:width="3.81cm" svg:height="0.634cm" svg:x="12.747cm" svg:y="22.121cm">
          <text:p text:style-name="P2"><text:span text:style-name="T27">0x280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33" draw:id="id33" draw:layer="layout" svg:width="3.81cm" svg:height="0.634cm" svg:x="12.747cm" svg:y="22.921cm">
          <text:p text:style-name="P2"><text:span text:style-name="T27">0x300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draw:type="curve" draw:line-skew="0.203cm" svg:x1="16.557cm" svg:y1="23.238cm" svg:x2="16.557cm" svg:y2="27.823cm" draw:start-shape="id33" draw:start-glue-point="1" draw:end-shape="id30" draw:end-glue-point="1" svg:d="M16557 23238c1056 0 1056 4585 0 4585" svg:viewBox="0 0 793 4586">
          <text:p/>
        </draw:connector>
        <draw:connector draw:style-name="gr16" draw:text-style-name="P1" draw:layer="layout" draw:type="curve" draw:line-skew="0.838cm" svg:x1="16.557cm" svg:y1="22.438cm" svg:x2="16.557cm" svg:y2="27.023cm" draw:start-shape="id34" draw:start-glue-point="1" draw:end-shape="id32" draw:end-glue-point="1" svg:d="M16557 22438c2008 0 2008 4585 0 4585" svg:viewBox="0 0 1507 4586">
          <text:p/>
        </draw:connector>
        <draw:connector draw:style-name="gr16" draw:text-style-name="P1" draw:layer="layout" draw:type="curve" draw:line-skew="1.372cm" svg:x1="16.557cm" svg:y1="21.638cm" svg:x2="16.557cm" svg:y2="28.623cm" draw:start-shape="id35" draw:start-glue-point="1" draw:end-shape="id28" draw:end-glue-point="1" svg:d="M16557 21638c2809 0 2809 6985 0 6985" svg:viewBox="0 0 2108 6986">
          <text:p/>
        </draw:connector>
        <draw:frame draw:style-name="gr5" draw:text-style-name="P14" draw:layer="layout" svg:width="3.81cm" svg:height="0.776cm" draw:transform="rotate (1.5707963267949) translate (11.925cm 24.395cm)">
          <draw:text-box>
            <text:p text:style-name="P2"><text:span text:style-name="T1">Cell offset array</text:span></text:p>
          </draw:text-box>
        </draw:frame>
        <draw:custom-shape draw:style-name="gr32" draw:text-style-name="P6" draw:layer="layout" svg:width="3.81cm" svg:height="0.634cm" svg:x="20.05cm" svg:y="21.295cm">
          <text:p text:style-name="P2"><text:span text:style-name="T1">Cell (Key = 7)</text:span></text:p>
          <draw:enhanced-geometry svg:viewBox="0 0 21600 21600" draw:type="rectangle" draw:enhanced-path="M 0 0 L 21600 0 21600 21600 0 21600 0 0 Z N"/>
        </draw:custom-shape>
        <draw:frame draw:style-name="gr5" draw:text-style-name="P14" draw:layer="layout" svg:width="4.172cm" svg:height="0.776cm" svg:x="19.788cm" svg:y="20.431cm">
          <draw:text-box>
            <text:p text:style-name="P2"><text:span text:style-name="T1">Insert this cell:</text:span></text:p>
          </draw:text-box>
        </draw:frame>
        <draw:custom-shape draw:style-name="gr23" draw:text-style-name="P1" draw:layer="layout" svg:width="5.715cm" svg:height="3.81cm" svg:x="19.415cm" svg:y="19.3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5.715cm" svg:height="10.16cm" svg:x="26.375cm" svg:y="19.4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714cm" svg:height="1.269cm" svg:x="26.375cm" svg:y="19.415cm">
          <text:p text:style-name="P2"><text:span text:style-name="T1">Page He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44" draw:id="id44" draw:layer="layout" svg:width="3.81cm" svg:height="0.634cm" svg:x="27.327cm" svg:y="21.321cm">
          <text:p text:style-name="P2"><text:span text:style-name="T27">0x380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37" draw:id="id37" draw:layer="layout" svg:width="3.81cm" svg:height="0.634cm" svg:x="27.327cm" svg:y="28.306cm">
          <text:p text:style-name="P2"><text:span text:style-name="T1">Cell (Key = 2)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39" draw:id="id39" draw:layer="layout" svg:width="3.81cm" svg:height="0.634cm" svg:x="27.327cm" svg:y="27.506cm">
          <text:p text:style-name="P2"><text:span text:style-name="T1">Cell (Key = 37)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41" draw:id="id41" draw:layer="layout" svg:width="3.81cm" svg:height="0.634cm" svg:x="27.327cm" svg:y="26.706cm">
          <text:p text:style-name="P2"><text:span text:style-name="T1">Cell (Key = 15)</text:span></text:p>
          <draw:enhanced-geometry svg:viewBox="0 0 21600 21600" draw:type="rectangle" draw:enhanced-path="M 0 0 L 21600 0 21600 21600 0 21600 0 0 Z N"/>
        </draw:custom-shape>
        <draw:frame draw:style-name="gr31" draw:text-style-name="P23" xml:id="id36" draw:id="id36" draw:layer="layout" svg:width="3.175cm" svg:height="0.792cm" svg:x="22.565cm" svg:y="28.227cm">
          <draw:text-box>
            <text:p text:style-name="P2"><text:span text:style-name="T1">Offset: </text:span><text:span text:style-name="T27">0x380</text:span></text:p>
          </draw:text-box>
        </draw:frame>
        <draw:connector draw:style-name="gr16" draw:text-style-name="P1" draw:layer="layout" draw:type="line" svg:x1="25.74cm" svg:y1="28.623cm" svg:x2="27.327cm" svg:y2="28.623cm" draw:start-shape="id36" draw:start-glue-point="1" draw:end-shape="id37" draw:end-glue-point="3" svg:d="M25740 28623h1587" svg:viewBox="0 0 1588 1">
          <text:p/>
        </draw:connector>
        <draw:frame draw:style-name="gr31" draw:text-style-name="P23" xml:id="id38" draw:id="id38" draw:layer="layout" svg:width="3.175cm" svg:height="0.792cm" svg:x="22.566cm" svg:y="27.427cm">
          <draw:text-box>
            <text:p text:style-name="P2"><text:span text:style-name="T1">Offset: </text:span><text:span text:style-name="T27">0x300</text:span></text:p>
          </draw:text-box>
        </draw:frame>
        <draw:frame draw:style-name="gr31" draw:text-style-name="P23" xml:id="id40" draw:id="id40" draw:layer="layout" svg:width="3.175cm" svg:height="0.792cm" svg:x="22.566cm" svg:y="26.627cm">
          <draw:text-box>
            <text:p text:style-name="P2"><text:span text:style-name="T1">Offset: </text:span><text:span text:style-name="T27">0x280</text:span></text:p>
          </draw:text-box>
        </draw:frame>
        <draw:connector draw:style-name="gr16" draw:text-style-name="P1" draw:layer="layout" draw:type="line" svg:x1="25.741cm" svg:y1="27.823cm" svg:x2="27.327cm" svg:y2="27.823cm" draw:start-shape="id38" draw:start-glue-point="1" draw:end-shape="id39" draw:end-glue-point="3" svg:d="M25741 27823h1586" svg:viewBox="0 0 1587 1">
          <text:p/>
        </draw:connector>
        <draw:connector draw:style-name="gr16" draw:text-style-name="P1" draw:layer="layout" draw:type="line" svg:x1="25.741cm" svg:y1="27.023cm" svg:x2="27.327cm" svg:y2="27.023cm" draw:start-shape="id40" draw:start-glue-point="1" draw:end-shape="id41" draw:end-glue-point="3" svg:d="M25741 27023h1586" svg:viewBox="0 0 1587 1">
          <text:p/>
        </draw:connector>
        <draw:custom-shape draw:style-name="gr4" draw:text-style-name="P3" xml:id="id43" draw:id="id43" draw:layer="layout" svg:width="3.81cm" svg:height="0.634cm" svg:x="27.327cm" svg:y="22.921cm">
          <text:p text:style-name="P2"><text:span text:style-name="T27">0x280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42" draw:id="id42" draw:layer="layout" svg:width="3.81cm" svg:height="0.634cm" svg:x="27.327cm" svg:y="23.721cm">
          <text:p text:style-name="P2"><text:span text:style-name="T27">0x300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draw:type="curve" draw:line-skew="0.203cm" svg:x1="31.137cm" svg:y1="24.038cm" svg:x2="31.137cm" svg:y2="27.823cm" draw:start-shape="id42" draw:start-glue-point="1" draw:end-shape="id39" draw:end-glue-point="1" svg:d="M31137 24038c1056 0 1056 3785 0 3785" svg:viewBox="0 0 793 3786">
          <text:p/>
        </draw:connector>
        <draw:connector draw:style-name="gr16" draw:text-style-name="P1" draw:layer="layout" draw:type="curve" draw:line-skew="0.838cm" svg:x1="31.137cm" svg:y1="23.238cm" svg:x2="31.137cm" svg:y2="27.023cm" draw:start-shape="id43" draw:start-glue-point="1" draw:end-shape="id41" draw:end-glue-point="1" svg:d="M31137 23238c2008 0 2008 3785 0 3785" svg:viewBox="0 0 1507 3786">
          <text:p/>
        </draw:connector>
        <draw:connector draw:style-name="gr16" draw:text-style-name="P1" draw:layer="layout" draw:type="curve" draw:line-skew="1.372cm" svg:x1="31.137cm" svg:y1="21.638cm" svg:x2="31.137cm" svg:y2="28.623cm" draw:start-shape="id44" draw:start-glue-point="1" draw:end-shape="id37" draw:end-glue-point="1" svg:d="M31137 21638c2809 0 2809 6985 0 6985" svg:viewBox="0 0 2108 6986">
          <text:p/>
        </draw:connector>
        <draw:frame draw:style-name="gr5" draw:text-style-name="P14" draw:layer="layout" svg:width="3.81cm" svg:height="0.776cm" draw:transform="rotate (1.5707963267949) translate (26.505cm 24.895cm)">
          <draw:text-box>
            <text:p text:style-name="P2"><text:span text:style-name="T1">Cell offset array</text:span></text:p>
          </draw:text-box>
        </draw:frame>
        <draw:custom-shape draw:style-name="gr32" draw:text-style-name="P6" xml:id="id46" draw:id="id46" draw:layer="layout" svg:width="3.81cm" svg:height="0.634cm" svg:x="27.327cm" svg:y="25.813cm">
          <text:p text:style-name="P2"><text:span text:style-name="T1">Cell (Key = 7)</text:span></text:p>
          <draw:enhanced-geometry svg:viewBox="0 0 21600 21600" draw:type="rectangle" draw:enhanced-path="M 0 0 L 21600 0 21600 21600 0 21600 0 0 Z N"/>
        </draw:custom-shape>
        <draw:frame draw:style-name="gr31" draw:text-style-name="P23" xml:id="id45" draw:id="id45" draw:layer="layout" svg:width="3.175cm" svg:height="0.792cm" svg:x="22.567cm" svg:y="25.753cm">
          <draw:text-box>
            <text:p text:style-name="P2"><text:span text:style-name="T1">Offset: </text:span><text:span text:style-name="T27">0x200</text:span></text:p>
          </draw:text-box>
        </draw:frame>
        <draw:connector draw:style-name="gr16" draw:text-style-name="P1" draw:layer="layout" draw:type="line" svg:x1="25.742cm" svg:y1="26.149cm" svg:x2="27.327cm" svg:y2="26.13cm" draw:start-shape="id45" draw:start-glue-point="1" draw:end-shape="id46" draw:end-glue-point="3" svg:d="M25742 26149l1585-19" svg:viewBox="0 0 1586 20">
          <text:p/>
        </draw:connector>
        <draw:custom-shape draw:style-name="gr4" draw:text-style-name="P3" xml:id="id47" draw:id="id47" draw:layer="layout" svg:width="3.81cm" svg:height="0.634cm" svg:x="27.327cm" svg:y="22.121cm">
          <text:p text:style-name="P2"><text:span text:style-name="T27">0x200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curve" svg:x1="31.137cm" svg:y1="22.438cm" svg:x2="31.137cm" svg:y2="26.13cm" draw:start-shape="id47" draw:start-glue-point="1" draw:end-shape="id46" draw:end-glue-point="1" svg:d="M31137 22438c826 0 826 3692 0 3692" svg:viewBox="0 0 621 3693">
          <text:p/>
        </draw:connector>
        <draw:custom-shape draw:style-name="gr34" draw:text-style-name="P1" draw:layer="layout" svg:width="0.635cm" svg:height="2.54cm" svg:x="33.895cm" svg:y="25.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14" draw:layer="layout" svg:width="2.536cm" svg:height="0.776cm" svg:x="32.964cm" svg:y="28.405cm">
          <draw:text-box>
            <text:p text:style-name="P2"><text:span text:style-name="T1">Grows up</text:span></text:p>
          </draw:text-box>
        </draw:frame>
        <draw:custom-shape draw:style-name="gr34" draw:text-style-name="P1" draw:layer="layout" svg:width="0.635cm" svg:height="2.54cm" draw:transform="rotate (-3.14159265358979) translate (34.53cm 24.1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14" draw:layer="layout" svg:width="3.81cm" svg:height="0.776cm" svg:x="32.338cm" svg:y="20.905cm">
          <draw:text-box>
            <text:p text:style-name="P2"><text:span text:style-name="T1">Grows down</text:span></text:p>
          </draw:text-box>
        </draw:frame>
      </draw:page>
      <draw:page draw:name="page6" draw:style-name="dp1" draw:master-page-name="Default">
        <office:forms form:automatic-focus="false" form:apply-design-mode="false"/>
        <draw:g xml:id="id49" draw:id="id49">
          <draw:custom-shape draw:style-name="gr1" draw:text-style-name="P1" draw:layer="layout" svg:width="1.905cm" svg:height="2.076cm" svg:x="15.901cm" svg:y="36.389cm">
            <text:p/>
            <draw:enhanced-geometry svg:viewBox="0 0 88 21600" draw:glue-points="44 ?f6 44 0 0 10800 44 21600 88 10800" draw:text-areas="0 ?f6 88 ?f3" draw:type="can" draw:modifiers="36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35" draw:text-style-name="P24" draw:layer="layout" svg:width="2.54cm" svg:height="0.865cm" svg:x="15.605cm" svg:y="37.108cm">
            <draw:text-box>
              <text:p text:style-name="P2"><text:span text:style-name="T28"></text:span><text:span text:style-name="T16">db file</text:span></text:p>
            </draw:text-box>
          </draw:frame>
        </draw:g>
        <draw:custom-shape draw:style-name="gr4" draw:text-style-name="P3" xml:id="id50" draw:id="id50" draw:layer="layout" svg:width="3.683cm" svg:height="0.825cm" svg:x="15.034cm" svg:y="33.348cm">
          <text:p text:style-name="P2"><text:span text:style-name="T1">B-Tree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48" draw:id="id48" draw:layer="layout" svg:width="3.683cm" svg:height="0.825cm" svg:x="15.034cm" svg:y="34.849cm">
          <text:p text:style-name="P2"><text:span text:style-name="T1">Pag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51" draw:id="id51" draw:layer="layout" svg:width="3.683cm" svg:height="0.825cm" svg:x="15.034cm" svg:y="31.245cm">
          <text:p text:style-name="P2"><text:span text:style-name="T1">Database Machine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53" draw:id="id53" draw:layer="layout" svg:width="3.683cm" svg:height="0.825cm" svg:x="15.034cm" svg:y="27.981cm">
          <text:p text:style-name="P2"><text:span text:style-name="T28"></text:span><text:span text:style-name="T16">db </text:span><text:span text:style-name="T1">API</text:span>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305cm" svg:height="5.59cm" svg:x="14.332cm" svg:y="32.875cm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onnector draw:style-name="gr6" draw:text-style-name="P1" draw:layer="layout" draw:type="line" svg:x1="16.875cm" svg:y1="35.674cm" svg:x2="16.875cm" svg:y2="36.389cm" draw:start-shape="id48" draw:start-glue-point="2" draw:end-shape="id49" draw:end-glue-point="0" svg:d="M16875 35674v715" svg:viewBox="0 0 1 716">
          <text:p/>
        </draw:connector>
        <draw:connector draw:style-name="gr6" draw:text-style-name="P1" draw:layer="layout" draw:type="line" svg:x1="16.875cm" svg:y1="34.173cm" svg:x2="16.875cm" svg:y2="34.849cm" draw:start-shape="id50" draw:start-glue-point="2" draw:end-shape="id48" draw:end-glue-point="0" svg:d="M16875 34173v676" svg:viewBox="0 0 1 677">
          <text:p/>
        </draw:connector>
        <draw:connector draw:style-name="gr6" draw:text-style-name="P1" draw:layer="layout" draw:type="line" svg:x1="16.875cm" svg:y1="32.07cm" svg:x2="16.875cm" svg:y2="33.348cm" draw:start-shape="id51" draw:start-glue-point="2" draw:end-shape="id50" draw:end-glue-point="0" svg:d="M16875 32070v1278" svg:viewBox="0 0 1 1279">
          <text:p/>
        </draw:connector>
        <draw:connector draw:style-name="gr6" draw:text-style-name="P1" draw:layer="layout" draw:type="line" svg:x1="16.875cm" svg:y1="30.43cm" svg:x2="16.875cm" svg:y2="31.245cm" draw:start-shape="id52" draw:start-glue-point="2" draw:end-shape="id51" draw:end-glue-point="0" svg:d="M16875 30430v815" svg:viewBox="0 0 1 816">
          <text:p/>
        </draw:connector>
        <draw:connector draw:style-name="gr6" draw:text-style-name="P1" draw:layer="layout" draw:type="line" svg:x1="16.875cm" svg:y1="28.806cm" svg:x2="16.875cm" svg:y2="29.605cm" draw:start-shape="id53" draw:start-glue-point="2" draw:end-shape="id52" draw:end-glue-point="0" svg:d="M16875 28806v799" svg:viewBox="0 0 1 800">
          <text:p/>
        </draw:connector>
        <draw:custom-shape draw:style-name="gr4" draw:text-style-name="P3" xml:id="id54" draw:id="id54" draw:layer="layout" svg:width="3.683cm" svg:height="0.825cm" svg:x="20.985cm" svg:y="28.901cm">
          <text:p text:style-name="P2"><text:span text:style-name="T1">Pars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55" draw:id="id55" draw:layer="layout" svg:width="3.683cm" svg:height="1.027cm" svg:x="20.986cm" svg:y="30.302cm">
          <text:p text:style-name="P2"><text:span text:style-name="T1">Code generator</text:span></text:p>
          <text:p text:style-name="P2"><text:span text:style-name="T1">and optimizer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22.826cm" svg:y1="29.726cm" svg:x2="22.827cm" svg:y2="30.302cm" draw:start-shape="id54" draw:start-glue-point="2" draw:end-shape="id55" draw:end-glue-point="0" svg:d="M22826 29726l1 576" svg:viewBox="0 0 2 577">
          <text:p/>
        </draw:connector>
        <draw:custom-shape draw:style-name="gr4" draw:text-style-name="P3" xml:id="id52" draw:id="id52" draw:layer="layout" svg:width="3.683cm" svg:height="0.825cm" svg:x="15.034cm" svg:y="29.605cm">
          <text:p text:style-name="P2"><text:span text:style-name="T1">SQL Compiler</text:span></text:p>
          <draw:enhanced-geometry svg:viewBox="0 0 21600 21600" draw:type="rectangle" draw:enhanced-path="M 0 0 L 21600 0 21600 21600 0 21600 0 0 Z N"/>
        </draw:custom-shape>
        <draw:custom-shape draw:style-name="gr36" draw:text-style-name="P1" xml:id="id56" draw:id="id56" draw:layer="layout" svg:width="4.762cm" svg:height="3.175cm" svg:x="20.402cm" svg:y="28.46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305cm" svg:height="4.695cm" svg:x="14.333cm" svg:y="27.67cm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onnector draw:style-name="gr37" draw:text-style-name="P1" draw:layer="layout" draw:type="line" svg:x1="18.717cm" svg:y1="30.017cm" svg:x2="20.402cm" svg:y2="30.053cm" draw:start-shape="id52" draw:start-glue-point="1" draw:end-shape="id56" draw:end-glue-point="3" svg:d="M18717 30017l1685 36" svg:viewBox="0 0 1686 37">
          <text:p/>
        </draw:connector>
        <draw:custom-shape draw:style-name="gr4" draw:text-style-name="P3" draw:layer="layout" svg:width="3.683cm" svg:height="0.825cm" svg:x="20.812cm" svg:y="33.385cm">
          <text:p text:style-name="P2"><text:span text:style-name="T1">Utilities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683cm" svg:height="0.825cm" svg:x="20.813cm" svg:y="34.886cm">
          <text:p text:style-name="P2"><text:span text:style-name="T1">Tests</text:span></text:p>
          <draw:enhanced-geometry svg:viewBox="0 0 21600 21600" draw:type="rectangle" draw:enhanced-path="M 0 0 L 21600 0 21600 21600 0 21600 0 0 Z N"/>
        </draw:custom-shape>
        <draw:frame draw:style-name="gr5" draw:text-style-name="P25" draw:layer="layout" svg:width="3.072cm" svg:height="0.764cm" draw:transform="rotate (1.5707963267949) translate (13.665cm 37.092cm)">
          <draw:text-box>
            <text:p text:style-name="P2"><text:span text:style-name="T29">Backend</text:span></text:p>
          </draw:text-box>
        </draw:frame>
        <draw:frame draw:style-name="gr5" draw:text-style-name="P25" draw:layer="layout" svg:width="3.072cm" svg:height="0.764cm" draw:transform="rotate (1.5707963267949) translate (13.665cm 31.492cm)">
          <draw:text-box>
            <text:p text:style-name="P2"><text:span text:style-name="T29">Core</text:span></text:p>
          </draw:text-box>
        </draw:frame>
        <draw:custom-shape draw:style-name="gr19" draw:text-style-name="P1" draw:layer="layout" svg:width="0.214cm" svg:height="2.805cm" draw:transform="rotate (-3.14159265358979) translate (25.155cm 35.925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5" draw:text-style-name="P25" draw:layer="layout" svg:width="3.072cm" svg:height="0.764cm" draw:transform="rotate (-1.5707963267949) translate (26.07cm 32.998cm)">
          <draw:text-box>
            <text:p text:style-name="P2"><text:span text:style-name="T29">Accessories</text:span></text:p>
          </draw:text-box>
        </draw:frame>
        <draw:g xml:id="id57" draw:id="id57">
          <draw:custom-shape draw:style-name="gr38" draw:text-style-name="P25" draw:layer="layout" svg:width="8.89cm" svg:height="1.929cm" svg:x="12.441cm" svg:y="24.624cm">
            <text:p text:style-name="P2"><text:span text:style-name="T29">Client software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2.601cm" svg:height="0.825cm" svg:x="12.776cm" svg:y="25.418cm">
            <text:p text:style-name="P2"><text:span text:style-name="T28"></text:span><text:span text:style-name="T16">db </text:span><text:span text:style-name="T1">shell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2.601cm" svg:height="0.825cm" svg:x="15.644cm" svg:y="25.419cm">
            <text:p text:style-name="P2"><text:span text:style-name="T1">Libraries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2.601cm" svg:height="0.825cm" svg:x="18.43cm" svg:y="25.42cm">
            <text:p text:style-name="P2"><text:span text:style-name="T1">Applications</text:span></text:p>
            <draw:enhanced-geometry svg:viewBox="0 0 21600 21600" draw:type="rectangle" draw:enhanced-path="M 0 0 L 21600 0 21600 21600 0 21600 0 0 Z N"/>
          </draw:custom-shape>
        </draw:g>
        <draw:connector draw:style-name="gr6" draw:text-style-name="P1" draw:layer="layout" draw:type="line" svg:x1="16.886cm" svg:y1="26.553cm" svg:x2="16.875cm" svg:y2="27.981cm" draw:start-shape="id57" draw:end-shape="id53" draw:end-glue-point="0" svg:d="M16886 26553l-11 1428" svg:viewBox="0 0 12 142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pitch="variable" style:font-charset="x-symbol"/>
    <style:font-face style:name="DejaVu Sans2" svg:font-family="'DejaVu Sans'" style:font-pitch="variable" style:font-charset="x-symbol"/>
    <style:font-face style:name="OpenSymbol" svg:font-family="OpenSymbol" style:font-pitch="variable" style:font-charset="x-symbol"/>
    <style:font-face style:name="OpenSymbol1" svg:font-family="OpenSymbol" style:font-adornments="Regular" style:font-pitch="variable" style:font-charset="x-symbol"/>
    <style:font-face style:name="Standard Symbols L" svg:font-family="'Standard Symbols L'" style:font-pitch="variable" style:font-charset="x-symbol"/>
    <style:font-face style:name="Standard Symbols L1" svg:font-family="'Standard Symbols L'" style:font-adornments="Regular" style:font-pitch="variable" style:font-charset="x-symbol"/>
    <style:font-face style:name="StarBats" svg:font-family="StarBats" style:font-pitch="variable" style:font-charset="x-symbol"/>
    <style:font-face style:name="StarBats1" svg:font-family="StarBats" style:font-adornments="Regular" style:font-pitch="variable" style:font-charset="x-symbol"/>
    <style:font-face style:name="StarSymbol" svg:font-family="StarSymbol" style:font-pitch="variable" style:font-charset="x-symbol"/>
    <style:font-face style:name="StarSymbol1" svg:font-family="StarSymbol" style:font-adornments="Regular" style:font-pitch="variable" style:font-charset="x-symbol"/>
    <style:font-face style:name="Arial1" svg:font-family="Arial" style:font-family-generic="roman" style:font-pitch="variable" style:font-charset="x-symbol"/>
    <style:font-face style:name="DejaVu Sans1" svg:font-family="'DejaVu Sans'" style:font-family-generic="system" style:font-pitch="variable" style:font-charset="x-symbol"/>
    <style:font-face style:name="CM LaTeX Typewriter1" svg:font-family="'CM LaTeX Typewriter'" style:font-family-generic="modern" style:font-pitch="fixed"/>
    <style:font-face style:name="Arial5" svg:font-family="Arial" style:font-pitch="variable"/>
    <style:font-face style:name="CM Caps and Small Caps" svg:font-family="'CM Caps and Small Caps'" style:font-pitch="variable"/>
    <style:font-face style:name="CM Concrete Caps and Small Caps" svg:font-family="'CM Concrete Caps and Small Caps'" style:font-pitch="variable"/>
    <style:font-face style:name="Arial4" svg:font-family="Arial" style:font-family-generic="modern" style:font-pitch="variable"/>
    <style:font-face style:name="CM LaTeX Typewriter" svg:font-family="'CM LaTeX Typewriter'" style:font-family-generic="modern" style:font-pitch="variable"/>
    <style:font-face style:name="Arial" svg:font-family="Arial" style:font-family-generic="roman" style:font-pitch="variable"/>
    <style:font-face style:name="CM Bright Semibold" svg:font-family="'CM Bright Semibold'" style:font-family-generic="roman" style:font-pitch="variable"/>
    <style:font-face style:name="CM Bright Semibold1" svg:font-family="'CM Bright Semibold'" style:font-adornments="Semibold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cript" style:font-pitch="variable"/>
    <style:font-face style:name="CM Italic" svg:font-family="'CM Italic'" style:font-family-generic="script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draw:marker draw:name="Arrowheads_20_3" draw:display-name="Arrowheads 3" svg:viewBox="0 0 1013 1130" svg:d="M1009 1050l-449-1008-22-30-29-12-34 12-21 26-449 1012-5 13v8l5 21 12 21 17 13 21 4h903l21-4 21-13 9-21 4-21v-8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59.4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3.2$Linux_X86_64 LibreOffice_project/430m0$Build-2</meta:generator>
    <meta:initial-creator>Borja Sotomayor</meta:initial-creator>
    <meta:creation-date>2009-03-16T11:34:38</meta:creation-date>
    <dc:date>2015-04-07T11:10:19.399335474</dc:date>
    <meta:printed-by>Borja Sotomayor</meta:printed-by>
    <meta:print-date>2009-03-31T15:15:10</meta:print-date>
    <meta:editing-cycles>20</meta:editing-cycles>
    <meta:editing-duration>P22DT14H48M23S</meta:editing-duration>
    <meta:document-statistic meta:object-count="963"/>
    <meta:user-defined meta:name="Info 1"/>
    <meta:user-defined meta:name="Info 2"/>
    <meta:user-defined meta:name="Info 3"/>
    <meta:user-defined meta:name="Info 4"/>
  </office:meta>
</office:document-meta>
</file>